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Raleway" svg:font-family="Raleway,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fo:font-size="13pt" fo:letter-spacing="normal" style:text-underline-style="none" fo:font-weight="normal" officeooo:rsid="001a5314" officeooo:paragraph-rsid="00d8619f" style:font-size-asian="13pt" style:font-weight-asian="normal" style:font-size-complex="13pt" style:font-weight-complex="normal"/>
    </style:style>
    <style:style style:name="P2" style:family="paragraph" style:parent-style-name="Standard">
      <style:paragraph-properties fo:text-align="start" style:justify-single-word="false"/>
      <style:text-properties fo:font-variant="normal" fo:text-transform="none" fo:color="#000000" fo:font-size="13pt" fo:letter-spacing="normal" style:text-underline-style="none" fo:font-weight="normal" officeooo:rsid="001a5314" officeooo:paragraph-rsid="00db3d34" style:font-size-asian="13pt" style:font-weight-asian="normal" style:font-size-complex="13pt" style:font-weight-complex="normal"/>
    </style:style>
    <style:style style:name="P3" style:family="paragraph" style:parent-style-name="Standard">
      <style:paragraph-properties fo:text-align="start" style:justify-single-word="false"/>
      <style:text-properties fo:font-variant="normal" fo:text-transform="none" fo:color="#000000" fo:font-size="13pt" fo:letter-spacing="normal" fo:font-style="italic" style:text-underline-style="none" fo:font-weight="normal" officeooo:rsid="001a5314" officeooo:paragraph-rsid="00e8cb17" style:font-size-asian="13pt" style:font-style-asian="italic" style:font-weight-asian="normal" style:font-size-complex="13pt" style:font-style-complex="italic" style:font-weight-complex="normal"/>
    </style:style>
    <style:style style:name="P4" style:family="paragraph" style:parent-style-name="Standard">
      <style:paragraph-properties fo:text-align="start" style:justify-single-word="false"/>
      <style:text-properties fo:font-variant="normal" fo:text-transform="none" fo:color="#000000" fo:font-size="9pt" fo:letter-spacing="normal" fo:font-style="normal" style:text-underline-style="none" fo:font-weight="normal" officeooo:rsid="001d8791" officeooo:paragraph-rsid="00db3d34" style:font-size-asian="9pt" style:font-style-asian="normal" style:font-weight-asian="normal" style:font-size-complex="9pt" style:font-style-complex="normal" style:font-weight-complex="normal"/>
    </style:style>
    <style:style style:name="P5" style:family="paragraph" style:parent-style-name="Standard">
      <style:paragraph-properties fo:text-align="start" style:justify-single-word="false"/>
      <style:text-properties fo:font-variant="normal" fo:text-transform="none" fo:color="#000000" fo:font-size="9pt" fo:letter-spacing="normal" fo:font-style="normal" style:text-underline-style="none" fo:font-weight="normal" officeooo:rsid="001d8791" officeooo:paragraph-rsid="00e9ac29" style:font-size-asian="9pt" style:font-style-asian="normal" style:font-weight-asian="normal" style:font-size-complex="9pt" style:font-style-complex="normal" style:font-weight-complex="normal"/>
    </style:style>
    <style:style style:name="P6" style:family="paragraph" style:parent-style-name="Standard">
      <style:paragraph-properties fo:text-align="start" style:justify-single-word="false"/>
      <style:text-properties fo:font-variant="normal" fo:text-transform="none" fo:color="#000000" fo:font-size="9pt" fo:letter-spacing="normal" fo:font-style="italic" style:text-underline-style="solid" style:text-underline-width="auto" style:text-underline-color="font-color" fo:font-weight="bold" officeooo:rsid="001d8791" officeooo:paragraph-rsid="00e2b60a" style:font-size-asian="9pt" style:font-style-asian="italic" style:font-weight-asian="bold" style:font-size-complex="9pt" style:font-style-complex="italic" style:font-weight-complex="bold"/>
    </style:style>
    <style:style style:name="P7"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23d524" style:font-size-asian="9pt" style:font-style-asian="italic" style:font-weight-asian="bold" style:font-size-complex="9pt" style:font-style-complex="italic" style:font-weight-complex="bold"/>
    </style:style>
    <style:style style:name="P8"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208a31" style:font-size-asian="9pt" style:font-style-asian="italic" style:font-weight-asian="bold" style:font-size-complex="9pt" style:font-style-complex="italic" style:font-weight-complex="bold"/>
    </style:style>
    <style:style style:name="P9"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2ddcf9" style:font-size-asian="9pt" style:font-style-asian="italic" style:font-weight-asian="bold" style:font-size-complex="9pt" style:font-style-complex="italic" style:font-weight-complex="bold"/>
    </style:style>
    <style:style style:name="P10"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409d49" style:font-size-asian="9pt" style:font-style-asian="italic" style:font-weight-asian="bold" style:font-size-complex="9pt" style:font-style-complex="italic" style:font-weight-complex="bold"/>
    </style:style>
    <style:style style:name="P11"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4099fc" style:font-size-asian="9pt" style:font-style-asian="italic" style:font-weight-asian="bold" style:font-size-complex="9pt" style:font-style-complex="italic" style:font-weight-complex="bold"/>
    </style:style>
    <style:style style:name="P12"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49907d" style:font-size-asian="9pt" style:font-style-asian="italic" style:font-weight-asian="bold" style:font-size-complex="9pt" style:font-style-complex="italic" style:font-weight-complex="bold"/>
    </style:style>
    <style:style style:name="P13"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4d8caf" style:font-size-asian="9pt" style:font-style-asian="italic" style:font-weight-asian="bold" style:font-size-complex="9pt" style:font-style-complex="italic" style:font-weight-complex="bold"/>
    </style:style>
    <style:style style:name="P14"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50fcb1" style:font-size-asian="9pt" style:font-style-asian="italic" style:font-weight-asian="bold" style:font-size-complex="9pt" style:font-style-complex="italic" style:font-weight-complex="bold"/>
    </style:style>
    <style:style style:name="P15"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53ed3f" style:font-size-asian="9pt" style:font-style-asian="italic" style:font-weight-asian="bold" style:font-size-complex="9pt" style:font-style-complex="italic" style:font-weight-complex="bold"/>
    </style:style>
    <style:style style:name="P16"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53d6a0" style:font-size-asian="9pt" style:font-style-asian="italic" style:font-weight-asian="bold" style:font-size-complex="9pt" style:font-style-complex="italic" style:font-weight-complex="bold"/>
    </style:style>
    <style:style style:name="P17"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57f301" style:font-size-asian="9pt" style:font-style-asian="italic" style:font-weight-asian="bold" style:font-size-complex="9pt" style:font-style-complex="italic" style:font-weight-complex="bold"/>
    </style:style>
    <style:style style:name="P18"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632a0b" style:font-size-asian="9pt" style:font-style-asian="italic" style:font-weight-asian="bold" style:font-size-complex="9pt" style:font-style-complex="italic" style:font-weight-complex="bold"/>
    </style:style>
    <style:style style:name="P19"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635d88" style:font-size-asian="9pt" style:font-style-asian="italic" style:font-weight-asian="bold" style:font-size-complex="9pt" style:font-style-complex="italic" style:font-weight-complex="bold"/>
    </style:style>
    <style:style style:name="P20"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6373f7" style:font-size-asian="9pt" style:font-style-asian="italic" style:font-weight-asian="bold" style:font-size-complex="9pt" style:font-style-complex="italic" style:font-weight-complex="bold"/>
    </style:style>
    <style:style style:name="P21"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d42d8a" style:font-size-asian="9pt" style:font-style-asian="italic" style:font-weight-asian="bold" style:font-size-complex="9pt" style:font-style-complex="italic" style:font-weight-complex="bold"/>
    </style:style>
    <style:style style:name="P22"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d8d965" style:font-size-asian="9pt" style:font-style-asian="italic" style:font-weight-asian="bold" style:font-size-complex="9pt" style:font-style-complex="italic" style:font-weight-complex="bold"/>
    </style:style>
    <style:style style:name="P23"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db3d34" style:font-size-asian="9pt" style:font-style-asian="italic" style:font-weight-asian="bold" style:font-size-complex="9pt" style:font-style-complex="italic" style:font-weight-complex="bold"/>
    </style:style>
    <style:style style:name="P24"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db7f08" style:font-size-asian="9pt" style:font-style-asian="italic" style:font-weight-asian="bold" style:font-size-complex="9pt" style:font-style-complex="italic" style:font-weight-complex="bold"/>
    </style:style>
    <style:style style:name="P25"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dc81e9" style:font-size-asian="9pt" style:font-style-asian="italic" style:font-weight-asian="bold" style:font-size-complex="9pt" style:font-style-complex="italic" style:font-weight-complex="bold"/>
    </style:style>
    <style:style style:name="P26"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dea635" style:font-size-asian="9pt" style:font-style-asian="italic" style:font-weight-asian="bold" style:font-size-complex="9pt" style:font-style-complex="italic" style:font-weight-complex="bold"/>
    </style:style>
    <style:style style:name="P27"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df4aaa" style:font-size-asian="9pt" style:font-style-asian="italic" style:font-weight-asian="bold" style:font-size-complex="9pt" style:font-style-complex="italic" style:font-weight-complex="bold"/>
    </style:style>
    <style:style style:name="P28"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e0a2d2" style:font-size-asian="9pt" style:font-style-asian="italic" style:font-weight-asian="bold" style:font-size-complex="9pt" style:font-style-complex="italic" style:font-weight-complex="bold"/>
    </style:style>
    <style:style style:name="P29"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e1d97f" style:font-size-asian="9pt" style:font-style-asian="italic" style:font-weight-asian="bold" style:font-size-complex="9pt" style:font-style-complex="italic" style:font-weight-complex="bold"/>
    </style:style>
    <style:style style:name="P30"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e24139" style:font-size-asian="9pt" style:font-style-asian="italic" style:font-weight-asian="bold" style:font-size-complex="9pt" style:font-style-complex="italic" style:font-weight-complex="bold"/>
    </style:style>
    <style:style style:name="P31"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e27a47" style:font-size-asian="9pt" style:font-style-asian="italic" style:font-weight-asian="bold" style:font-size-complex="9pt" style:font-style-complex="italic" style:font-weight-complex="bold"/>
    </style:style>
    <style:style style:name="P32"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e2b60a" style:font-size-asian="9pt" style:font-style-asian="italic" style:font-weight-asian="bold" style:font-size-complex="9pt" style:font-style-complex="italic" style:font-weight-complex="bold"/>
    </style:style>
    <style:style style:name="P33"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e45f90" style:font-size-asian="9pt" style:font-style-asian="italic" style:font-weight-asian="bold" style:font-size-complex="9pt" style:font-style-complex="italic" style:font-weight-complex="bold"/>
    </style:style>
    <style:style style:name="P34"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e4a560" style:font-size-asian="9pt" style:font-style-asian="italic" style:font-weight-asian="bold" style:font-size-complex="9pt" style:font-style-complex="italic" style:font-weight-complex="bold"/>
    </style:style>
    <style:style style:name="P35"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e5f94a" style:font-size-asian="9pt" style:font-style-asian="italic" style:font-weight-asian="bold" style:font-size-complex="9pt" style:font-style-complex="italic" style:font-weight-complex="bold"/>
    </style:style>
    <style:style style:name="P36"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e6c8e2" style:font-size-asian="9pt" style:font-style-asian="italic" style:font-weight-asian="bold" style:font-size-complex="9pt" style:font-style-complex="italic" style:font-weight-complex="bold"/>
    </style:style>
    <style:style style:name="P37"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e8874d" style:font-size-asian="9pt" style:font-style-asian="italic" style:font-weight-asian="bold" style:font-size-complex="9pt" style:font-style-complex="italic" style:font-weight-complex="bold"/>
    </style:style>
    <style:style style:name="P38"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e8cb17" style:font-size-asian="9pt" style:font-style-asian="italic" style:font-weight-asian="bold" style:font-size-complex="9pt" style:font-style-complex="italic" style:font-weight-complex="bold"/>
    </style:style>
    <style:style style:name="P39"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1d8791" officeooo:paragraph-rsid="00e9ac29" style:font-size-asian="9pt" style:font-style-asian="italic" style:font-weight-asian="bold" style:font-size-complex="9pt" style:font-style-complex="italic" style:font-weight-complex="bold"/>
    </style:style>
    <style:style style:name="P40"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6c0793" style:font-size-asian="9pt" style:font-style-asian="italic" style:font-weight-asian="bold" style:font-size-complex="9pt" style:font-style-complex="italic" style:font-weight-complex="bold"/>
    </style:style>
    <style:style style:name="P41"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70eca4" style:font-size-asian="9pt" style:font-style-asian="italic" style:font-weight-asian="bold" style:font-size-complex="9pt" style:font-style-complex="italic" style:font-weight-complex="bold"/>
    </style:style>
    <style:style style:name="P42"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72db85" style:font-size-asian="9pt" style:font-style-asian="italic" style:font-weight-asian="bold" style:font-size-complex="9pt" style:font-style-complex="italic" style:font-weight-complex="bold"/>
    </style:style>
    <style:style style:name="P43"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72dfce" style:font-size-asian="9pt" style:font-style-asian="italic" style:font-weight-asian="bold" style:font-size-complex="9pt" style:font-style-complex="italic" style:font-weight-complex="bold"/>
    </style:style>
    <style:style style:name="P44"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7464ff" style:font-size-asian="9pt" style:font-style-asian="italic" style:font-weight-asian="bold" style:font-size-complex="9pt" style:font-style-complex="italic" style:font-weight-complex="bold"/>
    </style:style>
    <style:style style:name="P45"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762a07" style:font-size-asian="9pt" style:font-style-asian="italic" style:font-weight-asian="bold" style:font-size-complex="9pt" style:font-style-complex="italic" style:font-weight-complex="bold"/>
    </style:style>
    <style:style style:name="P46"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7688d4" style:font-size-asian="9pt" style:font-style-asian="italic" style:font-weight-asian="bold" style:font-size-complex="9pt" style:font-style-complex="italic" style:font-weight-complex="bold"/>
    </style:style>
    <style:style style:name="P47"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7d0643" style:font-size-asian="9pt" style:font-style-asian="italic" style:font-weight-asian="bold" style:font-size-complex="9pt" style:font-style-complex="italic" style:font-weight-complex="bold"/>
    </style:style>
    <style:style style:name="P48"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7e882a" style:font-size-asian="9pt" style:font-style-asian="italic" style:font-weight-asian="bold" style:font-size-complex="9pt" style:font-style-complex="italic" style:font-weight-complex="bold"/>
    </style:style>
    <style:style style:name="P49"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80eb87" style:font-size-asian="9pt" style:font-style-asian="italic" style:font-weight-asian="bold" style:font-size-complex="9pt" style:font-style-complex="italic" style:font-weight-complex="bold"/>
    </style:style>
    <style:style style:name="P50"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841c4d" style:font-size-asian="9pt" style:font-style-asian="italic" style:font-weight-asian="bold" style:font-size-complex="9pt" style:font-style-complex="italic" style:font-weight-complex="bold"/>
    </style:style>
    <style:style style:name="P51"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87e4f2" style:font-size-asian="9pt" style:font-style-asian="italic" style:font-weight-asian="bold" style:font-size-complex="9pt" style:font-style-complex="italic" style:font-weight-complex="bold"/>
    </style:style>
    <style:style style:name="P52"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894c1d" style:font-size-asian="9pt" style:font-style-asian="italic" style:font-weight-asian="bold" style:font-size-complex="9pt" style:font-style-complex="italic" style:font-weight-complex="bold"/>
    </style:style>
    <style:style style:name="P53"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8993ea" style:font-size-asian="9pt" style:font-style-asian="italic" style:font-weight-asian="bold" style:font-size-complex="9pt" style:font-style-complex="italic" style:font-weight-complex="bold"/>
    </style:style>
    <style:style style:name="P54"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8acce9" style:font-size-asian="9pt" style:font-style-asian="italic" style:font-weight-asian="bold" style:font-size-complex="9pt" style:font-style-complex="italic" style:font-weight-complex="bold"/>
    </style:style>
    <style:style style:name="P55"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8f7522" style:font-size-asian="9pt" style:font-style-asian="italic" style:font-weight-asian="bold" style:font-size-complex="9pt" style:font-style-complex="italic" style:font-weight-complex="bold"/>
    </style:style>
    <style:style style:name="P56"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9423af" style:font-size-asian="9pt" style:font-style-asian="italic" style:font-weight-asian="bold" style:font-size-complex="9pt" style:font-style-complex="italic" style:font-weight-complex="bold"/>
    </style:style>
    <style:style style:name="P57"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9825ca" style:font-size-asian="9pt" style:font-style-asian="italic" style:font-weight-asian="bold" style:font-size-complex="9pt" style:font-style-complex="italic" style:font-weight-complex="bold"/>
    </style:style>
    <style:style style:name="P58"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98f325" style:font-size-asian="9pt" style:font-style-asian="italic" style:font-weight-asian="bold" style:font-size-complex="9pt" style:font-style-complex="italic" style:font-weight-complex="bold"/>
    </style:style>
    <style:style style:name="P59"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9e1f63" style:font-size-asian="9pt" style:font-style-asian="italic" style:font-weight-asian="bold" style:font-size-complex="9pt" style:font-style-complex="italic" style:font-weight-complex="bold"/>
    </style:style>
    <style:style style:name="P60"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9e860f" style:font-size-asian="9pt" style:font-style-asian="italic" style:font-weight-asian="bold" style:font-size-complex="9pt" style:font-style-complex="italic" style:font-weight-complex="bold"/>
    </style:style>
    <style:style style:name="P61"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a102ce" style:font-size-asian="9pt" style:font-style-asian="italic" style:font-weight-asian="bold" style:font-size-complex="9pt" style:font-style-complex="italic" style:font-weight-complex="bold"/>
    </style:style>
    <style:style style:name="P62"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a4d8d9" style:font-size-asian="9pt" style:font-style-asian="italic" style:font-weight-asian="bold" style:font-size-complex="9pt" style:font-style-complex="italic" style:font-weight-complex="bold"/>
    </style:style>
    <style:style style:name="P63"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a56455" style:font-size-asian="9pt" style:font-style-asian="italic" style:font-weight-asian="bold" style:font-size-complex="9pt" style:font-style-complex="italic" style:font-weight-complex="bold"/>
    </style:style>
    <style:style style:name="P64"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a8ebce" style:font-size-asian="9pt" style:font-style-asian="italic" style:font-weight-asian="bold" style:font-size-complex="9pt" style:font-style-complex="italic" style:font-weight-complex="bold"/>
    </style:style>
    <style:style style:name="P65"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ac6586" style:font-size-asian="9pt" style:font-style-asian="italic" style:font-weight-asian="bold" style:font-size-complex="9pt" style:font-style-complex="italic" style:font-weight-complex="bold"/>
    </style:style>
    <style:style style:name="P66"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db3d34" style:font-size-asian="9pt" style:font-style-asian="italic" style:font-weight-asian="bold" style:font-size-complex="9pt" style:font-style-complex="italic" style:font-weight-complex="bold"/>
    </style:style>
    <style:style style:name="P67"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db7f08" style:font-size-asian="9pt" style:font-style-asian="italic" style:font-weight-asian="bold" style:font-size-complex="9pt" style:font-style-complex="italic" style:font-weight-complex="bold"/>
    </style:style>
    <style:style style:name="P68"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dc81e9" style:font-size-asian="9pt" style:font-style-asian="italic" style:font-weight-asian="bold" style:font-size-complex="9pt" style:font-style-complex="italic" style:font-weight-complex="bold"/>
    </style:style>
    <style:style style:name="P69"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dea635" style:font-size-asian="9pt" style:font-style-asian="italic" style:font-weight-asian="bold" style:font-size-complex="9pt" style:font-style-complex="italic" style:font-weight-complex="bold"/>
    </style:style>
    <style:style style:name="P70"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df4aaa" style:font-size-asian="9pt" style:font-style-asian="italic" style:font-weight-asian="bold" style:font-size-complex="9pt" style:font-style-complex="italic" style:font-weight-complex="bold"/>
    </style:style>
    <style:style style:name="P71"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e0a2d2" style:font-size-asian="9pt" style:font-style-asian="italic" style:font-weight-asian="bold" style:font-size-complex="9pt" style:font-style-complex="italic" style:font-weight-complex="bold"/>
    </style:style>
    <style:style style:name="P72"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e1d97f" style:font-size-asian="9pt" style:font-style-asian="italic" style:font-weight-asian="bold" style:font-size-complex="9pt" style:font-style-complex="italic" style:font-weight-complex="bold"/>
    </style:style>
    <style:style style:name="P73"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e24139" style:font-size-asian="9pt" style:font-style-asian="italic" style:font-weight-asian="bold" style:font-size-complex="9pt" style:font-style-complex="italic" style:font-weight-complex="bold"/>
    </style:style>
    <style:style style:name="P74"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e27a47" style:font-size-asian="9pt" style:font-style-asian="italic" style:font-weight-asian="bold" style:font-size-complex="9pt" style:font-style-complex="italic" style:font-weight-complex="bold"/>
    </style:style>
    <style:style style:name="P75"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e2b60a" style:font-size-asian="9pt" style:font-style-asian="italic" style:font-weight-asian="bold" style:font-size-complex="9pt" style:font-style-complex="italic" style:font-weight-complex="bold"/>
    </style:style>
    <style:style style:name="P76"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e45f90" style:font-size-asian="9pt" style:font-style-asian="italic" style:font-weight-asian="bold" style:font-size-complex="9pt" style:font-style-complex="italic" style:font-weight-complex="bold"/>
    </style:style>
    <style:style style:name="P77"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e4a560" style:font-size-asian="9pt" style:font-style-asian="italic" style:font-weight-asian="bold" style:font-size-complex="9pt" style:font-style-complex="italic" style:font-weight-complex="bold"/>
    </style:style>
    <style:style style:name="P78"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e5f94a" style:font-size-asian="9pt" style:font-style-asian="italic" style:font-weight-asian="bold" style:font-size-complex="9pt" style:font-style-complex="italic" style:font-weight-complex="bold"/>
    </style:style>
    <style:style style:name="P79"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e6c8e2" style:font-size-asian="9pt" style:font-style-asian="italic" style:font-weight-asian="bold" style:font-size-complex="9pt" style:font-style-complex="italic" style:font-weight-complex="bold"/>
    </style:style>
    <style:style style:name="P80"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e8874d" style:font-size-asian="9pt" style:font-style-asian="italic" style:font-weight-asian="bold" style:font-size-complex="9pt" style:font-style-complex="italic" style:font-weight-complex="bold"/>
    </style:style>
    <style:style style:name="P81"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e8cb17" style:font-size-asian="9pt" style:font-style-asian="italic" style:font-weight-asian="bold" style:font-size-complex="9pt" style:font-style-complex="italic" style:font-weight-complex="bold"/>
    </style:style>
    <style:style style:name="P82" style:family="paragraph" style:parent-style-name="Standard">
      <style:paragraph-properties fo:text-align="start" style:justify-single-word="false"/>
      <style:text-properties fo:font-size="9pt" fo:font-style="italic" style:text-underline-style="solid" style:text-underline-width="auto" style:text-underline-color="font-color" fo:font-weight="bold" officeooo:rsid="006be3d2" officeooo:paragraph-rsid="00e9ac29" style:font-size-asian="9pt" style:font-style-asian="italic" style:font-weight-asian="bold" style:font-size-complex="9pt" style:font-style-complex="italic" style:font-weight-complex="bold"/>
    </style:style>
    <style:style style:name="P83" style:family="paragraph" style:parent-style-name="Standard">
      <style:paragraph-properties fo:text-align="start" style:justify-single-word="false"/>
      <style:text-properties fo:font-size="9pt" fo:font-style="normal" style:text-underline-style="none" fo:font-weight="normal" officeooo:rsid="001d8791" officeooo:paragraph-rsid="0053d6a0" style:font-size-asian="9pt" style:font-style-asian="normal" style:font-weight-asian="normal" style:font-size-complex="9pt" style:font-style-complex="normal" style:font-weight-complex="normal"/>
    </style:style>
    <style:style style:name="P84" style:family="paragraph" style:parent-style-name="Standard">
      <style:paragraph-properties fo:text-align="start" style:justify-single-word="false"/>
      <style:text-properties fo:font-size="9pt" fo:font-style="normal" style:text-underline-style="none" fo:font-weight="normal" officeooo:rsid="001d8791" officeooo:paragraph-rsid="00d8619f" style:font-size-asian="9pt" style:font-style-asian="normal" style:font-weight-asian="normal" style:font-size-complex="9pt" style:font-style-complex="normal" style:font-weight-complex="normal"/>
    </style:style>
    <style:style style:name="P85" style:family="paragraph" style:parent-style-name="Standard">
      <style:paragraph-properties fo:text-align="start" style:justify-single-word="false"/>
      <style:text-properties fo:font-size="9pt" fo:font-style="normal" style:text-underline-style="none" fo:font-weight="normal" officeooo:rsid="001d8791" officeooo:paragraph-rsid="00db3d34" style:font-size-asian="9pt" style:font-style-asian="normal" style:font-weight-asian="normal" style:font-size-complex="9pt" style:font-style-complex="normal" style:font-weight-complex="normal"/>
    </style:style>
    <style:style style:name="P86" style:family="paragraph" style:parent-style-name="Standard">
      <style:paragraph-properties fo:text-align="start" style:justify-single-word="false"/>
      <style:text-properties fo:font-size="9pt" fo:font-style="normal" style:text-underline-style="none" fo:font-weight="normal" officeooo:rsid="001d8791" officeooo:paragraph-rsid="00db7f08" style:font-size-asian="9pt" style:font-style-asian="normal" style:font-weight-asian="normal" style:font-size-complex="9pt" style:font-style-complex="normal" style:font-weight-complex="normal"/>
    </style:style>
    <style:style style:name="P87" style:family="paragraph" style:parent-style-name="Standard">
      <style:paragraph-properties fo:text-align="start" style:justify-single-word="false"/>
      <style:text-properties fo:font-size="9pt" fo:font-style="normal" style:text-underline-style="none" fo:font-weight="normal" officeooo:rsid="001d8791" officeooo:paragraph-rsid="00dea635" style:font-size-asian="9pt" style:font-style-asian="normal" style:font-weight-asian="normal" style:font-size-complex="9pt" style:font-style-complex="normal" style:font-weight-complex="normal"/>
    </style:style>
    <style:style style:name="P88" style:family="paragraph" style:parent-style-name="Standard">
      <style:paragraph-properties fo:text-align="start" style:justify-single-word="false"/>
      <style:text-properties fo:font-size="9pt" fo:font-style="normal" style:text-underline-style="none" fo:font-weight="normal" officeooo:rsid="001d8791" officeooo:paragraph-rsid="00e4a560" style:font-size-asian="9pt" style:font-style-asian="normal" style:font-weight-asian="normal" style:font-size-complex="9pt" style:font-style-complex="normal" style:font-weight-complex="normal"/>
    </style:style>
    <style:style style:name="P89" style:family="paragraph" style:parent-style-name="Standard">
      <style:paragraph-properties fo:text-align="start" style:justify-single-word="false"/>
      <style:text-properties fo:font-size="9pt" fo:font-style="normal" style:text-underline-style="none" fo:font-weight="normal" officeooo:rsid="00c77174" officeooo:paragraph-rsid="00d8d965" style:font-size-asian="9pt" style:font-style-asian="normal" style:font-weight-asian="normal" style:font-size-complex="9pt" style:font-style-complex="normal" style:font-weight-complex="normal"/>
    </style:style>
    <style:style style:name="P90" style:family="paragraph" style:parent-style-name="Standard">
      <style:paragraph-properties fo:text-align="start" style:justify-single-word="false"/>
      <style:text-properties fo:font-size="9pt" fo:font-style="normal" style:text-underline-style="none" fo:font-weight="normal" officeooo:rsid="00c77174" officeooo:paragraph-rsid="00db3d34" style:font-size-asian="9pt" style:font-style-asian="normal" style:font-weight-asian="normal" style:font-size-complex="9pt" style:font-style-complex="normal" style:font-weight-complex="normal"/>
    </style:style>
    <style:style style:name="P91" style:family="paragraph" style:parent-style-name="Standard">
      <style:paragraph-properties fo:text-align="start" style:justify-single-word="false"/>
      <style:text-properties fo:font-size="13pt" style:text-underline-style="none" fo:font-weight="normal" officeooo:rsid="001a5314" officeooo:paragraph-rsid="001a5314" style:font-size-asian="13pt" style:font-weight-asian="normal" style:font-size-complex="13pt" style:font-weight-complex="normal"/>
    </style:style>
    <style:style style:name="P92" style:family="paragraph" style:parent-style-name="Standard">
      <style:paragraph-properties fo:text-align="start" style:justify-single-word="false"/>
      <style:text-properties fo:font-size="13pt" style:text-underline-style="none" fo:font-weight="normal" officeooo:rsid="001a5314" officeooo:paragraph-rsid="00d7df9e" style:font-size-asian="13pt" style:font-weight-asian="normal" style:font-size-complex="13pt" style:font-weight-complex="normal"/>
    </style:style>
    <style:style style:name="P93" style:family="paragraph" style:parent-style-name="Standard">
      <style:paragraph-properties fo:text-align="start" style:justify-single-word="false"/>
      <style:text-properties fo:font-size="13pt" style:text-underline-style="none" fo:font-weight="normal" officeooo:rsid="001a5314" officeooo:paragraph-rsid="00d8619f" style:font-size-asian="13pt" style:font-weight-asian="normal" style:font-size-complex="13pt" style:font-weight-complex="normal"/>
    </style:style>
    <style:style style:name="P94" style:family="paragraph" style:parent-style-name="Standard">
      <style:paragraph-properties fo:text-align="start" style:justify-single-word="false"/>
      <style:text-properties fo:font-size="13pt" style:text-underline-style="none" fo:font-weight="normal" officeooo:rsid="001a5314" officeooo:paragraph-rsid="00db3d34" style:font-size-asian="13pt" style:font-weight-asian="normal" style:font-size-complex="13pt" style:font-weight-complex="normal"/>
    </style:style>
    <style:style style:name="P95" style:family="paragraph" style:parent-style-name="Standard">
      <style:paragraph-properties fo:text-align="start" style:justify-single-word="false"/>
      <style:text-properties fo:font-size="13pt" style:text-underline-style="none" fo:font-weight="normal" officeooo:rsid="001a5314" officeooo:paragraph-rsid="00e27a47" style:font-size-asian="13pt" style:font-weight-asian="normal" style:font-size-complex="13pt" style:font-weight-complex="normal"/>
    </style:style>
    <style:style style:name="P96" style:family="paragraph" style:parent-style-name="Standard">
      <style:paragraph-properties fo:text-align="start" style:justify-single-word="false"/>
      <style:text-properties fo:font-size="13pt" style:text-underline-style="none" fo:font-weight="normal" officeooo:rsid="001a5314" officeooo:paragraph-rsid="00e45f90" style:font-size-asian="13pt" style:font-weight-asian="normal" style:font-size-complex="13pt" style:font-weight-complex="normal"/>
    </style:style>
    <style:style style:name="P97" style:family="paragraph" style:parent-style-name="Standard">
      <style:paragraph-properties fo:text-align="start" style:justify-single-word="false"/>
      <style:text-properties fo:font-size="13pt" style:text-underline-style="none" fo:font-weight="normal" officeooo:rsid="001a5314" officeooo:paragraph-rsid="00e8cb17" style:font-size-asian="13pt" style:font-weight-asian="normal" style:font-size-complex="13pt" style:font-weight-complex="normal"/>
    </style:style>
    <style:style style:name="P98" style:family="paragraph" style:parent-style-name="Standard">
      <style:paragraph-properties fo:text-align="start" style:justify-single-word="false"/>
      <style:text-properties fo:font-size="13pt" fo:font-style="italic" style:text-underline-style="none" fo:font-weight="normal" officeooo:rsid="001a5314" officeooo:paragraph-rsid="00d65cdb" style:font-size-asian="13pt" style:font-style-asian="italic" style:font-weight-asian="normal" style:font-size-complex="13pt" style:font-style-complex="italic" style:font-weight-complex="normal"/>
    </style:style>
    <style:style style:name="P99" style:family="paragraph" style:parent-style-name="Standard">
      <style:paragraph-properties fo:text-align="start" style:justify-single-word="false"/>
      <style:text-properties fo:font-size="13pt" fo:font-style="italic" style:text-underline-style="none" fo:font-weight="normal" officeooo:rsid="001a5314" officeooo:paragraph-rsid="00d8619f" style:font-size-asian="13pt" style:font-style-asian="italic" style:font-weight-asian="normal" style:font-size-complex="13pt" style:font-style-complex="italic" style:font-weight-complex="normal"/>
    </style:style>
    <style:style style:name="P100" style:family="paragraph" style:parent-style-name="Standard">
      <style:paragraph-properties fo:text-align="start" style:justify-single-word="false"/>
      <style:text-properties fo:font-size="13pt" fo:font-style="italic" style:text-underline-style="none" fo:font-weight="normal" officeooo:rsid="001a5314" officeooo:paragraph-rsid="00db3d34" style:font-size-asian="13pt" style:font-style-asian="italic" style:font-weight-asian="normal" style:font-size-complex="13pt" style:font-style-complex="italic" style:font-weight-complex="normal"/>
    </style:style>
    <style:style style:name="P101" style:family="paragraph" style:parent-style-name="Standard">
      <style:paragraph-properties fo:text-align="start" style:justify-single-word="false"/>
      <style:text-properties fo:font-size="13pt" fo:font-style="italic" style:text-underline-style="none" fo:font-weight="normal" officeooo:rsid="001a5314" officeooo:paragraph-rsid="00db7f08" style:font-size-asian="13pt" style:font-style-asian="italic" style:font-weight-asian="normal" style:font-size-complex="13pt" style:font-style-complex="italic" style:font-weight-complex="normal"/>
    </style:style>
    <style:style style:name="P102" style:family="paragraph" style:parent-style-name="Standard">
      <style:paragraph-properties fo:text-align="start" style:justify-single-word="false"/>
      <style:text-properties fo:font-size="13pt" fo:font-style="italic" style:text-underline-style="none" fo:font-weight="normal" officeooo:rsid="001a5314" officeooo:paragraph-rsid="00dc81e9" style:font-size-asian="13pt" style:font-style-asian="italic" style:font-weight-asian="normal" style:font-size-complex="13pt" style:font-style-complex="italic" style:font-weight-complex="normal"/>
    </style:style>
    <style:style style:name="P103" style:family="paragraph" style:parent-style-name="Standard">
      <style:paragraph-properties fo:text-align="start" style:justify-single-word="false"/>
      <style:text-properties fo:font-size="13pt" fo:font-style="italic" style:text-underline-style="none" fo:font-weight="normal" officeooo:rsid="001a5314" officeooo:paragraph-rsid="00dea635" style:font-size-asian="13pt" style:font-style-asian="italic" style:font-weight-asian="normal" style:font-size-complex="13pt" style:font-style-complex="italic" style:font-weight-complex="normal"/>
    </style:style>
    <style:style style:name="P104" style:family="paragraph" style:parent-style-name="Standard">
      <style:paragraph-properties fo:text-align="start" style:justify-single-word="false"/>
      <style:text-properties fo:font-size="13pt" fo:font-style="italic" style:text-underline-style="none" fo:font-weight="normal" officeooo:rsid="001a5314" officeooo:paragraph-rsid="00df4aaa" style:font-size-asian="13pt" style:font-style-asian="italic" style:font-weight-asian="normal" style:font-size-complex="13pt" style:font-style-complex="italic" style:font-weight-complex="normal"/>
    </style:style>
    <style:style style:name="P105" style:family="paragraph" style:parent-style-name="Standard">
      <style:paragraph-properties fo:text-align="start" style:justify-single-word="false"/>
      <style:text-properties fo:font-size="13pt" fo:font-style="italic" style:text-underline-style="none" fo:font-weight="normal" officeooo:rsid="001a5314" officeooo:paragraph-rsid="00e0a2d2" style:font-size-asian="13pt" style:font-style-asian="italic" style:font-weight-asian="normal" style:font-size-complex="13pt" style:font-style-complex="italic" style:font-weight-complex="normal"/>
    </style:style>
    <style:style style:name="P106" style:family="paragraph" style:parent-style-name="Standard">
      <style:paragraph-properties fo:text-align="start" style:justify-single-word="false"/>
      <style:text-properties fo:font-size="13pt" fo:font-style="italic" style:text-underline-style="none" fo:font-weight="normal" officeooo:rsid="001a5314" officeooo:paragraph-rsid="00e1d97f" style:font-size-asian="13pt" style:font-style-asian="italic" style:font-weight-asian="normal" style:font-size-complex="13pt" style:font-style-complex="italic" style:font-weight-complex="normal"/>
    </style:style>
    <style:style style:name="P107" style:family="paragraph" style:parent-style-name="Standard">
      <style:paragraph-properties fo:text-align="start" style:justify-single-word="false"/>
      <style:text-properties fo:font-size="13pt" fo:font-style="italic" style:text-underline-style="none" fo:font-weight="normal" officeooo:rsid="001a5314" officeooo:paragraph-rsid="00e24139" style:font-size-asian="13pt" style:font-style-asian="italic" style:font-weight-asian="normal" style:font-size-complex="13pt" style:font-style-complex="italic" style:font-weight-complex="normal"/>
    </style:style>
    <style:style style:name="P108" style:family="paragraph" style:parent-style-name="Standard">
      <style:paragraph-properties fo:text-align="start" style:justify-single-word="false"/>
      <style:text-properties fo:font-size="13pt" fo:font-style="italic" style:text-underline-style="none" fo:font-weight="normal" officeooo:rsid="001a5314" officeooo:paragraph-rsid="00e2b60a" style:font-size-asian="13pt" style:font-style-asian="italic" style:font-weight-asian="normal" style:font-size-complex="13pt" style:font-style-complex="italic" style:font-weight-complex="normal"/>
    </style:style>
    <style:style style:name="P109" style:family="paragraph" style:parent-style-name="Standard">
      <style:paragraph-properties fo:text-align="start" style:justify-single-word="false"/>
      <style:text-properties fo:font-size="13pt" fo:font-style="italic" style:text-underline-style="none" fo:font-weight="normal" officeooo:rsid="001a5314" officeooo:paragraph-rsid="00e4a560" style:font-size-asian="13pt" style:font-style-asian="italic" style:font-weight-asian="normal" style:font-size-complex="13pt" style:font-style-complex="italic" style:font-weight-complex="normal"/>
    </style:style>
    <style:style style:name="P110" style:family="paragraph" style:parent-style-name="Standard">
      <style:paragraph-properties fo:text-align="start" style:justify-single-word="false"/>
      <style:text-properties fo:font-size="13pt" fo:font-style="italic" style:text-underline-style="none" fo:font-weight="normal" officeooo:rsid="001a5314" officeooo:paragraph-rsid="00e5f94a" style:font-size-asian="13pt" style:font-style-asian="italic" style:font-weight-asian="normal" style:font-size-complex="13pt" style:font-style-complex="italic" style:font-weight-complex="normal"/>
    </style:style>
    <style:style style:name="P111" style:family="paragraph" style:parent-style-name="Standard">
      <style:paragraph-properties fo:text-align="start" style:justify-single-word="false"/>
      <style:text-properties fo:font-size="13pt" fo:font-style="italic" style:text-underline-style="none" fo:font-weight="normal" officeooo:rsid="001a5314" officeooo:paragraph-rsid="00e6c8e2" style:font-size-asian="13pt" style:font-style-asian="italic" style:font-weight-asian="normal" style:font-size-complex="13pt" style:font-style-complex="italic" style:font-weight-complex="normal"/>
    </style:style>
    <style:style style:name="P112" style:family="paragraph" style:parent-style-name="Standard">
      <style:paragraph-properties fo:text-align="start" style:justify-single-word="false"/>
      <style:text-properties fo:font-size="13pt" fo:font-style="italic" style:text-underline-style="none" fo:font-weight="normal" officeooo:rsid="001a5314" officeooo:paragraph-rsid="00e8cb17" style:font-size-asian="13pt" style:font-style-asian="italic" style:font-weight-asian="normal" style:font-size-complex="13pt" style:font-style-complex="italic" style:font-weight-complex="normal"/>
    </style:style>
    <style:style style:name="P113" style:family="paragraph" style:parent-style-name="Standard">
      <style:paragraph-properties fo:text-align="start" style:justify-single-word="false"/>
      <style:text-properties fo:font-size="13pt" fo:font-style="italic" style:text-underline-style="none" fo:font-weight="normal" officeooo:rsid="001a5314" officeooo:paragraph-rsid="00e9ac29" style:font-size-asian="13pt" style:font-style-asian="italic" style:font-weight-asian="normal" style:font-size-complex="13pt" style:font-style-complex="italic" style:font-weight-complex="normal"/>
    </style:style>
    <style:style style:name="P114" style:family="paragraph" style:parent-style-name="Standard">
      <style:paragraph-properties fo:text-align="start" style:justify-single-word="false" fo:break-before="page"/>
      <style:text-properties fo:font-size="9pt" fo:font-style="italic" style:text-underline-style="solid" style:text-underline-width="auto" style:text-underline-color="font-color" fo:font-weight="bold" officeooo:rsid="001d8791" officeooo:paragraph-rsid="005fe7f3" style:font-size-asian="9pt" style:font-style-asian="italic" style:font-weight-asian="bold" style:font-size-complex="9pt" style:font-style-complex="italic" style:font-weight-complex="bold"/>
    </style:style>
    <style:style style:name="P115" style:family="paragraph" style:parent-style-name="Standard">
      <style:paragraph-properties fo:text-align="start" style:justify-single-word="false" fo:break-before="page"/>
      <style:text-properties fo:font-size="9pt" fo:font-style="italic" style:text-underline-style="solid" style:text-underline-width="auto" style:text-underline-color="font-color" fo:font-weight="bold" officeooo:rsid="001d8791" officeooo:paragraph-rsid="006373f7" style:font-size-asian="9pt" style:font-style-asian="italic" style:font-weight-asian="bold" style:font-size-complex="9pt" style:font-style-complex="italic" style:font-weight-complex="bold"/>
    </style:style>
    <style:style style:name="P116" style:family="paragraph" style:parent-style-name="Standard">
      <style:paragraph-properties fo:text-align="start" style:justify-single-word="false" fo:break-before="page"/>
      <style:text-properties fo:font-size="9pt" fo:font-style="italic" style:text-underline-style="solid" style:text-underline-width="auto" style:text-underline-color="font-color" fo:font-weight="bold" officeooo:rsid="001d8791" officeooo:paragraph-rsid="00db3d34" style:font-size-asian="9pt" style:font-style-asian="italic" style:font-weight-asian="bold" style:font-size-complex="9pt" style:font-style-complex="italic" style:font-weight-complex="bold"/>
    </style:style>
    <style:style style:name="P117" style:family="paragraph" style:parent-style-name="Standard">
      <style:paragraph-properties fo:text-align="start" style:justify-single-word="false" fo:break-before="page"/>
      <style:text-properties fo:font-size="9pt" fo:font-style="italic" style:text-underline-style="solid" style:text-underline-width="auto" style:text-underline-color="font-color" fo:font-weight="bold" officeooo:rsid="001d8791" officeooo:paragraph-rsid="00db7f08" style:font-size-asian="9pt" style:font-style-asian="italic" style:font-weight-asian="bold" style:font-size-complex="9pt" style:font-style-complex="italic" style:font-weight-complex="bold"/>
    </style:style>
    <style:style style:name="P118" style:family="paragraph" style:parent-style-name="Standard">
      <style:paragraph-properties fo:text-align="start" style:justify-single-word="false" fo:break-before="page"/>
      <style:text-properties fo:font-size="9pt" fo:font-style="italic" style:text-underline-style="solid" style:text-underline-width="auto" style:text-underline-color="font-color" fo:font-weight="bold" officeooo:rsid="001d8791" officeooo:paragraph-rsid="00dc81e9" style:font-size-asian="9pt" style:font-style-asian="italic" style:font-weight-asian="bold" style:font-size-complex="9pt" style:font-style-complex="italic" style:font-weight-complex="bold"/>
    </style:style>
    <style:style style:name="P119" style:family="paragraph" style:parent-style-name="Standard">
      <style:paragraph-properties fo:text-align="start" style:justify-single-word="false" fo:break-before="page"/>
      <style:text-properties fo:font-size="9pt" fo:font-style="italic" style:text-underline-style="solid" style:text-underline-width="auto" style:text-underline-color="font-color" fo:font-weight="bold" officeooo:rsid="001d8791" officeooo:paragraph-rsid="00dea635" style:font-size-asian="9pt" style:font-style-asian="italic" style:font-weight-asian="bold" style:font-size-complex="9pt" style:font-style-complex="italic" style:font-weight-complex="bold"/>
    </style:style>
    <style:style style:name="P120" style:family="paragraph" style:parent-style-name="Standard">
      <style:paragraph-properties fo:text-align="start" style:justify-single-word="false" fo:break-before="page"/>
      <style:text-properties fo:font-size="9pt" fo:font-style="italic" style:text-underline-style="solid" style:text-underline-width="auto" style:text-underline-color="font-color" fo:font-weight="bold" officeooo:rsid="001d8791" officeooo:paragraph-rsid="00df4aaa" style:font-size-asian="9pt" style:font-style-asian="italic" style:font-weight-asian="bold" style:font-size-complex="9pt" style:font-style-complex="italic" style:font-weight-complex="bold"/>
    </style:style>
    <style:style style:name="P121" style:family="paragraph" style:parent-style-name="Standard">
      <style:paragraph-properties fo:text-align="start" style:justify-single-word="false" fo:break-before="page"/>
      <style:text-properties fo:font-size="9pt" fo:font-style="italic" style:text-underline-style="solid" style:text-underline-width="auto" style:text-underline-color="font-color" fo:font-weight="bold" officeooo:rsid="001d8791" officeooo:paragraph-rsid="00e0a2d2" style:font-size-asian="9pt" style:font-style-asian="italic" style:font-weight-asian="bold" style:font-size-complex="9pt" style:font-style-complex="italic" style:font-weight-complex="bold"/>
    </style:style>
    <style:style style:name="P122" style:family="paragraph" style:parent-style-name="Standard">
      <style:paragraph-properties fo:text-align="start" style:justify-single-word="false" fo:break-before="page"/>
      <style:text-properties fo:font-size="9pt" fo:font-style="italic" style:text-underline-style="solid" style:text-underline-width="auto" style:text-underline-color="font-color" fo:font-weight="bold" officeooo:rsid="001d8791" officeooo:paragraph-rsid="00e1d97f" style:font-size-asian="9pt" style:font-style-asian="italic" style:font-weight-asian="bold" style:font-size-complex="9pt" style:font-style-complex="italic" style:font-weight-complex="bold"/>
    </style:style>
    <style:style style:name="P123" style:family="paragraph" style:parent-style-name="Standard">
      <style:paragraph-properties fo:text-align="start" style:justify-single-word="false" fo:break-before="page"/>
      <style:text-properties fo:font-size="9pt" fo:font-style="italic" style:text-underline-style="solid" style:text-underline-width="auto" style:text-underline-color="font-color" fo:font-weight="bold" officeooo:rsid="001d8791" officeooo:paragraph-rsid="00e24139" style:font-size-asian="9pt" style:font-style-asian="italic" style:font-weight-asian="bold" style:font-size-complex="9pt" style:font-style-complex="italic" style:font-weight-complex="bold"/>
    </style:style>
    <style:style style:name="P124" style:family="paragraph" style:parent-style-name="Standard">
      <style:paragraph-properties fo:text-align="start" style:justify-single-word="false" fo:break-before="page"/>
      <style:text-properties fo:font-size="9pt" fo:font-style="italic" style:text-underline-style="solid" style:text-underline-width="auto" style:text-underline-color="font-color" fo:font-weight="bold" officeooo:rsid="001d8791" officeooo:paragraph-rsid="00e2b60a" style:font-size-asian="9pt" style:font-style-asian="italic" style:font-weight-asian="bold" style:font-size-complex="9pt" style:font-style-complex="italic" style:font-weight-complex="bold"/>
    </style:style>
    <style:style style:name="P125" style:family="paragraph" style:parent-style-name="Standard">
      <style:paragraph-properties fo:text-align="start" style:justify-single-word="false" fo:break-before="page"/>
      <style:text-properties fo:font-size="9pt" fo:font-style="italic" style:text-underline-style="solid" style:text-underline-width="auto" style:text-underline-color="font-color" fo:font-weight="bold" officeooo:rsid="001d8791" officeooo:paragraph-rsid="00e4a560" style:font-size-asian="9pt" style:font-style-asian="italic" style:font-weight-asian="bold" style:font-size-complex="9pt" style:font-style-complex="italic" style:font-weight-complex="bold"/>
    </style:style>
    <style:style style:name="P126" style:family="paragraph" style:parent-style-name="Standard">
      <style:paragraph-properties fo:text-align="start" style:justify-single-word="false" fo:break-before="page"/>
      <style:text-properties fo:font-size="9pt" fo:font-style="italic" style:text-underline-style="solid" style:text-underline-width="auto" style:text-underline-color="font-color" fo:font-weight="bold" officeooo:rsid="001d8791" officeooo:paragraph-rsid="00e6c8e2" style:font-size-asian="9pt" style:font-style-asian="italic" style:font-weight-asian="bold" style:font-size-complex="9pt" style:font-style-complex="italic" style:font-weight-complex="bold"/>
    </style:style>
    <style:style style:name="P127" style:family="paragraph" style:parent-style-name="Standard">
      <style:paragraph-properties fo:text-align="start" style:justify-single-word="false" fo:break-before="page"/>
      <style:text-properties fo:font-size="9pt" fo:font-style="italic" style:text-underline-style="solid" style:text-underline-width="auto" style:text-underline-color="font-color" fo:font-weight="bold" officeooo:rsid="001d8791" officeooo:paragraph-rsid="00e8874d" style:font-size-asian="9pt" style:font-style-asian="italic" style:font-weight-asian="bold" style:font-size-complex="9pt" style:font-style-complex="italic" style:font-weight-complex="bold"/>
    </style:style>
    <style:style style:name="P128" style:family="paragraph" style:parent-style-name="Standard">
      <style:paragraph-properties fo:text-align="start" style:justify-single-word="false" fo:break-before="page"/>
      <style:text-properties fo:font-size="9pt" fo:font-style="italic" style:text-underline-style="solid" style:text-underline-width="auto" style:text-underline-color="font-color" fo:font-weight="bold" officeooo:rsid="001d8791" officeooo:paragraph-rsid="00e8cb17" style:font-size-asian="9pt" style:font-style-asian="italic" style:font-weight-asian="bold" style:font-size-complex="9pt" style:font-style-complex="italic" style:font-weight-complex="bold"/>
    </style:style>
    <style:style style:name="P129" style:family="paragraph" style:parent-style-name="Standard">
      <style:paragraph-properties fo:text-align="start" style:justify-single-word="false" fo:break-before="page"/>
      <style:text-properties fo:font-size="9pt" fo:font-style="italic" style:text-underline-style="solid" style:text-underline-width="auto" style:text-underline-color="font-color" fo:font-weight="bold" officeooo:rsid="001d8791" officeooo:paragraph-rsid="00e9ac29" style:font-size-asian="9pt" style:font-style-asian="italic" style:font-weight-asian="bold" style:font-size-complex="9pt" style:font-style-complex="italic" style:font-weight-complex="bold"/>
    </style:style>
    <style:style style:name="P130" style:family="paragraph" style:parent-style-name="Standard">
      <style:paragraph-properties fo:text-align="start" style:justify-single-word="false" fo:break-before="page"/>
      <style:text-properties fo:font-size="9pt" style:text-underline-style="solid" style:text-underline-width="auto" style:text-underline-color="font-color" fo:font-weight="bold" officeooo:rsid="001d8791" officeooo:paragraph-rsid="00db3d34" style:font-size-asian="9pt" style:font-weight-asian="bold" style:font-size-complex="9pt" style:font-weight-complex="bold"/>
    </style:style>
    <style:style style:name="T1" style:family="text">
      <style:text-properties fo:font-variant="normal" fo:text-transform="none" fo:color="#000000" style:font-name="Raleway" fo:font-size="12pt" fo:letter-spacing="normal"/>
    </style:style>
    <style:style style:name="T2" style:family="text">
      <style:text-properties fo:font-variant="normal" fo:text-transform="none" fo:color="#000000" style:font-name="Raleway" fo:font-size="12pt" fo:letter-spacing="normal" fo:font-style="normal"/>
    </style:style>
    <style:style style:name="T3" style:family="text">
      <style:text-properties fo:font-variant="normal" fo:text-transform="none" fo:color="#000000" style:font-name="Raleway" fo:font-size="12pt" fo:letter-spacing="normal" fo:font-style="normal" fo:font-weight="bold"/>
    </style:style>
    <style:style style:name="T4" style:family="text">
      <style:text-properties fo:font-variant="normal" fo:text-transform="none" fo:color="#000000" style:font-name="Raleway" fo:font-size="12pt" fo:letter-spacing="normal" fo:font-style="normal" fo:font-weight="bold" officeooo:rsid="001d8791" style:font-size-asian="9pt" style:font-style-asian="normal" style:font-size-complex="9pt" style:font-style-complex="normal"/>
    </style:style>
    <style:style style:name="T5" style:family="text">
      <style:text-properties fo:font-variant="normal" fo:text-transform="none" fo:color="#000000" style:font-name="Raleway" fo:font-size="12pt" fo:letter-spacing="normal" fo:font-style="normal" fo:font-weight="bold" officeooo:rsid="0050fcb1" style:font-size-asian="10.5pt" style:font-style-asian="normal" style:font-size-complex="12pt" style:font-style-complex="normal"/>
    </style:style>
    <style:style style:name="T6" style:family="text">
      <style:text-properties fo:font-variant="normal" fo:text-transform="none" fo:color="#000000" style:font-name="Raleway" fo:font-size="12pt" fo:letter-spacing="normal" fo:font-style="normal" fo:font-weight="bold" officeooo:rsid="002ddcf9" style:font-size-asian="10.5pt" style:font-style-asian="normal" style:font-size-complex="12pt" style:font-style-complex="normal"/>
    </style:style>
    <style:style style:name="T7" style:family="text">
      <style:text-properties fo:font-variant="normal" fo:text-transform="none" fo:color="#000000" style:font-name="Raleway" fo:font-size="12pt" fo:letter-spacing="normal" fo:font-style="normal" fo:font-weight="bold" style:font-style-asian="normal" style:font-style-complex="normal"/>
    </style:style>
    <style:style style:name="T8" style:family="text">
      <style:text-properties fo:font-variant="normal" fo:text-transform="none" fo:color="#000000" style:font-name="Raleway" fo:font-size="12pt" fo:letter-spacing="normal" fo:font-style="normal" style:text-underline-style="none" fo:font-weight="bold" officeooo:rsid="0023d524" style:font-size-asian="10.5pt" style:font-style-asian="normal" style:font-size-complex="12pt" style:font-style-complex="normal"/>
    </style:style>
    <style:style style:name="T9" style:family="text">
      <style:text-properties fo:font-variant="normal" fo:text-transform="none" fo:color="#000000" style:font-name="Raleway" fo:font-size="12pt" fo:letter-spacing="normal" fo:font-style="normal" style:text-underline-style="none" fo:font-weight="bold" officeooo:rsid="002ddcf9" style:font-size-asian="10.5pt" style:font-style-asian="normal" style:font-size-complex="12pt" style:font-style-complex="normal"/>
    </style:style>
    <style:style style:name="T10" style:family="text">
      <style:text-properties fo:font-variant="normal" fo:text-transform="none" fo:color="#000000" style:font-name="Raleway" fo:font-size="12pt" fo:letter-spacing="normal" fo:font-style="normal" style:text-underline-style="none" fo:font-weight="bold" officeooo:rsid="0050fcb1" style:font-size-asian="10.5pt" style:font-style-asian="normal" style:font-size-complex="12pt" style:font-style-complex="normal"/>
    </style:style>
    <style:style style:name="T11" style:family="text">
      <style:text-properties fo:font-variant="normal" fo:text-transform="none" fo:color="#000000" style:font-name="Raleway" fo:font-size="12pt" fo:letter-spacing="normal" fo:font-style="normal" style:text-underline-style="none" fo:font-weight="bold" style:font-style-asian="normal" style:font-style-complex="normal"/>
    </style:style>
    <style:style style:name="T12" style:family="text">
      <style:text-properties fo:font-variant="normal" fo:text-transform="none" fo:color="#000000" style:font-name="Raleway" fo:font-size="12pt" fo:letter-spacing="normal" fo:font-style="normal" style:text-underline-style="none" fo:font-weight="normal" officeooo:rsid="0023d524" style:font-size-asian="10.5pt" style:font-style-asian="normal" style:font-weight-asian="normal" style:font-size-complex="12pt" style:font-style-complex="normal" style:font-weight-complex="normal"/>
    </style:style>
    <style:style style:name="T13" style:family="text">
      <style:text-properties fo:font-variant="normal" fo:text-transform="none" fo:color="#000000" style:font-name="Raleway" fo:font-size="12pt" fo:letter-spacing="normal" fo:font-style="normal" style:text-underline-style="none" fo:font-weight="normal" officeooo:rsid="002ddcf9" style:font-size-asian="10.5pt" style:font-style-asian="normal" style:font-weight-asian="normal" style:font-size-complex="12pt" style:font-style-complex="normal" style:font-weight-complex="normal"/>
    </style:style>
    <style:style style:name="T14" style:family="text">
      <style:text-properties fo:font-variant="normal" fo:text-transform="none" fo:color="#000000" style:font-name="Raleway" fo:font-size="12pt" fo:letter-spacing="normal" fo:font-style="normal" style:text-underline-style="none" fo:font-weight="normal" officeooo:rsid="0050fcb1" style:font-size-asian="10.5pt" style:font-style-asian="normal" style:font-weight-asian="normal" style:font-size-complex="12pt" style:font-style-complex="normal" style:font-weight-complex="normal"/>
    </style:style>
    <style:style style:name="T15" style:family="text">
      <style:text-properties fo:font-variant="normal" fo:text-transform="none" fo:color="#000000" style:font-name="Raleway" fo:font-size="12pt" fo:letter-spacing="normal" fo:font-style="normal" style:text-underline-style="none" fo:font-weight="normal" officeooo:rsid="00d42d8a" style:font-size-asian="10.5pt" style:font-style-asian="normal" style:font-weight-asian="normal" style:font-size-complex="12pt" style:font-style-complex="normal" style:font-weight-complex="normal"/>
    </style:style>
    <style:style style:name="T16" style:family="text">
      <style:text-properties fo:font-variant="normal" fo:text-transform="none" fo:color="#000000" style:font-name="Raleway" fo:font-size="12pt" fo:letter-spacing="normal" fo:font-style="normal" style:text-underline-style="none" fo:font-weight="normal" style:font-style-asian="normal" style:font-weight-asian="normal" style:font-style-complex="normal" style:font-weight-complex="normal"/>
    </style:style>
    <style:style style:name="T17" style:family="text">
      <style:text-properties fo:font-variant="normal" fo:text-transform="none" fo:color="#000000" style:font-name="Raleway" fo:font-size="12pt" fo:letter-spacing="normal" fo:font-style="normal" fo:font-weight="normal" officeooo:rsid="001d8791" style:font-size-asian="9pt" style:font-style-asian="normal" style:font-weight-asian="normal" style:font-size-complex="9pt" style:font-style-complex="normal" style:font-weight-complex="normal"/>
    </style:style>
    <style:style style:name="T18" style:family="text">
      <style:text-properties fo:font-variant="normal" fo:text-transform="none" fo:color="#000000" style:font-name="Raleway" fo:font-size="12pt" fo:letter-spacing="normal" fo:font-style="normal" fo:font-weight="normal" officeooo:rsid="0050fcb1" style:font-size-asian="10.5pt" style:font-style-asian="normal" style:font-weight-asian="normal" style:font-size-complex="12pt" style:font-style-complex="normal" style:font-weight-complex="normal"/>
    </style:style>
    <style:style style:name="T19" style:family="text">
      <style:text-properties fo:font-variant="normal" fo:text-transform="none" fo:color="#000000" style:font-name="Raleway" fo:font-size="12pt" fo:letter-spacing="normal" fo:font-style="normal" fo:font-weight="normal" officeooo:rsid="002ddcf9" style:font-size-asian="10.5pt" style:font-style-asian="normal" style:font-weight-asian="normal" style:font-size-complex="12pt" style:font-style-complex="normal" style:font-weight-complex="normal"/>
    </style:style>
    <style:style style:name="T20" style:family="text">
      <style:text-properties fo:font-variant="normal" fo:text-transform="none" fo:color="#000000" style:font-name="Raleway" fo:font-size="12pt" fo:letter-spacing="normal" fo:font-style="normal" fo:font-weight="normal" style:font-style-asian="normal" style:font-weight-asian="normal" style:font-style-complex="normal" style:font-weight-complex="normal"/>
    </style:style>
    <style:style style:name="T21" style:family="text">
      <style:text-properties fo:font-variant="normal" fo:text-transform="none" fo:color="#000000" style:font-name="Raleway" fo:font-size="12pt" fo:letter-spacing="normal" fo:font-weight="bold"/>
    </style:style>
    <style:style style:name="T22" style:family="text">
      <style:text-properties fo:font-variant="normal" fo:text-transform="none" fo:color="#000000" style:font-name="Raleway" fo:font-size="12pt" fo:letter-spacing="normal" style:text-underline-style="none" fo:font-weight="normal" style:font-weight-asian="normal" style:font-weight-complex="normal"/>
    </style:style>
    <style:style style:name="T23" style:family="text">
      <style:text-properties fo:font-variant="normal" fo:text-transform="none" fo:color="#000000" style:font-name="Raleway" fo:font-size="12pt" fo:letter-spacing="normal" style:text-underline-style="none" fo:font-weight="bold"/>
    </style:style>
    <style:style style:name="T24" style:family="text">
      <style:text-properties fo:font-variant="normal" fo:text-transform="none" fo:color="#000000" style:font-name="Raleway" fo:font-size="12pt" fo:letter-spacing="normal" fo:font-style="italic" style:font-size-asian="12pt" style:font-style-asian="italic" style:font-size-complex="12pt" style:font-style-complex="italic"/>
    </style:style>
    <style:style style:name="T25" style:family="text">
      <style:text-properties fo:font-variant="normal" fo:text-transform="none" fo:color="#000000" style:font-name="Raleway" fo:font-size="12pt" fo:letter-spacing="normal" fo:font-weight="normal" style:font-weight-asian="normal" style:font-weight-complex="normal"/>
    </style:style>
    <style:style style:name="T26" style:family="text">
      <style:text-properties fo:font-variant="normal" fo:text-transform="none" fo:color="#000000" style:font-name="Raleway" fo:letter-spacing="normal"/>
    </style:style>
    <style:style style:name="T27" style:family="text">
      <style:text-properties fo:font-variant="normal" fo:text-transform="none" fo:color="#000000" style:font-name="Raleway" fo:letter-spacing="normal" fo:font-style="normal" style:text-underline-style="none" fo:font-weight="normal" style:font-style-asian="normal" style:font-weight-asian="normal" style:font-style-complex="normal" style:font-weight-complex="normal"/>
    </style:style>
    <style:style style:name="T28" style:family="text">
      <style:text-properties fo:font-variant="normal" fo:text-transform="none" fo:color="#000000" style:font-name="Raleway" fo:letter-spacing="normal" fo:font-style="normal" fo:font-weight="normal" style:font-style-asian="normal" style:font-weight-asian="normal" style:font-style-complex="normal" style:font-weight-complex="normal"/>
    </style:style>
    <style:style style:name="T29" style:family="text">
      <style:text-properties fo:font-variant="normal" fo:text-transform="none" fo:color="#000000" style:font-name="Raleway" fo:letter-spacing="normal" fo:font-style="normal" fo:font-weight="normal" officeooo:rsid="0060ea26" style:font-style-asian="normal" style:font-weight-asian="normal" style:font-style-complex="normal" style:font-weight-complex="normal"/>
    </style:style>
    <style:style style:name="T30" style:family="text">
      <style:text-properties fo:font-variant="normal" fo:text-transform="none" fo:color="#000000" style:font-name="Raleway" fo:letter-spacing="normal" fo:font-style="normal" fo:font-weight="normal" style:font-weight-asian="normal" style:font-weight-complex="normal"/>
    </style:style>
    <style:style style:name="T31" style:family="text">
      <style:text-properties fo:font-variant="normal" fo:text-transform="none" fo:color="#000000" style:font-name="Raleway" fo:letter-spacing="normal" fo:font-style="normal" style:text-underline-style="solid" style:text-underline-width="auto" style:text-underline-color="font-color" fo:font-weight="bold"/>
    </style:style>
    <style:style style:name="T32" style:family="text">
      <style:text-properties fo:font-variant="normal" fo:text-transform="none" fo:color="#000000" style:font-name="Raleway" fo:letter-spacing="normal" fo:font-weight="bold" style:font-weight-asian="bold" style:font-weight-complex="bold"/>
    </style:style>
    <style:style style:name="T33" style:family="text">
      <style:text-properties fo:font-variant="normal" fo:text-transform="none" fo:color="#000000" style:font-name="Raleway" fo:letter-spacing="normal" fo:font-weight="bold" officeooo:rsid="00208a31" style:font-weight-asian="bold" style:font-weight-complex="bold"/>
    </style:style>
    <style:style style:name="T34" style:family="text">
      <style:text-properties fo:font-variant="normal" fo:text-transform="none" fo:color="#000000" style:font-name="Raleway" fo:letter-spacing="normal" fo:font-weight="bold" officeooo:rsid="0021fd46" style:font-weight-asian="bold" style:font-weight-complex="bold"/>
    </style:style>
    <style:style style:name="T35" style:family="text">
      <style:text-properties fo:font-variant="normal" fo:text-transform="none" fo:color="#000000" style:font-name="Raleway" fo:letter-spacing="normal" fo:font-weight="bold" officeooo:rsid="0023d524" style:font-weight-asian="bold" style:font-weight-complex="bold"/>
    </style:style>
    <style:style style:name="T36" style:family="text">
      <style:text-properties fo:font-variant="normal" fo:text-transform="none" fo:color="#000000" style:font-name="Raleway" fo:letter-spacing="normal" fo:font-weight="bold" officeooo:rsid="002ddcf9" style:font-weight-asian="bold" style:font-weight-complex="bold"/>
    </style:style>
    <style:style style:name="T37" style:family="text">
      <style:text-properties fo:font-variant="normal" fo:text-transform="none" fo:color="#000000" style:font-name="Raleway" fo:letter-spacing="normal" fo:font-weight="bold" officeooo:rsid="00371f45" style:font-weight-asian="bold" style:font-weight-complex="bold"/>
    </style:style>
    <style:style style:name="T38" style:family="text">
      <style:text-properties fo:font-variant="normal" fo:text-transform="none" fo:color="#000000" style:font-name="Raleway" fo:letter-spacing="normal" fo:font-weight="bold" officeooo:rsid="00386d62" style:font-weight-asian="bold" style:font-weight-complex="bold"/>
    </style:style>
    <style:style style:name="T39" style:family="text">
      <style:text-properties fo:font-variant="normal" fo:text-transform="none" fo:color="#000000" style:font-name="Raleway" fo:letter-spacing="normal" fo:font-weight="bold" officeooo:rsid="003d09e2" style:font-weight-asian="bold" style:font-weight-complex="bold"/>
    </style:style>
    <style:style style:name="T40" style:family="text">
      <style:text-properties fo:font-variant="normal" fo:text-transform="none" fo:color="#000000" style:font-name="Raleway" fo:letter-spacing="normal" fo:font-weight="bold" officeooo:rsid="003eb59b" style:font-weight-asian="bold" style:font-weight-complex="bold"/>
    </style:style>
    <style:style style:name="T41" style:family="text">
      <style:text-properties fo:font-variant="normal" fo:text-transform="none" fo:color="#000000" style:font-name="Raleway" fo:letter-spacing="normal" fo:font-weight="bold" officeooo:rsid="00409d49" style:font-weight-asian="bold" style:font-weight-complex="bold"/>
    </style:style>
    <style:style style:name="T42" style:family="text">
      <style:text-properties fo:font-variant="normal" fo:text-transform="none" fo:color="#000000" style:font-name="Raleway" fo:letter-spacing="normal" fo:font-weight="bold" officeooo:rsid="0047f0a4" style:font-weight-asian="bold" style:font-weight-complex="bold"/>
    </style:style>
    <style:style style:name="T43" style:family="text">
      <style:text-properties fo:font-variant="normal" fo:text-transform="none" fo:color="#000000" style:font-name="Raleway" fo:letter-spacing="normal" fo:font-weight="bold" officeooo:rsid="0049907d" style:font-weight-asian="bold" style:font-weight-complex="bold"/>
    </style:style>
    <style:style style:name="T44" style:family="text">
      <style:text-properties fo:font-variant="normal" fo:text-transform="none" fo:color="#000000" style:font-name="Raleway" fo:letter-spacing="normal" fo:font-weight="bold" officeooo:rsid="004d8caf" style:font-weight-asian="bold" style:font-weight-complex="bold"/>
    </style:style>
    <style:style style:name="T45" style:family="text">
      <style:text-properties fo:font-variant="normal" fo:text-transform="none" fo:color="#000000" style:font-name="Raleway" fo:letter-spacing="normal" fo:font-weight="bold" officeooo:rsid="004f2f34" style:font-weight-asian="bold" style:font-weight-complex="bold"/>
    </style:style>
    <style:style style:name="T46" style:family="text">
      <style:text-properties fo:font-variant="normal" fo:text-transform="none" fo:color="#000000" style:font-name="Raleway" fo:letter-spacing="normal" fo:font-weight="bold" officeooo:rsid="0050fcb1" style:font-weight-asian="bold" style:font-weight-complex="bold"/>
    </style:style>
    <style:style style:name="T47" style:family="text">
      <style:text-properties fo:font-variant="normal" fo:text-transform="none" fo:color="#000000" style:font-name="Raleway" fo:letter-spacing="normal" fo:font-weight="bold" officeooo:rsid="0053ed3f" style:font-weight-asian="bold" style:font-weight-complex="bold"/>
    </style:style>
    <style:style style:name="T48" style:family="text">
      <style:text-properties fo:font-variant="normal" fo:text-transform="none" fo:color="#000000" style:font-name="Raleway" fo:letter-spacing="normal" fo:font-weight="bold" officeooo:rsid="0055bf81" style:font-weight-asian="bold" style:font-weight-complex="bold"/>
    </style:style>
    <style:style style:name="T49" style:family="text">
      <style:text-properties fo:font-variant="normal" fo:text-transform="none" fo:color="#000000" style:font-name="Raleway" fo:letter-spacing="normal" fo:font-weight="bold" officeooo:rsid="0056fbff" style:font-weight-asian="bold" style:font-weight-complex="bold"/>
    </style:style>
    <style:style style:name="T50" style:family="text">
      <style:text-properties fo:font-variant="normal" fo:text-transform="none" fo:color="#000000" style:font-name="Raleway" fo:letter-spacing="normal" fo:font-weight="bold" officeooo:rsid="0057f301" style:font-weight-asian="bold" style:font-weight-complex="bold"/>
    </style:style>
    <style:style style:name="T51" style:family="text">
      <style:text-properties fo:font-variant="normal" fo:text-transform="none" fo:color="#000000" style:font-name="Raleway" fo:letter-spacing="normal" fo:font-weight="bold" officeooo:rsid="0059a7c1" style:font-weight-asian="bold" style:font-weight-complex="bold"/>
    </style:style>
    <style:style style:name="T52" style:family="text">
      <style:text-properties fo:font-variant="normal" fo:text-transform="none" fo:color="#000000" style:font-name="Raleway" fo:letter-spacing="normal" fo:font-weight="bold" officeooo:rsid="005b504f" style:font-weight-asian="bold" style:font-weight-complex="bold"/>
    </style:style>
    <style:style style:name="T53" style:family="text">
      <style:text-properties fo:font-variant="normal" fo:text-transform="none" fo:color="#000000" style:font-name="Raleway" fo:letter-spacing="normal" fo:font-weight="bold" officeooo:rsid="005c3c8c" style:font-weight-asian="bold" style:font-weight-complex="bold"/>
    </style:style>
    <style:style style:name="T54" style:family="text">
      <style:text-properties fo:font-variant="normal" fo:text-transform="none" fo:color="#000000" style:font-name="Raleway" fo:letter-spacing="normal" fo:font-weight="bold" officeooo:rsid="005fe7f3" style:font-weight-asian="bold" style:font-weight-complex="bold"/>
    </style:style>
    <style:style style:name="T55" style:family="text">
      <style:text-properties fo:font-variant="normal" fo:text-transform="none" fo:color="#000000" style:font-name="Raleway" fo:letter-spacing="normal" fo:font-weight="bold" officeooo:rsid="0060ea26" style:font-weight-asian="bold" style:font-weight-complex="bold"/>
    </style:style>
    <style:style style:name="T56" style:family="text">
      <style:text-properties fo:font-variant="normal" fo:text-transform="none" fo:color="#000000" style:font-name="Raleway" fo:letter-spacing="normal" fo:font-weight="bold" officeooo:rsid="00632a0b" style:font-weight-asian="bold" style:font-weight-complex="bold"/>
    </style:style>
    <style:style style:name="T57" style:family="text">
      <style:text-properties fo:font-variant="normal" fo:text-transform="none" fo:color="#000000" style:font-name="Raleway" fo:letter-spacing="normal" fo:font-weight="bold" officeooo:rsid="00635d88" style:font-weight-asian="bold" style:font-weight-complex="bold"/>
    </style:style>
    <style:style style:name="T58" style:family="text">
      <style:text-properties fo:font-variant="normal" fo:text-transform="none" fo:color="#000000" style:font-name="Raleway" fo:letter-spacing="normal" fo:font-weight="bold" officeooo:rsid="006373f7" style:font-weight-asian="bold" style:font-weight-complex="bold"/>
    </style:style>
    <style:style style:name="T59" style:family="text">
      <style:text-properties fo:font-variant="normal" fo:text-transform="none" fo:color="#000000" style:font-name="Raleway" fo:letter-spacing="normal" fo:font-weight="bold" officeooo:rsid="00655410" style:font-weight-asian="bold" style:font-weight-complex="bold"/>
    </style:style>
    <style:style style:name="T60" style:family="text">
      <style:text-properties fo:font-variant="normal" fo:text-transform="none" fo:color="#000000" style:font-name="Raleway" fo:letter-spacing="normal" fo:font-weight="bold" officeooo:rsid="006be3d2" style:font-weight-asian="bold" style:font-weight-complex="bold"/>
    </style:style>
    <style:style style:name="T61" style:family="text">
      <style:text-properties fo:font-variant="normal" fo:text-transform="none" fo:color="#000000" style:font-name="Raleway" fo:letter-spacing="normal" fo:font-weight="bold" officeooo:rsid="006c0793" style:font-weight-asian="bold" style:font-weight-complex="bold"/>
    </style:style>
    <style:style style:name="T62" style:family="text">
      <style:text-properties fo:font-variant="normal" fo:text-transform="none" fo:color="#000000" style:font-name="Raleway" fo:letter-spacing="normal" fo:font-weight="bold" officeooo:rsid="006ca4b3" style:font-weight-asian="bold" style:font-weight-complex="bold"/>
    </style:style>
    <style:style style:name="T63" style:family="text">
      <style:text-properties fo:font-variant="normal" fo:text-transform="none" fo:color="#000000" style:font-name="Raleway" fo:letter-spacing="normal" fo:font-weight="bold" officeooo:rsid="0070eca4" style:font-weight-asian="bold" style:font-weight-complex="bold"/>
    </style:style>
    <style:style style:name="T64" style:family="text">
      <style:text-properties fo:font-variant="normal" fo:text-transform="none" fo:color="#000000" style:font-name="Raleway" fo:letter-spacing="normal" fo:font-weight="bold" officeooo:rsid="0072db85" style:font-weight-asian="bold" style:font-weight-complex="bold"/>
    </style:style>
    <style:style style:name="T65" style:family="text">
      <style:text-properties fo:font-variant="normal" fo:text-transform="none" fo:color="#000000" style:font-name="Raleway" fo:letter-spacing="normal" fo:font-weight="bold" officeooo:rsid="0072dfce" style:font-weight-asian="bold" style:font-weight-complex="bold"/>
    </style:style>
    <style:style style:name="T66" style:family="text">
      <style:text-properties fo:font-variant="normal" fo:text-transform="none" fo:color="#000000" style:font-name="Raleway" fo:letter-spacing="normal" fo:font-weight="bold" officeooo:rsid="007464ff" style:font-weight-asian="bold" style:font-weight-complex="bold"/>
    </style:style>
    <style:style style:name="T67" style:family="text">
      <style:text-properties fo:font-variant="normal" fo:text-transform="none" fo:color="#000000" style:font-name="Raleway" fo:letter-spacing="normal" fo:font-weight="bold" officeooo:rsid="00762a07" style:font-weight-asian="bold" style:font-weight-complex="bold"/>
    </style:style>
    <style:style style:name="T68" style:family="text">
      <style:text-properties fo:font-variant="normal" fo:text-transform="none" fo:color="#000000" style:font-name="Raleway" fo:letter-spacing="normal" fo:font-weight="bold" officeooo:rsid="007688d4" style:font-weight-asian="bold" style:font-weight-complex="bold"/>
    </style:style>
    <style:style style:name="T69" style:family="text">
      <style:text-properties fo:font-variant="normal" fo:text-transform="none" fo:color="#000000" style:font-name="Raleway" fo:letter-spacing="normal" fo:font-weight="bold" officeooo:rsid="007876d9" style:font-weight-asian="bold" style:font-weight-complex="bold"/>
    </style:style>
    <style:style style:name="T70" style:family="text">
      <style:text-properties fo:font-variant="normal" fo:text-transform="none" fo:color="#000000" style:font-name="Raleway" fo:letter-spacing="normal" fo:font-weight="bold" officeooo:rsid="0079d941" style:font-weight-asian="bold" style:font-weight-complex="bold"/>
    </style:style>
    <style:style style:name="T71" style:family="text">
      <style:text-properties fo:font-variant="normal" fo:text-transform="none" fo:color="#000000" style:font-name="Raleway" fo:letter-spacing="normal" fo:font-weight="bold" officeooo:rsid="007d0643" style:font-weight-asian="bold" style:font-weight-complex="bold"/>
    </style:style>
    <style:style style:name="T72" style:family="text">
      <style:text-properties fo:font-variant="normal" fo:text-transform="none" fo:color="#000000" style:font-name="Raleway" fo:letter-spacing="normal" fo:font-weight="bold" officeooo:rsid="007e882a" style:font-weight-asian="bold" style:font-weight-complex="bold"/>
    </style:style>
    <style:style style:name="T73" style:family="text">
      <style:text-properties fo:font-variant="normal" fo:text-transform="none" fo:color="#000000" style:font-name="Raleway" fo:letter-spacing="normal" fo:font-weight="bold" officeooo:rsid="0080eb87" style:font-weight-asian="bold" style:font-weight-complex="bold"/>
    </style:style>
    <style:style style:name="T74" style:family="text">
      <style:text-properties fo:font-variant="normal" fo:text-transform="none" fo:color="#000000" style:font-name="Raleway" fo:letter-spacing="normal" fo:font-weight="bold" officeooo:rsid="00841c4d" style:font-weight-asian="bold" style:font-weight-complex="bold"/>
    </style:style>
    <style:style style:name="T75" style:family="text">
      <style:text-properties fo:font-variant="normal" fo:text-transform="none" fo:color="#000000" style:font-name="Raleway" fo:letter-spacing="normal" fo:font-weight="bold" officeooo:rsid="0087e4f2" style:font-weight-asian="bold" style:font-weight-complex="bold"/>
    </style:style>
    <style:style style:name="T76" style:family="text">
      <style:text-properties fo:font-variant="normal" fo:text-transform="none" fo:color="#000000" style:font-name="Raleway" fo:letter-spacing="normal" fo:font-weight="bold" officeooo:rsid="00894c1d" style:font-weight-asian="bold" style:font-weight-complex="bold"/>
    </style:style>
    <style:style style:name="T77" style:family="text">
      <style:text-properties fo:font-variant="normal" fo:text-transform="none" fo:color="#000000" style:font-name="Raleway" fo:letter-spacing="normal" fo:font-weight="bold" officeooo:rsid="008993ea" style:font-weight-asian="bold" style:font-weight-complex="bold"/>
    </style:style>
    <style:style style:name="T78" style:family="text">
      <style:text-properties fo:font-variant="normal" fo:text-transform="none" fo:color="#000000" style:font-name="Raleway" fo:letter-spacing="normal" fo:font-weight="bold" officeooo:rsid="008b972b" style:font-weight-asian="bold" style:font-weight-complex="bold"/>
    </style:style>
    <style:style style:name="T79" style:family="text">
      <style:text-properties fo:font-variant="normal" fo:text-transform="none" fo:color="#000000" style:font-name="Raleway" fo:letter-spacing="normal" fo:font-weight="bold" officeooo:rsid="00900af2" style:font-weight-asian="bold" style:font-weight-complex="bold"/>
    </style:style>
    <style:style style:name="T80" style:family="text">
      <style:text-properties fo:font-variant="normal" fo:text-transform="none" fo:color="#000000" style:font-name="Raleway" fo:letter-spacing="normal" fo:font-weight="bold" officeooo:rsid="0095e343" style:font-weight-asian="bold" style:font-weight-complex="bold"/>
    </style:style>
    <style:style style:name="T81" style:family="text">
      <style:text-properties fo:font-variant="normal" fo:text-transform="none" fo:color="#000000" style:font-name="Raleway" fo:letter-spacing="normal" fo:font-weight="bold" officeooo:rsid="009825ca" style:font-weight-asian="bold" style:font-weight-complex="bold"/>
    </style:style>
    <style:style style:name="T82" style:family="text">
      <style:text-properties fo:font-variant="normal" fo:text-transform="none" fo:color="#000000" style:font-name="Raleway" fo:letter-spacing="normal" fo:font-weight="bold" officeooo:rsid="009aa421" style:font-weight-asian="bold" style:font-weight-complex="bold"/>
    </style:style>
    <style:style style:name="T83" style:family="text">
      <style:text-properties fo:font-variant="normal" fo:text-transform="none" fo:color="#000000" style:font-name="Raleway" fo:letter-spacing="normal" fo:font-weight="bold" officeooo:rsid="009bdd6e" style:font-weight-asian="bold" style:font-weight-complex="bold"/>
    </style:style>
    <style:style style:name="T84" style:family="text">
      <style:text-properties fo:font-variant="normal" fo:text-transform="none" fo:color="#000000" style:font-name="Raleway" fo:letter-spacing="normal" fo:font-weight="bold" officeooo:rsid="009d6540" style:font-weight-asian="bold" style:font-weight-complex="bold"/>
    </style:style>
    <style:style style:name="T85" style:family="text">
      <style:text-properties fo:font-variant="normal" fo:text-transform="none" fo:color="#000000" style:font-name="Raleway" fo:letter-spacing="normal" fo:font-weight="bold" officeooo:rsid="009e1f63" style:font-weight-asian="bold" style:font-weight-complex="bold"/>
    </style:style>
    <style:style style:name="T86" style:family="text">
      <style:text-properties fo:font-variant="normal" fo:text-transform="none" fo:color="#000000" style:font-name="Raleway" fo:letter-spacing="normal" fo:font-weight="bold" officeooo:rsid="009e860f" style:font-weight-asian="bold" style:font-weight-complex="bold"/>
    </style:style>
    <style:style style:name="T87" style:family="text">
      <style:text-properties fo:font-variant="normal" fo:text-transform="none" fo:color="#000000" style:font-name="Raleway" fo:letter-spacing="normal" fo:font-weight="bold" officeooo:rsid="00a102ce" style:font-weight-asian="bold" style:font-weight-complex="bold"/>
    </style:style>
    <style:style style:name="T88" style:family="text">
      <style:text-properties fo:font-variant="normal" fo:text-transform="none" fo:color="#000000" style:font-name="Raleway" fo:letter-spacing="normal" fo:font-weight="bold" officeooo:rsid="00a1442e" style:font-weight-asian="bold" style:font-weight-complex="bold"/>
    </style:style>
    <style:style style:name="T89" style:family="text">
      <style:text-properties fo:font-variant="normal" fo:text-transform="none" fo:color="#000000" style:font-name="Raleway" fo:letter-spacing="normal" fo:font-weight="bold" officeooo:rsid="00a56455" style:font-weight-asian="bold" style:font-weight-complex="bold"/>
    </style:style>
    <style:style style:name="T90" style:family="text">
      <style:text-properties fo:font-variant="normal" fo:text-transform="none" fo:color="#000000" style:font-name="Raleway" fo:letter-spacing="normal" fo:font-weight="bold" officeooo:rsid="00a8ebce" style:font-weight-asian="bold" style:font-weight-complex="bold"/>
    </style:style>
    <style:style style:name="T91" style:family="text">
      <style:text-properties fo:font-variant="normal" fo:text-transform="none" fo:color="#000000" style:font-name="Raleway" fo:letter-spacing="normal" fo:font-weight="bold" officeooo:rsid="00ace7da" style:font-weight-asian="bold" style:font-weight-complex="bold"/>
    </style:style>
    <style:style style:name="T92" style:family="text">
      <style:text-properties fo:font-variant="normal" fo:text-transform="none" fo:color="#000000" style:font-name="Raleway" fo:letter-spacing="normal" fo:font-weight="bold" officeooo:rsid="00ce688a" style:font-weight-asian="bold" style:font-weight-complex="bold"/>
    </style:style>
    <style:style style:name="T93" style:family="text">
      <style:text-properties fo:font-variant="normal" fo:text-transform="none" fo:color="#000000" style:font-name="Raleway" fo:letter-spacing="normal" fo:font-style="italic" style:font-style-asian="italic" style:font-style-complex="italic"/>
    </style:style>
    <style:style style:name="T94" style:family="text">
      <style:text-properties fo:font-variant="normal" fo:text-transform="none" fo:color="#000000" style:font-name="Raleway" fo:letter-spacing="normal" fo:font-style="italic" officeooo:rsid="00ce688a" style:font-style-asian="italic" style:font-style-complex="italic"/>
    </style:style>
    <style:style style:name="T95" style:family="text">
      <style:text-properties fo:font-variant="normal" fo:text-transform="none" fo:color="#000000" style:font-name="Raleway" fo:letter-spacing="normal" fo:font-style="italic" fo:font-weight="bold" style:font-style-asian="italic" style:font-weight-asian="bold" style:font-style-complex="italic" style:font-weight-complex="bold"/>
    </style:style>
    <style:style style:name="T96" style:family="text">
      <style:text-properties fo:font-variant="normal" fo:text-transform="none" fo:color="#000000" style:font-name="Raleway" fo:letter-spacing="normal" fo:font-style="italic" fo:font-weight="bold" officeooo:rsid="00ce688a" style:font-style-asian="italic" style:font-weight-asian="bold" style:font-style-complex="italic" style:font-weight-complex="bold"/>
    </style:style>
    <style:style style:name="T97" style:family="text">
      <style:text-properties fo:font-variant="normal" fo:text-transform="none" fo:color="#000000" style:font-name="Raleway" fo:letter-spacing="normal" fo:font-style="italic" style:text-underline-style="solid" style:text-underline-width="auto" style:text-underline-color="font-color" fo:font-weight="bold" officeooo:rsid="0023d524" style:font-style-asian="italic" style:font-weight-asian="bold" style:font-style-complex="italic" style:font-weight-complex="bold"/>
    </style:style>
    <style:style style:name="T98" style:family="text">
      <style:text-properties fo:font-variant="normal" fo:text-transform="none" fo:color="#000000" style:font-name="Raleway" fo:letter-spacing="normal" fo:font-style="italic" style:text-underline-style="solid" style:text-underline-width="auto" style:text-underline-color="font-color" fo:font-weight="bold" officeooo:rsid="006be3d2" style:font-style-asian="italic" style:font-weight-asian="bold" style:font-style-complex="italic" style:font-weight-complex="bold"/>
    </style:style>
    <style:style style:name="T99" style:family="text">
      <style:text-properties fo:font-variant="normal" fo:text-transform="none" fo:color="#000000" style:font-name="Raleway" fo:letter-spacing="normal" fo:font-style="italic" style:text-underline-style="solid" style:text-underline-width="auto" style:text-underline-color="font-color" fo:font-weight="bold" officeooo:rsid="006c0793" style:font-style-asian="italic" style:font-weight-asian="bold" style:font-style-complex="italic" style:font-weight-complex="bold"/>
    </style:style>
    <style:style style:name="T100" style:family="text">
      <style:text-properties fo:font-variant="normal" fo:text-transform="none" fo:color="#000000" style:font-name="Raleway" fo:letter-spacing="normal" fo:font-style="italic" style:text-underline-style="solid" style:text-underline-width="auto" style:text-underline-color="font-color" fo:font-weight="bold" officeooo:rsid="006ca4b3" style:font-style-asian="italic" style:font-weight-asian="bold" style:font-style-complex="italic" style:font-weight-complex="bold"/>
    </style:style>
    <style:style style:name="T101" style:family="text">
      <style:text-properties fo:font-variant="normal" fo:text-transform="none" fo:color="#000000" style:font-name="Raleway" fo:letter-spacing="normal" fo:font-style="italic" style:text-underline-style="solid" style:text-underline-width="auto" style:text-underline-color="font-color" fo:font-weight="bold" officeooo:rsid="00d8d965" style:font-style-asian="italic" style:font-weight-asian="bold" style:font-style-complex="italic" style:font-weight-complex="bold"/>
    </style:style>
    <style:style style:name="T102" style:family="text">
      <style:text-properties fo:font-variant="normal" fo:text-transform="none" fo:color="#000000" style:font-name="Raleway" fo:letter-spacing="normal" fo:font-weight="normal" style:font-weight-asian="normal" style:font-weight-complex="normal"/>
    </style:style>
    <style:style style:name="T103" style:family="text">
      <style:text-properties fo:font-variant="normal" fo:text-transform="none" fo:color="#000000" style:font-name="Raleway" fo:letter-spacing="normal" style:text-underline-style="none" fo:font-weight="normal" style:font-weight-asian="normal" style:font-weight-complex="normal"/>
    </style:style>
    <style:style style:name="T104" style:family="text">
      <style:text-properties fo:font-variant="normal" fo:text-transform="none" fo:color="#000000" style:font-name="Raleway" fo:font-size="9pt" fo:letter-spacing="normal" fo:font-style="normal" fo:font-weight="normal" officeooo:rsid="001d8791" style:font-size-asian="9pt" style:font-style-asian="normal" style:font-weight-asian="normal" style:font-size-complex="9pt" style:font-style-complex="normal" style:font-weight-complex="normal"/>
    </style:style>
    <style:style style:name="T105" style:family="text">
      <style:text-properties fo:font-variant="normal" fo:text-transform="none" fo:color="#000000" style:font-name="Raleway" fo:font-size="13pt" fo:letter-spacing="normal" fo:font-style="normal" style:text-underline-style="none" fo:font-weight="normal" officeooo:rsid="001a5314" style:font-size-asian="13pt" style:font-style-asian="normal" style:font-weight-asian="normal" style:font-size-complex="13pt" style:font-style-complex="normal" style:font-weight-complex="normal"/>
    </style:style>
    <style:style style:name="T106" style:family="text">
      <style:text-properties fo:font-variant="normal" fo:text-transform="none" fo:color="#000000" style:font-name="Raleway" fo:font-size="13pt" fo:letter-spacing="normal" fo:font-style="normal" fo:font-weight="normal" officeooo:rsid="001a5314" style:font-size-asian="13pt" style:font-style-asian="normal" style:font-weight-asian="normal" style:font-size-complex="13pt" style:font-style-complex="normal" style:font-weight-complex="normal"/>
    </style:style>
    <style:style style:name="T107" style:family="text">
      <style:text-properties fo:font-variant="normal" fo:text-transform="none" fo:color="#000000" style:font-name="Raleway" fo:font-size="13pt" fo:letter-spacing="normal" officeooo:rsid="001a5314" style:font-size-asian="13pt" style:font-size-complex="13pt"/>
    </style:style>
    <style:style style:name="T108" style:family="text">
      <style:text-properties fo:font-variant="normal" fo:text-transform="none" fo:color="#000000" style:font-name="Raleway" fo:font-size="13pt" fo:letter-spacing="normal" style:text-underline-style="none" fo:font-weight="normal" officeooo:rsid="001a5314" style:font-size-asian="13pt" style:font-weight-asian="normal" style:font-size-complex="13pt" style:font-weight-complex="normal"/>
    </style:style>
    <style:style style:name="T109" style:family="text">
      <style:text-properties fo:font-variant="normal" fo:text-transform="none" fo:color="#000000" style:font-name="Raleway" fo:font-size="13pt" fo:letter-spacing="normal" fo:font-weight="normal" officeooo:rsid="001a5314" style:font-size-asian="13pt" style:font-weight-asian="normal" style:font-size-complex="13pt" style:font-weight-complex="normal"/>
    </style:style>
    <style:style style:name="T110" style:family="text">
      <style:text-properties fo:font-variant="normal" fo:text-transform="none" fo:color="#000000" fo:font-size="12pt" fo:letter-spacing="normal"/>
    </style:style>
    <style:style style:name="T111" style:family="text">
      <style:text-properties fo:font-variant="normal" fo:text-transform="none" fo:color="#000000" fo:font-size="12pt" fo:letter-spacing="normal" fo:font-style="normal"/>
    </style:style>
    <style:style style:name="T112" style:family="text">
      <style:text-properties fo:font-variant="normal" fo:text-transform="none" fo:color="#000000" fo:letter-spacing="normal"/>
    </style:style>
    <style:style style:name="T113" style:family="text">
      <style:text-properties fo:font-variant="normal" fo:text-transform="none" fo:color="#000000" style:font-name="Arial" fo:font-size="12pt" fo:letter-spacing="normal" fo:font-style="normal" style:text-underline-style="none" fo:font-weight="bold" officeooo:rsid="002ddcf9" style:font-size-asian="10.5pt" style:font-style-asian="normal" style:font-size-complex="12pt" style:font-style-complex="normal"/>
    </style:style>
    <style:style style:name="T114" style:family="text">
      <style:text-properties fo:font-variant="normal" fo:text-transform="none" fo:color="#000000" style:font-name="Arial" fo:font-size="12pt" fo:letter-spacing="normal" fo:font-style="normal" style:text-underline-style="none" fo:font-weight="bold" style:font-style-asian="normal" style:font-style-complex="normal"/>
    </style:style>
    <style:style style:name="T115" style:family="text">
      <style:text-properties fo:font-variant="normal" fo:text-transform="none" fo:color="#000000" style:font-name="Arial" fo:font-size="12pt" fo:letter-spacing="normal" fo:font-weight="bold"/>
    </style:style>
    <style:style style:name="T116" style:family="text">
      <style:text-properties fo:font-variant="normal" fo:text-transform="none" fo:color="#000000" fo:font-size="13pt" fo:letter-spacing="normal" officeooo:rsid="001a5314" style:font-size-asian="13pt" style:font-size-complex="13pt"/>
    </style:style>
    <style:style style:name="T117" style:family="text">
      <style:text-properties fo:font-style="normal" style:font-style-asian="normal" style:font-style-complex="normal"/>
    </style:style>
    <style:style style:name="T118" style:family="text">
      <style:text-properties fo:font-style="normal" style:text-underline-style="solid" style:text-underline-width="auto" style:text-underline-color="font-color" style:font-style-asian="normal" style:font-style-complex="normal"/>
    </style:style>
    <style:style style:name="T119" style:family="text">
      <style:text-properties fo:font-style="normal" style:text-underline-style="none" style:font-style-asian="normal" style:font-style-complex="normal"/>
    </style:style>
    <style:style style:name="T120" style:family="text">
      <style:text-properties style:text-underline-style="none"/>
    </style:style>
    <style:style style:name="T121" style:family="text">
      <style:text-properties style:text-underline-style="solid" style:text-underline-width="auto" style:text-underline-color="font-color"/>
    </style:style>
    <style:style style:name="T122" style:family="text">
      <style:text-properties style:font-name="Raleway" fo:font-size="9pt" fo:font-style="normal" fo:font-weight="normal" officeooo:rsid="001d8791" style:font-size-asian="9pt" style:font-style-asian="normal" style:font-weight-asian="normal" style:font-size-complex="9pt" style:font-style-complex="normal" style:font-weight-complex="normal"/>
    </style:style>
    <style:style style:name="T123" style:family="text">
      <style:text-properties style:font-name="Raleway" fo:font-size="9pt" fo:font-weight="normal" officeooo:rsid="001d8791" style:font-size-asian="9pt" style:font-weight-asian="normal" style:font-size-complex="9pt" style:font-weight-complex="normal"/>
    </style:style>
    <style:style style:name="T124" style:family="text">
      <style:text-properties style:font-name="Raleway" fo:font-size="12pt" fo:font-style="normal" fo:font-weight="normal" officeooo:rsid="001d8791" style:font-size-asian="9pt" style:font-style-asian="normal" style:font-weight-asian="normal" style:font-size-complex="9pt" style:font-style-complex="normal" style:font-weight-complex="normal"/>
    </style:style>
    <style:style style:name="T125" style:family="text">
      <style:text-properties style:font-name="Raleway" fo:font-size="12pt" fo:font-style="normal" fo:font-weight="normal" style:font-style-asian="normal" style:font-weight-asian="normal" style:font-style-complex="normal" style:font-weight-complex="normal"/>
    </style:style>
    <style:style style:name="T126" style:family="text">
      <style:text-properties style:font-name="Raleway" fo:font-size="12pt" fo:font-style="normal" fo:font-weight="bold" officeooo:rsid="001d8791" style:font-size-asian="9pt" style:font-style-asian="normal" style:font-size-complex="9pt" style:font-style-complex="normal"/>
    </style:style>
    <style:style style:name="T127" style:family="text">
      <style:text-properties style:font-name="Raleway" fo:font-size="12pt" fo:font-style="normal" fo:font-weight="bold" style:font-style-asian="normal" style:font-style-complex="normal"/>
    </style:style>
    <style:style style:name="T128" style:family="text">
      <style:text-properties style:font-name="Raleway" fo:font-size="12pt" fo:font-style="normal" style:text-underline-style="none" fo:font-weight="normal" style:font-style-asian="normal" style:font-weight-asian="normal" style:font-style-complex="normal" style:font-weight-complex="normal"/>
    </style:style>
    <style:style style:name="T129" style:family="text">
      <style:text-properties style:font-name="Raleway" fo:font-size="12pt" fo:font-style="normal" style:text-underline-style="none" fo:font-weight="bold" style:font-style-asian="normal" style:font-style-complex="normal"/>
    </style:style>
    <style:style style:name="T130" style:family="text">
      <style:text-properties style:font-name="Raleway" fo:font-size="12pt" fo:font-weight="normal" officeooo:rsid="001d8791" style:font-size-asian="9pt" style:font-weight-asian="normal" style:font-size-complex="9pt" style:font-weight-complex="normal"/>
    </style:style>
    <style:style style:name="T131" style:family="text">
      <style:text-properties style:font-name="Raleway" fo:font-size="12pt" style:text-underline-style="none" fo:font-weight="normal" style:font-weight-asian="normal" style:font-weight-complex="normal"/>
    </style:style>
    <style:style style:name="T132" style:family="text">
      <style:text-properties style:font-name="Raleway" fo:font-style="normal" fo:font-weight="normal" style:font-style-asian="normal" style:font-weight-asian="normal" style:font-style-complex="normal" style:font-weight-complex="normal"/>
    </style:style>
    <style:style style:name="T133" style:family="text">
      <style:text-properties style:font-name="Raleway" fo:font-style="normal" style:text-underline-style="none" fo:font-weight="normal" style:font-style-asian="normal" style:font-weight-asian="normal" style:font-style-complex="normal" style:font-weight-complex="normal"/>
    </style:style>
    <style:style style:name="T134" style:family="text">
      <style:text-properties style:font-name="Raleway" fo:font-weight="normal" style:font-weight-asian="normal" style:font-weight-complex="normal"/>
    </style:style>
    <style:style style:name="T135" style:family="text">
      <style:text-properties style:font-name="Raleway" style:text-underline-style="none" fo:font-weight="normal" style:font-weight-asian="normal" style:font-weight-complex="normal"/>
    </style:style>
    <style:style style:name="T136" style:family="text">
      <style:text-properties style:font-name="Raleway" fo:font-size="13pt" fo:font-style="normal" style:text-underline-style="none" fo:font-weight="normal" officeooo:rsid="001a5314" style:font-size-asian="13pt" style:font-style-asian="normal" style:font-weight-asian="normal" style:font-size-complex="13pt" style:font-style-complex="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16"><text:span text:style-name="Strong_20_Emphasis"><text:span text:style-name="T32">Liens de l’article :</text:span></text:span><text:span text:style-name="Strong_20_Emphasis"><text:span text:style-name="T59">https://www.rtbf.be/info/regions/liege/detail_l-intelligence-artificielle-utilisee-dans-les-jeux-video?id=9199281</text:span></text:span></text:p>
        <text:p text:style-name="P23"><text:span text:style-name="Strong_20_Emphasis"><text:span text:style-name="T46"/></text:span></text:p>
        <text:p text:style-name="P66"><text:span text:style-name="Strong_20_Emphasis"><text:span text:style-name="T32">date : </text:span></text:span><text:span text:style-name="Strong_20_Emphasis"><text:span text:style-name="T91">20</text:span></text:span><text:span text:style-name="Strong_20_Emphasis"><text:span text:style-name="T32">/</text:span></text:span><text:span text:style-name="Strong_20_Emphasis"><text:span text:style-name="T91">01</text:span></text:span><text:span text:style-name="Strong_20_Emphasis"><text:span text:style-name="T32">/201</text:span></text:span><text:span text:style-name="Strong_20_Emphasis"><text:span text:style-name="T91">6</text:span></text:span></text:p>
        <text:p text:style-name="P100"><text:span text:style-name="Strong_20_Emphasis"><text:span text:style-name="T102"><text:line-break/></text:span></text:span></text:p>
        <text:p text:style-name="P4"><text:span text:style-name="Strong_20_Emphasis"><text:span text:style-name="T124">L'intelligence artificielle est un programme informatique qui imite le comportement du cerveau et qui tente de dépasser l'intelligence humaine.</text:span></text:span><text:span text:style-name="Strong_20_Emphasis"><text:span text:style-name="T122"> </text:span></text:span><text:span text:style-name="Strong_20_Emphasis"><text:span text:style-name="T124">Google DeepMind construit ces programmes informatiques,c'est la plus grosse société au monde de chercheurs.</text:span></text:span><text:span text:style-name="Strong_20_Emphasis"><text:span text:style-name="T122"> </text:span></text:span><text:span text:style-name="Strong_20_Emphasis"><text:span text:style-name="T124">Nous avons demandé l'avis à des joueurs professionnels de basketball.</text:span></text:span><text:span text:style-name="Strong_20_Emphasis"><text:span text:style-name="T122"> </text:span></text:span><text:span text:style-name="Strong_20_Emphasis"><text:span text:style-name="T124">Quand on regarde la télé,</text:span></text:span><text:span text:style-name="Strong_20_Emphasis"><text:span text:style-name="T122"> </text:span></text:span><text:span text:style-name="Strong_20_Emphasis"><text:span text:style-name="T124">on a presque l'impression de voir un vrai match.</text:span></text:span><text:span text:style-name="Strong_20_Emphasis"><text:span text:style-name="T122"> <text:line-break/><text:line-break/></text:span></text:span><text:span text:style-name="Strong_20_Emphasis"><text:span text:style-name="T124">Maintenant,</text:span></text:span><text:span text:style-name="Strong_20_Emphasis"><text:span text:style-name="T122"> </text:span></text:span><text:span text:style-name="Strong_20_Emphasis"><text:span text:style-name="T124">de ce que j'ai pu voir,</text:span></text:span><text:span text:style-name="Strong_20_Emphasis"><text:span text:style-name="T122"> </text:span></text:span><text:span text:style-name="Strong_20_Emphasis"><text:span text:style-name="T124">on peut vraiment faire des mouvements que nous-mêmes on pratique pendant les entraînements,</text:span></text:span><text:span text:style-name="Strong_20_Emphasis"><text:span text:style-name="T122"> </text:span></text:span><text:span text:style-name="Strong_20_Emphasis"><text:span text:style-name="T124">pendant les matchs.</text:span></text:span><text:span text:style-name="Strong_20_Emphasis"><text:span text:style-name="T122"> <text:line-break/><text:line-break/></text:span></text:span><text:span text:style-name="Strong_20_Emphasis"><text:span text:style-name="T126">Stratégies de joueurs</text:span></text:span><text:span text:style-name="Strong_20_Emphasis"><text:span text:style-name="T122"><text:line-break/><text:line-break/></text:span></text:span><text:span text:style-name="Strong_20_Emphasis"><text:span text:style-name="T124">Ce seront peut-être des robots tueurs qui affronteront des humains,</text:span></text:span><text:span text:style-name="Strong_20_Emphasis"><text:span text:style-name="T122"> </text:span></text:span><text:span text:style-name="Strong_20_Emphasis"><text:span text:style-name="T124">et dans ce sens-là,</text:span></text:span><text:span text:style-name="Strong_20_Emphasis"><text:span text:style-name="T122"> </text:span></text:span><text:span text:style-name="Strong_20_Emphasis"><text:span text:style-name="T124">ça pourrait être très dangereux pour l'espèce humaine.</text:span></text:span><text:span text:style-name="Strong_20_Emphasis"><text:span text:style-name="T132"><text:line-break/><text:line-break/></text:span></text:span></text:p>
      </text:section>
      <text:p text:style-name="P1"/>
      <text:p text:style-name="P93"><text:span text:style-name="T31"/></text:p>
      <text:section text:style-name="Sect1" text:name="Section2">
        <text:p text:style-name="P130"><text:span text:style-name="Strong_20_Emphasis"><text:span text:style-name="T95">Liens de l’article :</text:span></text:span><text:span text:style-name="Strong_20_Emphasis"><text:span text:style-name="T96">https://iq.intel.fr/lintelligence-artificielle-se-developpe-dans-les-jeux-video/</text:span></text:span></text:p>
        <text:p text:style-name="P23"><text:span text:style-name="Strong_20_Emphasis"><text:span text:style-name="T34"/></text:span></text:p>
        <text:p text:style-name="P90"><text:span text:style-name="Strong_20_Emphasis"><text:span text:style-name="T98">date : </text:span></text:span><text:span text:style-name="Strong_20_Emphasis"><text:span text:style-name="T101">23</text:span></text:span><text:span text:style-name="Strong_20_Emphasis"><text:span text:style-name="T98">/1</text:span></text:span><text:span text:style-name="Strong_20_Emphasis"><text:span text:style-name="T101">1</text:span></text:span><text:span text:style-name="Strong_20_Emphasis"><text:span text:style-name="T98">/201</text:span></text:span><text:span text:style-name="Strong_20_Emphasis"><text:span text:style-name="T101">6</text:span></text:span><text:span text:style-name="T24"><text:line-break/></text:span></text:p>
        <text:p text:style-name="P94"><text:span text:style-name="T2">Ce terrain de recherche</text:span><text:span text:style-name="T111">,</text:span><text:span text:style-name="T112"> </text:span><text:span text:style-name="T2">récemment investi par Google DeepMind</text:span><text:span text:style-name="T111">,</text:span><text:span text:style-name="T112"> </text:span><text:span text:style-name="T2">nous prévoit de belles surprises pour l’avenir</text:span><text:span text:style-name="T111">.</text:span><text:span text:style-name="T112"> </text:span><text:span text:style-name="T2">Dans l’idée de créer une interaction toujours de plus en plus immersive et fun pour les joueurs</text:span><text:span text:style-name="T111">,</text:span><text:span text:style-name="T2">l’IA est ce "joueur" qui triche</text:span><text:span text:style-name="T111">,</text:span><text:span text:style-name="T112"> </text:span><text:span text:style-name="T2">il peut lire dans vos inputs</text:span><text:span text:style-name="T111">,</text:span><text:span text:style-name="T112"> </text:span><text:span text:style-name="T2">connaitre votre position à n’importe quel moment</text:span><text:span text:style-name="T111">,</text:span><text:span text:style-name="T2">ne se fatigue pas dans les moments cruciaux</text:span><text:span text:style-name="T111">.</text:span><text:line-break/><text:line-break/><text:span text:style-name="Strong_20_Emphasis"><text:span text:style-name="T3">Hello Neighbor : quand intelligence artificielle rime avec horreur</text:span></text:span><text:line-break/><text:line-break/><text:span text:style-name="T2">Préparez-vous à grandement haleter avec Hello Neighbor</text:span><text:span text:style-name="T111">,</text:span><text:span text:style-name="T112"> </text:span><text:span text:style-name="T2">un jeu vidéo d’horreur doté d’une intelligence artificielle plutôt sophistiquée</text:span><text:span text:style-name="T111">.</text:span><text:line-break/><text:line-break/><text:span text:style-name="Strong_20_Emphasis"><text:span text:style-name="T3">Pas de repos pour votre voisin IA qui apprendra en permanence de vos erreurs !</text:span></text:span><text:line-break/><text:line-break/><text:span text:style-name="T2">S’ensuit une infiltration chez ce dernier</text:span><text:span text:style-name="T111">,</text:span><text:span text:style-name="T112"> </text:span><text:span text:style-name="T2">en quête de découvrir ce qu’il cache dans son sous-sol</text:span><text:span text:style-name="T111">.</text:span><text:span text:style-name="T2">N’espérez-donc pas repasser par la porte principale</text:span><text:span text:style-name="T111">,</text:span><text:span text:style-name="T112"> </text:span><text:span text:style-name="T2">votre voisin aura depuis probablement installé des caméras de surveillance</text:span><text:span text:style-name="T111">.</text:span><text:span text:style-name="T112"> </text:span><text:span text:style-name="T2">Il devrait être commercialisé dans sa version finale d’ici l’été 2017</text:span><text:span text:style-name="T111">.</text:span><text:line-break/><text:line-break/><text:span text:style-name="Strong_20_Emphasis"><text:span text:style-name="T3">Event : quand le joueur se confronte à des adversaires intelligents</text:span></text:span><text:line-break/><text:line-break/><text:span text:style-name="T2">Event est une histoire interactive où le joueur doit interagir avec une intelligence artificielle pour progresser dans le jeu</text:span><text:span text:style-name="T111">.</text:span><text:span text:style-name="T112"> </text:span><text:span text:style-name="T2">Ce jeu original est développé par les Français Ocelot Society</text:span><text:span text:style-name="T111">.</text:span><text:span text:style-name="T112"> </text:span><text:span text:style-name="T2">Event vous propulse dans un univers rétro-furiste</text:span><text:span text:style-name="T111">,</text:span><text:span text:style-name="T112"> </text:span><text:span text:style-name="T2">où l’humanité a adopté l’intelligence artificielle et l’exploration spatiale</text:span><text:span text:style-name="T111">.</text:span><text:span text:style-name="T112"> </text:span><text:span text:style-name="T2">« Un axe où ça va être "stressé"</text:span><text:span text:style-name="T111">,</text:span><text:span text:style-name="T112"> </text:span><text:span text:style-name="T2">"en colère"</text:span><text:span text:style-name="T111">,</text:span><text:span text:style-name="T112"> </text:span><text:span text:style-name="T2">ou "sereine"</text:span><text:span text:style-name="T111">.</text:span><text:span text:style-name="T112"> </text:span><text:span text:style-name="T2">»</text:span><text:line-break/><text:line-break/><text:span text:style-name="T2">Kaizen réussit à démettre la crédulité du joueur grâce à sa répartie parfois étonnante</text:span><text:span text:style-name="T111">,</text:span><text:span text:style-name="T112"> </text:span><text:span text:style-name="T2">ce qui rajoute au jeu un certain replay-value</text:span><text:span text:style-name="T111">.</text:span><text:span text:style-name="T112"> </text:span><text:line-break/><text:line-break/><text:span text:style-name="Strong_20_Emphasis"><text:span text:style-name="T3">Google Deepmind jette son dévolu sur Starcraft II</text:span></text:span><text:line-break/><text:line-break/><text:span text:style-name="T2">Google DeepMind avait déjà fait parlé d’elle au début de l’année avec AlphaGo</text:span><text:span text:style-name="T111">,</text:span><text:span text:style-name="T112"> </text:span><text:span text:style-name="T2">une intelligence artificielle qui a vaincu le meilleur jeu de Go au monde</text:span><text:span text:style-name="T111">,</text:span><text:span text:style-name="T112"> </text:span><text:span text:style-name="T2">Ke Jie</text:span><text:span text:style-name="T111">.</text:span><text:span text:style-name="T112"> </text:span><text:span text:style-name="T2">La filiale de Google se lance maintenant à la conquête du jeu Starcraft II afin de faire avancer la recherche dans l’intelligence artificielle</text:span><text:span text:style-name="T111">,</text:span><text:span text:style-name="T112"> </text:span><text:span text:style-name="T2">notamment sur l’apprentissage machine</text:span><text:span text:style-name="T111">.</text:span><text:span text:style-name="T112"> </text:span><text:span text:style-name="T2">Les joueurs doivent choisir une course parmi les trois disponibles</text:span><text:span text:style-name="T111">,</text:span><text:span text:style-name="T112"> </text:span><text:span text:style-name="T2">chacune ayant des unités particulières</text:span><text:span text:style-name="T111">.</text:span><text:span text:style-name="T112"> </text:span><text:span text:style-name="T2">C’est précisément cette vision imparfaite qui intéresse Google Deepmind</text:span><text:span text:style-name="T111">,</text:span><text:span text:style-name="T2">qui entend confronter son IA aux même limitations qu’un être humain</text:span><text:span text:style-name="T111">.</text:span><text:span text:style-name="T112"> </text:span><text:line-break/><text:line-break/><text:span text:style-name="T2">Ils permettraient en effet de « développer et tester des algorithmes d’IA plus intelligents et flexibles »</text:span><text:span text:style-name="T111">.</text:span><text:span text:style-name="T112"> </text:span></text:p>
        <text:p text:style-name="P2"><text:span text:style-name="Strong_20_Emphasis"><text:span text:style-name="T108"/></text:span></text:p>
      </text:section>
      <text:section text:style-name="Sect1" text:name="Section3">
        <text:p text:style-name="P116"><text:span text:style-name="Strong_20_Emphasis"><text:span text:style-name="T32">Liens de l’article :</text:span></text:span><text:span text:style-name="Strong_20_Emphasis"><text:span text:style-name="T51">https://www.futura-sciences.com/tech/actualites/intelligence-artificielle-starcraft-humains-meilleurs-ia-moment-69100/</text:span></text:span></text:p>
        <text:p text:style-name="P23"><text:span text:style-name="Strong_20_Emphasis"><text:span text:style-name="T46"/></text:span></text:p>
        <text:p text:style-name="P66"><text:span text:style-name="Strong_20_Emphasis"><text:span text:style-name="T32">date : </text:span></text:span><text:span text:style-name="Strong_20_Emphasis"><text:span text:style-name="T61">1</text:span></text:span><text:span text:style-name="Strong_20_Emphasis"><text:span text:style-name="T81">1</text:span></text:span><text:span text:style-name="Strong_20_Emphasis"><text:span text:style-name="T32">/</text:span></text:span><text:span text:style-name="Strong_20_Emphasis"><text:span text:style-name="T81">03</text:span></text:span><text:span text:style-name="Strong_20_Emphasis"><text:span text:style-name="T32">/201</text:span></text:span><text:span text:style-name="Strong_20_Emphasis"><text:span text:style-name="T61">7</text:span></text:span></text:p>
        <text:p text:style-name="P100"><text:span text:style-name="Strong_20_Emphasis"><text:span text:style-name="T102"><text:line-break/></text:span></text:span></text:p>
        <text:p text:style-name="P85"><text:span text:style-name="Strong_20_Emphasis"><text:span text:style-name="T16">À l'occasion du premier tournoi opposant des humains à des intelligences artificielles dans des parties de Starcraft,</text:span></text:span><text:span text:style-name="Strong_20_Emphasis"><text:span text:style-name="T27"> </text:span></text:span><text:span text:style-name="Strong_20_Emphasis"><text:span text:style-name="T16">un joueur professionnel a battu quatre IA,</text:span></text:span><text:span text:style-name="Strong_20_Emphasis"><text:span text:style-name="T27"> </text:span></text:span><text:span text:style-name="Strong_20_Emphasis"><text:span text:style-name="T16">dont celle développée par Facebook.</text:span></text:span><text:span text:style-name="Strong_20_Emphasis"><text:span text:style-name="T27"> </text:span></text:span><text:span text:style-name="Strong_20_Emphasis"><text:span text:style-name="T16">Contrairement aux échecs ou au jeu de go,</text:span></text:span><text:span text:style-name="Strong_20_Emphasis"><text:span text:style-name="T27"> </text:span></text:span><text:span text:style-name="Strong_20_Emphasis"><text:span text:style-name="T16">les humains ont encore le dessus sur l'intelligence artificielle avec le jeu vidéo Starcraft.</text:span></text:span><text:span text:style-name="Strong_20_Emphasis"><text:span text:style-name="T27"> </text:span></text:span><text:span text:style-name="Strong_20_Emphasis"><text:span text:style-name="T16">Une compétition opposant des joueurs professionnels de ce jeu de stratégie en temps réel à plusieurs IA s'est tenue en début de semaine à Séoul,</text:span></text:span><text:span text:style-name="Strong_20_Emphasis"><text:span text:style-name="T27"> </text:span></text:span><text:span text:style-name="Strong_20_Emphasis"><text:span text:style-name="T16">en Corée du Sud,</text:span></text:span><text:span text:style-name="Strong_20_Emphasis"><text:span text:style-name="T27"> </text:span></text:span><text:span text:style-name="Strong_20_Emphasis"><text:span text:style-name="T16">et a vu la domination sans équivoque d'un humain.Song Byung-gu,</text:span></text:span><text:span text:style-name="Strong_20_Emphasis"><text:span text:style-name="T27"> </text:span></text:span><text:span text:style-name="Strong_20_Emphasis"><text:span text:style-name="T16">l'un des meilleurs joueurs actuels de Starcraft,</text:span></text:span><text:span text:style-name="Strong_20_Emphasis"><text:span text:style-name="T27"> </text:span></text:span><text:span text:style-name="Strong_20_Emphasis"><text:span text:style-name="T16">a remporté toutes ses parties contre quatre agents informatiques différents.</text:span></text:span><text:span text:style-name="Strong_20_Emphasis"><text:span text:style-name="T27"> <text:line-break/><text:line-break/></text:span></text:span><text:span text:style-name="Strong_20_Emphasis"><text:span text:style-name="T16">Les parties furent courtes et les IA n'ont semble-t-il pas fait preuve d'une grande audace dans leur stratégie comme l'explique le MIT Technology Review.</text:span></text:span><text:span text:style-name="Strong_20_Emphasis"><text:span text:style-name="T27"> </text:span></text:span><text:span text:style-name="Strong_20_Emphasis"><text:span text:style-name="T16">Mais tout de même,</text:span></text:span><text:span text:style-name="Strong_20_Emphasis"><text:span text:style-name="T27"> </text:span></text:span><text:span text:style-name="Strong_20_Emphasis"><text:span text:style-name="T16">les machines ont montré des dispositions intéressantes dans leur système de défense.</text:span></text:span><text:span text:style-name="Strong_20_Emphasis"><text:span text:style-name="T27"> <text:line-break/><text:line-break/></text:span></text:span><text:span text:style-name="Strong_20_Emphasis"><text:span text:style-name="T11">Starcraft</text:span></text:span><text:span text:style-name="Strong_20_Emphasis"><text:span text:style-name="T114">,</text:span></text:span><text:span text:style-name="Strong_20_Emphasis"><text:span text:style-name="T11"> un défi majeur pour l’intelligence artificielle</text:span></text:span><text:span text:style-name="Strong_20_Emphasis"><text:span text:style-name="T27"><text:line-break/><text:line-break/></text:span></text:span><text:span text:style-name="Strong_20_Emphasis"><text:span text:style-name="T16">Contrairement au jeu de go où les protagonistes ont une vision complète du plateau,</text:span></text:span><text:span text:style-name="Strong_20_Emphasis"><text:span text:style-name="T27"> </text:span></text:span><text:span text:style-name="Strong_20_Emphasis"><text:span text:style-name="T16">les jeux de stratégie imposent une information partielle sur ce que fait l'adversaire.</text:span></text:span><text:span text:style-name="Strong_20_Emphasis"><text:span text:style-name="T27"> </text:span></text:span><text:span text:style-name="Strong_20_Emphasis"><text:span text:style-name="T16">Pour les chercheurs,</text:span></text:span><text:span text:style-name="Strong_20_Emphasis"><text:span text:style-name="T27"> </text:span></text:span><text:span text:style-name="Strong_20_Emphasis"><text:span text:style-name="T16">une IA capable de battre un humain à Starcraft sera en mesure d'accomplir des tâches complexes dans le monde réel.Après avoir démontré sa supériorité au jeu de go,</text:span></text:span><text:span text:style-name="Strong_20_Emphasis"><text:span text:style-name="T27"> </text:span></text:span><text:span text:style-name="Strong_20_Emphasis"><text:span text:style-name="T16">DeepMind,</text:span></text:span><text:span text:style-name="Strong_20_Emphasis"><text:span text:style-name="T27"> </text:span></text:span><text:span text:style-name="Strong_20_Emphasis"><text:span text:style-name="T16">filiale d'Alphabet ,</text:span></text:span><text:span text:style-name="Strong_20_Emphasis"><text:span text:style-name="T27"> </text:span></text:span><text:span text:style-name="Strong_20_Emphasis"><text:span text:style-name="T16">a décidé de relever ce défi.</text:span></text:span><text:span text:style-name="Strong_20_Emphasis"><text:span text:style-name="T27"> </text:span></text:span><text:span text:style-name="Strong_20_Emphasis"><text:span text:style-name="T16">Les progrès ne devraient pas tarder à se faire sentir.</text:span></text:span><text:span text:style-name="Strong_20_Emphasis"><text:span text:style-name="T27"> </text:span></text:span><text:span text:style-name="Strong_20_Emphasis"><text:span text:style-name="T105"><text:line-break/><text:line-break/></text:span></text:span></text:p>
      </text:section>
      <text:section text:style-name="Sect1" text:name="Section26">
        <text:p text:style-name="P116"><text:span text:style-name="Strong_20_Emphasis"><text:span text:style-name="T32">Liens de l’article :</text:span></text:span><text:span text:style-name="Strong_20_Emphasis"><text:span text:style-name="T53">https://www.numerama.com/tech/244278-lia-a-t-elle-un-avenir-en-tant-que-chasseuse-de-bugs-de-jeux-video.html</text:span></text:span></text:p>
        <text:p text:style-name="P23"><text:span text:style-name="Strong_20_Emphasis"><text:span text:style-name="T46"/></text:span></text:p>
        <text:p text:style-name="P66"><text:span text:style-name="Strong_20_Emphasis"><text:span text:style-name="T32">date : </text:span></text:span><text:span text:style-name="Strong_20_Emphasis"><text:span text:style-name="T85">28</text:span></text:span><text:span text:style-name="Strong_20_Emphasis"><text:span text:style-name="T32">/</text:span></text:span><text:span text:style-name="Strong_20_Emphasis"><text:span text:style-name="T85">03</text:span></text:span><text:span text:style-name="Strong_20_Emphasis"><text:span text:style-name="T32">/201</text:span></text:span><text:span text:style-name="Strong_20_Emphasis"><text:span text:style-name="T61">7</text:span></text:span></text:p>
        <text:p text:style-name="P100"><text:span text:style-name="Strong_20_Emphasis"><text:span text:style-name="T102"><text:line-break/></text:span></text:span></text:p>
        <text:p text:style-name="P23"><text:span text:style-name="Strong_20_Emphasis"><text:span text:style-name="T16">C’est ce qu’espère prouver Julian Togelius,</text:span></text:span><text:span text:style-name="Strong_20_Emphasis"><text:span text:style-name="T27"> </text:span></text:span><text:span text:style-name="Strong_20_Emphasis"><text:span text:style-name="T16">professeur d’informatique à la New York University,</text:span></text:span><text:span text:style-name="Strong_20_Emphasis"><text:span text:style-name="T27"> </text:span></text:span><text:span text:style-name="Strong_20_Emphasis"><text:span text:style-name="T16">qui travaille actuellement avec trois collègues sur ce projet.</text:span></text:span><text:span text:style-name="Strong_20_Emphasis"><text:span text:style-name="T27"> </text:span></text:span><text:span text:style-name="Strong_20_Emphasis"><text:span text:style-name="T16">Une telle avancée permettrait de faire gagner une main d’œuvre et un temps colossal aux développeurs de jeux vidéo,</text:span></text:span><text:span text:style-name="Strong_20_Emphasis"><text:span text:style-name="T27"> </text:span></text:span><text:span text:style-name="Strong_20_Emphasis"><text:span text:style-name="T16">qui sont actuellement obligés de consacrer des équipes entières au test qualité des jeux.</text:span></text:span><text:span text:style-name="Strong_20_Emphasis"><text:span text:style-name="T27"> </text:span></text:span><text:span text:style-name="Strong_20_Emphasis"><text:span text:style-name="T16">Cette phase cruciale de conception d’un jeu consiste à y jouer pendant des heures pour en mettre à l’épreuve toutes les fonctionnalités,</text:span></text:span><text:span text:style-name="Strong_20_Emphasis"><text:span text:style-name="T27"> </text:span></text:span><text:span text:style-name="Strong_20_Emphasis"><text:span text:style-name="T16">y compris les plus improbables ou celles que le joueur n’est pas censé accomplir.</text:span></text:span><text:span text:style-name="Strong_20_Emphasis"><text:span text:style-name="T27"><text:line-break/><text:line-break/></text:span></text:span><text:span text:style-name="Strong_20_Emphasis"><text:span text:style-name="T11">« Réaliser les bonnes actions aléatoires »</text:span></text:span><text:span text:style-name="Strong_20_Emphasis"><text:span text:style-name="T27"><text:line-break/><text:line-break/></text:span></text:span><text:span text:style-name="Strong_20_Emphasis"><text:span text:style-name="T16">« Le plus important,</text:span></text:span><text:span text:style-name="Strong_20_Emphasis"><text:span text:style-name="T27"> </text:span></text:span><text:span text:style-name="Strong_20_Emphasis"><text:span text:style-name="T16">c’est de réaliser les bonnes».</text:span></text:span><text:span text:style-name="Strong_20_Emphasis"><text:span text:style-name="T27"> </text:span></text:span><text:span text:style-name="Strong_20_Emphasis"><text:span text:style-name="T16">L’expérience se concentre en priorité sur ce qu’il appelle l’« ajustement »,</text:span></text:span><text:span text:style-name="Strong_20_Emphasis"><text:span text:style-name="T27"> </text:span></text:span><text:span text:style-name="Strong_20_Emphasis"><text:span text:style-name="T16">c’est-à-dire le fait de recourir à des IA de niveau de compétence différents pour découvrir les limites du jeu en testant toutes ses possibilités.</text:span></text:span><text:span text:style-name="Strong_20_Emphasis"><text:span text:style-name="T27"> </text:span></text:span><text:span text:style-name="Strong_20_Emphasis"><text:span text:style-name="T16">Les IA utilisées s’appuient notamment sur les données récoltées pendant les démonstrations de jeu réalisées par des humains,</text:span></text:span><text:span text:style-name="Strong_20_Emphasis"><text:span text:style-name="T27"> </text:span></text:span><text:span text:style-name="Strong_20_Emphasis"><text:span text:style-name="T16">afin de mieux en saisir le comportement potentiel.</text:span></text:span><text:span text:style-name="Strong_20_Emphasis"><text:span text:style-name="T27"> </text:span></text:span><text:span text:style-name="Strong_20_Emphasis"><text:span text:style-name="T16">« L’un des défis de notre recherche est de s’assurer que les algorithmes se montrent suffisamment polyvalents dans leur façon de jouer,</text:span></text:span><text:span text:style-name="Strong_20_Emphasis"><text:span text:style-name="T27"> </text:span></text:span><text:span text:style-name="Strong_20_Emphasis"><text:span text:style-name="T16">pour être sûrs qu’ils détectent tous les bugs d’un jeu et pas seulement quelques-uns».</text:span></text:span><text:span text:style-name="Strong_20_Emphasis"><text:span text:style-name="T27"> </text:span></text:span><text:span text:style-name="Strong_20_Emphasis"><text:span text:style-name="T105"><text:line-break/><text:line-break/></text:span></text:span></text:p>
      </text:section>
      <text:section text:style-name="Sect1" text:name="Section25">
        <text:p text:style-name="P117"><text:span text:style-name="Strong_20_Emphasis"><text:span text:style-name="T32">Liens de l’article :</text:span></text:span><text:a xlink:type="simple" xlink:href="http://www.gameblog.fr/chronique_1092_les-cahiers-du-canada-vers-des-jeux-vraiment-intelligents" text:style-name="Internet_20_link" text:visited-style-name="Visited_20_Internet_20_Link"><text:span text:style-name="Strong_20_Emphasis"><text:span text:style-name="T57">http://www.gameblog.fr/chronique_1092_les-cahiers-du-canada-vers-des-jeux-vraiment-intelligents</text:span></text:span></text:a></text:p>
        <text:p text:style-name="P24"><text:span text:style-name="Strong_20_Emphasis"><text:span text:style-name="T57"/></text:span></text:p>
        <text:p text:style-name="P67"><text:span text:style-name="Strong_20_Emphasis"><text:span text:style-name="T32">date : </text:span></text:span><text:span text:style-name="Strong_20_Emphasis"><text:span text:style-name="T88">2</text:span></text:span><text:span text:style-name="Strong_20_Emphasis"><text:span text:style-name="T89">5</text:span></text:span><text:span text:style-name="Strong_20_Emphasis"><text:span text:style-name="T32">/</text:span></text:span><text:span text:style-name="Strong_20_Emphasis"><text:span text:style-name="T89">07</text:span></text:span><text:span text:style-name="Strong_20_Emphasis"><text:span text:style-name="T32">/201</text:span></text:span><text:span text:style-name="Strong_20_Emphasis"><text:span text:style-name="T61">7</text:span></text:span></text:p>
        <text:p text:style-name="P101"><text:span text:style-name="Strong_20_Emphasis"><text:span text:style-name="T102"><text:line-break/></text:span></text:span></text:p>
        <text:p text:style-name="P86"><text:span text:style-name="Strong_20_Emphasis"><text:span text:style-name="T17">Une réponse qui ne manqua pas de faire éclater de rire l'audience,</text:span></text:span><text:span text:style-name="Strong_20_Emphasis"><text:span text:style-name="T104"> </text:span></text:span><text:span text:style-name="Strong_20_Emphasis"><text:span text:style-name="T17">essentiellement constituée d'autres programmeurs IA ou designers spécialisés dans ce sujet.</text:span></text:span><text:span text:style-name="Strong_20_Emphasis"><text:span text:style-name="T104"> </text:span></text:span><text:span text:style-name="Strong_20_Emphasis"><text:span text:style-name="T17">Grégory Szriftgiser,</text:span></text:span><text:span text:style-name="Strong_20_Emphasis"><text:span text:style-name="T104"> </text:span></text:span><text:span text:style-name="Strong_20_Emphasis"><text:span text:style-name="T17">alias RaHaN,</text:span></text:span><text:span text:style-name="Strong_20_Emphasis"><text:span text:style-name="T104"> </text:span></text:span><text:span text:style-name="Strong_20_Emphasis"><text:span text:style-name="T17">est un ancien journaliste jeux vidéo qui a fait ses armes dans la presse papier avant de fonder avec ses anciens compères le site Gameblog.</text:span></text:span><text:span text:style-name="Strong_20_Emphasis"><text:span text:style-name="T104"> </text:span></text:span><text:span text:style-name="Strong_20_Emphasis"><text:span text:style-name="T17">Il quitte cette aventure en 2013 pour embrasser une carrière de l'autre côté du miroir,</text:span></text:span><text:span text:style-name="Strong_20_Emphasis"><text:span text:style-name="T104"> </text:span></text:span><text:span text:style-name="Strong_20_Emphasis"><text:span text:style-name="T17">du côté des développeurs de jeux,</text:span></text:span><text:span text:style-name="Strong_20_Emphasis"><text:span text:style-name="T104"> </text:span></text:span><text:span text:style-name="Strong_20_Emphasis"><text:span text:style-name="T17">tout en allant à l'autre bout du monde,</text:span></text:span><text:span text:style-name="Strong_20_Emphasis"><text:span text:style-name="T104"> </text:span></text:span><text:span text:style-name="Strong_20_Emphasis"><text:span text:style-name="T17">au Canada.</text:span></text:span><text:span text:style-name="Strong_20_Emphasis"><text:span text:style-name="T104"> </text:span></text:span><text:span text:style-name="Strong_20_Emphasis"><text:span text:style-name="T17">Il travaille actuellement sur différents projets,</text:span></text:span><text:span text:style-name="Strong_20_Emphasis"><text:span text:style-name="T104"> </text:span></text:span><text:span text:style-name="Strong_20_Emphasis"><text:span text:style-name="T17">mais revient nous voir régulièrement pour publier ces billets d'humeur ou participer à des podcasts.</text:span></text:span><text:span text:style-name="Strong_20_Emphasis"><text:span text:style-name="T104"> <text:line-break/><text:line-break/></text:span></text:span><text:span text:style-name="Strong_20_Emphasis"><text:span text:style-name="T4">Petit tour d'horizon</text:span></text:span><text:span text:style-name="Strong_20_Emphasis"><text:span text:style-name="T104"><text:line-break/><text:line-break/></text:span></text:span><text:span text:style-name="Strong_20_Emphasis"><text:span text:style-name="T17">Dans le contexte du jeu vidéo,</text:span></text:span><text:span text:style-name="Strong_20_Emphasis"><text:span text:style-name="T104"> </text:span></text:span><text:span text:style-name="Strong_20_Emphasis"><text:span text:style-name="T17">ce qu'on qualifie d'IA est souvent constitué d'approches conditionnelles binaires,</text:span></text:span><text:span text:style-name="Strong_20_Emphasis"><text:span text:style-name="T104"> </text:span></text:span><text:span text:style-name="Strong_20_Emphasis"><text:span text:style-name="T17">dont les conditions sont non seulement très limitées en nombre,</text:span></text:span><text:span text:style-name="Strong_20_Emphasis"><text:span text:style-name="T104"> </text:span></text:span><text:span text:style-name="Strong_20_Emphasis"><text:span text:style-name="T17">mais aussi et surtout très maîtrisées,</text:span></text:span><text:span text:style-name="Strong_20_Emphasis"><text:span text:style-name="T104"> </text:span></text:span><text:span text:style-name="Strong_20_Emphasis"><text:span text:style-name="T17">encadrées,</text:span></text:span><text:span text:style-name="Strong_20_Emphasis"><text:span text:style-name="T104"> </text:span></text:span><text:span text:style-name="Strong_20_Emphasis"><text:span text:style-name="T17">par la volonté d'un Game Design.</text:span></text:span><text:span text:style-name="Strong_20_Emphasis"><text:span text:style-name="T104"> </text:span></text:span><text:span text:style-name="Strong_20_Emphasis"><text:span text:style-name="T17">Exemple simplifié d'un Behavior Tree de garde pour le Statut Normal .</text:span></text:span><text:span text:style-name="Strong_20_Emphasis"><text:span text:style-name="T104"> </text:span></text:span><text:span text:style-name="Strong_20_Emphasis"><text:span text:style-name="T17">En utilisant simplement ces deux approches,</text:span></text:span><text:span text:style-name="Strong_20_Emphasis"><text:span text:style-name="T104"> </text:span></text:span><text:span text:style-name="Strong_20_Emphasis"><text:span text:style-name="T17">il est d'ores et déjà possible de réaliser des comportements très complexes .</text:span></text:span><text:span text:style-name="Strong_20_Emphasis"><text:span text:style-name="T104"> </text:span></text:span><text:span text:style-name="Strong_20_Emphasis"><text:span text:style-name="T17">D'autant plus lorsque le jeu en question doit gérer un grand nombre de personnages reposant sur de tels systèmes.</text:span></text:span><text:span text:style-name="Strong_20_Emphasis"><text:span text:style-name="T104"> <text:line-break/><text:line-break/><text:line-break/></text:span></text:span><text:span text:style-name="Strong_20_Emphasis"><text:span text:style-name="T17">Je n'ai pas vu le code de l'IA dans Breath of the Wild,</text:span></text:span><text:span text:style-name="Strong_20_Emphasis"><text:span text:style-name="T104"> </text:span></text:span><text:span text:style-name="Strong_20_Emphasis"><text:span text:style-name="T17">mais je doute qu'un comportement précis ait été écrit pour permettre ce cas de figure.</text:span></text:span><text:span text:style-name="Strong_20_Emphasis"><text:span text:style-name="T104"> </text:span></text:span><text:span text:style-name="Strong_20_Emphasis"><text:span text:style-name="T17">Si les designers n'ont pas créé et "branché" un comportement,celui-ci ne peut pas être adopté par l'IA.</text:span></text:span><text:span text:style-name="Strong_20_Emphasis"><text:span text:style-name="T104"> </text:span></text:span><text:span text:style-name="Strong_20_Emphasis"><text:span text:style-name="T17">Elle se contente de suivre des instructions.</text:span></text:span><text:span text:style-name="Strong_20_Emphasis"><text:span text:style-name="T104"> </text:span></text:span><text:span text:style-name="Strong_20_Emphasis"><text:span text:style-name="T17">Elle ne peut pas se créer de nouveaux comportements,</text:span></text:span><text:span text:style-name="Strong_20_Emphasis"><text:span text:style-name="T104"> </text:span></text:span><text:span text:style-name="Strong_20_Emphasis"><text:span text:style-name="T17">s'adapter,</text:span></text:span><text:span text:style-name="Strong_20_Emphasis"><text:span text:style-name="T104"> </text:span></text:span><text:span text:style-name="Strong_20_Emphasis"><text:span text:style-name="T17">bref...</text:span></text:span><text:span text:style-name="Strong_20_Emphasis"><text:span text:style-name="T104"> </text:span></text:span><text:span text:style-name="Strong_20_Emphasis"><text:span text:style-name="T17">être intelligente.</text:span></text:span><text:span text:style-name="Strong_20_Emphasis"><text:span text:style-name="T104"> <text:line-break/><text:line-break/></text:span></text:span><text:span text:style-name="Strong_20_Emphasis"><text:span text:style-name="T4">Loin du débat vraie/fausse IA</text:span></text:span><text:span text:style-name="Strong_20_Emphasis"><text:span text:style-name="T104"><text:line-break/><text:line-break/></text:span></text:span><text:span text:style-name="Strong_20_Emphasis"><text:span text:style-name="T17">Tout ce qu'a développé le jeu vidéo depuis 40 ans dans ce registre l'a été avec des objectifs et des contraintes très différents de ceux des autres industries et de la recherche,</text:span></text:span><text:span text:style-name="Strong_20_Emphasis"><text:span text:style-name="T104"> </text:span></text:span><text:span text:style-name="Strong_20_Emphasis"><text:span text:style-name="T17">travaillant sur ce qu'on qualifie souvent de "vraie" IA.</text:span></text:span><text:span text:style-name="Strong_20_Emphasis"><text:span text:style-name="T104"> </text:span></text:span><text:span text:style-name="Strong_20_Emphasis"><text:span text:style-name="T17">Avec des jeux entre 30 et 60 images/secondes,</text:span></text:span><text:span text:style-name="Strong_20_Emphasis"><text:span text:style-name="T104"> </text:span></text:span><text:span text:style-name="Strong_20_Emphasis"><text:span text:style-name="T17">il est facile d'apprécier le défi que cela représente en termes de rapidité d'exécution,</text:span></text:span><text:span text:style-name="Strong_20_Emphasis"><text:span text:style-name="T104"> </text:span></text:span><text:span text:style-name="Strong_20_Emphasis"><text:span text:style-name="T17">quand la même machine doit aussi gérer de la physique,</text:span></text:span><text:span text:style-name="Strong_20_Emphasis"><text:span text:style-name="T104"> </text:span></text:span><text:span text:style-name="Strong_20_Emphasis"><text:span text:style-name="T17">des effets spéciaux,</text:span></text:span><text:span text:style-name="Strong_20_Emphasis"><text:span text:style-name="T104"> </text:span></text:span><text:span text:style-name="Strong_20_Emphasis"><text:span text:style-name="T17">ou simplement un graphisme de jeu AAA.</text:span></text:span><text:span text:style-name="Strong_20_Emphasis"><text:span text:style-name="T104"> </text:span></text:span><text:span text:style-name="Strong_20_Emphasis"><text:span text:style-name="T17">Un non-sens dans le contexte du jeu vidéo,</text:span></text:span><text:span text:style-name="Strong_20_Emphasis"><text:span text:style-name="T104"> </text:span></text:span><text:span text:style-name="Strong_20_Emphasis"><text:span text:style-name="T17">qui aurait pourtant pu faire de même dans les contextes de jeux de tirs ou autres,</text:span></text:span><text:span text:style-name="Strong_20_Emphasis"><text:span text:style-name="T104"> </text:span></text:span><text:span text:style-name="Strong_20_Emphasis"><text:span text:style-name="T17">lesquels auraient ainsi perdu toute valeur aux yeux du public en devenant insurmontables.</text:span></text:span><text:span text:style-name="Strong_20_Emphasis"><text:span text:style-name="T104"> </text:span></text:span><text:span text:style-name="Strong_20_Emphasis"><text:span text:style-name="T17">Par ailleurs,</text:span></text:span><text:span text:style-name="Strong_20_Emphasis"><text:span text:style-name="T104"> </text:span></text:span><text:span text:style-name="Strong_20_Emphasis"><text:span text:style-name="T17">il est important de préciser que ce qui fut le plus impressionnant de la part d'AlphaGo ne tient pas seulement en sa capacité à vaincre le champion 4 parties à 1.</text:span></text:span><text:span text:style-name="Strong_20_Emphasis"><text:span text:style-name="T104"> <text:line-break/><text:line-break/></text:span></text:span><text:span text:style-name="Strong_20_Emphasis"><text:span text:style-name="T17">Pour ceux qui connaissent bien le jeu de Go,</text:span></text:span><text:span text:style-name="Strong_20_Emphasis"><text:span text:style-name="T104"> </text:span></text:span><text:span text:style-name="Strong_20_Emphasis"><text:span text:style-name="T17">ce qui fut le plus impressionnant fut la capacité d'AlphaGo à développer et tirer avantage de stratégies nouvelles,</text:span></text:span><text:span text:style-name="Strong_20_Emphasis"><text:span text:style-name="T104"> </text:span></text:span><text:span text:style-name="Strong_20_Emphasis"><text:span text:style-name="T17">qu'elle ne connaissait pas avant de les développer seule,</text:span></text:span><text:span text:style-name="Strong_20_Emphasis"><text:span text:style-name="T104"> </text:span></text:span><text:span text:style-name="Strong_20_Emphasis"><text:span text:style-name="T17">et...</text:span></text:span><text:span text:style-name="Strong_20_Emphasis"><text:span text:style-name="T104"> </text:span></text:span><text:span text:style-name="Strong_20_Emphasis"><text:span text:style-name="T17">qu'aucun joueur humain n'aurait tentées.</text:span></text:span><text:span text:style-name="Strong_20_Emphasis"><text:span text:style-name="T104"> </text:span></text:span><text:span text:style-name="Strong_20_Emphasis"><text:span text:style-name="T17">Certaines ont même paru complètement farfelues aux observateurs sur le moment,</text:span></text:span><text:span text:style-name="Strong_20_Emphasis"><text:span text:style-name="T104"> </text:span></text:span><text:span text:style-name="Strong_20_Emphasis"><text:span text:style-name="T17">et révélé plusieurs </text:span></text:span><text:soft-page-break/><text:span text:style-name="Strong_20_Emphasis"><text:span text:style-name="T17">dizaines de coups plus tard toute l'étendue de leur génie en se montrant payantes.</text:span></text:span><text:span text:style-name="Strong_20_Emphasis"><text:span text:style-name="T104"> </text:span></text:span><text:span text:style-name="Strong_20_Emphasis"><text:span text:style-name="T17">Elle a montré qu'elle avait le potentiel d'apprendre aux humains à penser différemment,</text:span></text:span><text:span text:style-name="Strong_20_Emphasis"><text:span text:style-name="T104"> </text:span></text:span><text:span text:style-name="Strong_20_Emphasis"><text:span text:style-name="T17">à ouvrir leur esprit à de nouvelles possibilités.</text:span></text:span><text:span text:style-name="Strong_20_Emphasis"><text:span text:style-name="T104"> <text:line-break/><text:line-break/></text:span></text:span><text:span text:style-name="Strong_20_Emphasis"><text:span text:style-name="T4">Vers la "vraie" IA</text:span></text:span><text:span text:style-name="Strong_20_Emphasis"><text:span text:style-name="T104"><text:line-break/><text:line-break/></text:span></text:span><text:span text:style-name="Strong_20_Emphasis"><text:span text:style-name="T17">Pour une immense majorité de jeux dans des genres établis,</text:span></text:span><text:span text:style-name="Strong_20_Emphasis"><text:span text:style-name="T104"> </text:span></text:span><text:span text:style-name="Strong_20_Emphasis"><text:span text:style-name="T17">les techniques traditionnelles suffisent amplement à fournir les expériences voulues,</text:span></text:span><text:span text:style-name="Strong_20_Emphasis"><text:span text:style-name="T104"> </text:span></text:span><text:span text:style-name="Strong_20_Emphasis"><text:span text:style-name="T17">appréciées des joueurs.</text:span></text:span><text:span text:style-name="Strong_20_Emphasis"><text:span text:style-name="T104"> </text:span></text:span><text:span text:style-name="Strong_20_Emphasis"><text:span text:style-name="T17">Mais l'avènement du Machine Learning ouvre une porte large à de nouveaux concepts,</text:span></text:span><text:span text:style-name="Strong_20_Emphasis"><text:span text:style-name="T104"> </text:span></text:span><text:span text:style-name="Strong_20_Emphasis"><text:span text:style-name="T17">ou même d'anciens impossibles à réaliser sans les avantages de ces techniques.</text:span></text:span><text:span text:style-name="Strong_20_Emphasis"><text:span text:style-name="T104"> </text:span></text:span><text:span text:style-name="Strong_20_Emphasis"><text:span text:style-name="T17">Je n'ai guère la place ici d'expliquer les bases du fonctionnement du Machine Learning,</text:span></text:span><text:span text:style-name="Strong_20_Emphasis"><text:span text:style-name="T104"> </text:span></text:span><text:span text:style-name="Strong_20_Emphasis"><text:span text:style-name="T17">malheureusement,</text:span></text:span><text:span text:style-name="Strong_20_Emphasis"><text:span text:style-name="T104"> </text:span></text:span><text:span text:style-name="Strong_20_Emphasis"><text:span text:style-name="T17">mais sachez simplement qu'il ouvre le champ des possibles bien au-delà de ce qu'une armée de designers pourrait prévoir avec des techniques traditionnelles,</text:span></text:span><text:span text:style-name="Strong_20_Emphasis"><text:span text:style-name="T104"> </text:span></text:span><text:span text:style-name="Strong_20_Emphasis"><text:span text:style-name="T17">fussent-elles procédurales et/ou systémiques.</text:span></text:span><text:span text:style-name="Strong_20_Emphasis"><text:span text:style-name="T104"><text:line-break/></text:span></text:span><text:span text:style-name="Strong_20_Emphasis"><text:span text:style-name="T28"><text:line-break/><text:line-break/></text:span></text:span></text:p>
      </text:section>
      <text:section text:style-name="Sect1" text:name="Section24">
        <text:p text:style-name="P118"><text:span text:style-name="Strong_20_Emphasis"><text:span text:style-name="T32">Liens de l’article :</text:span></text:span><text:a xlink:type="simple" xlink:href="http://www.lemonde.fr/pixels/article/2017/08/14/un-programme-d-intelligence-artificielle-bat-des-joueurs-pro-a-dota-2_5172331_4408996.html" text:style-name="Internet_20_link" text:visited-style-name="Visited_20_Internet_20_Link"><text:span text:style-name="Strong_20_Emphasis"><text:span text:style-name="T47">http://www.lemonde.fr/pixels/article/2017/08/14/un-programme-d-intelligence-artificielle-bat-des-joueurs-pro-a-dota-2_5172331_4408996.html</text:span></text:span></text:a></text:p>
        <text:p text:style-name="P25"><text:span text:style-name="Strong_20_Emphasis"><text:span text:style-name="T47"/></text:span></text:p>
        <text:p text:style-name="P68"><text:span text:style-name="Strong_20_Emphasis"><text:span text:style-name="T32">date : </text:span></text:span><text:span text:style-name="Strong_20_Emphasis"><text:span text:style-name="T61">1</text:span></text:span><text:span text:style-name="Strong_20_Emphasis"><text:span text:style-name="T77">4</text:span></text:span><text:span text:style-name="Strong_20_Emphasis"><text:span text:style-name="T32">/</text:span></text:span><text:span text:style-name="Strong_20_Emphasis"><text:span text:style-name="T77">08</text:span></text:span><text:span text:style-name="Strong_20_Emphasis"><text:span text:style-name="T32">/201</text:span></text:span><text:span text:style-name="Strong_20_Emphasis"><text:span text:style-name="T61">7</text:span></text:span></text:p>
        <text:p text:style-name="P102"><text:span text:style-name="Strong_20_Emphasis"><text:span text:style-name="T102"><text:line-break/></text:span></text:span></text:p>
        <text:p text:style-name="P25"><text:span text:style-name="Strong_20_Emphasis"><text:span text:style-name="T14">Un programme d’intelligence artificielle bat des joueurs pro à « Dota 2 » www.lemonde.frAfficher l'originalaoût 14, 2017 « Dendi ! Dendi ! Dendi ! » clame la foule venue voir le tournoi annuel du jeu vidéo Dota 2, The International, organisé du lundi 7 au samedi 12 août à Seattle par son éditeur Valve. Danylo « Dendi » Ishutin, classé 44e dans le monde des joueurs de Dota 2, est le chouchou de la foule et a été choisi pour se battre vendredi publiquement contre un programme informatique. La petite clé USB noire branchée à un ordinateur de compétition arrive à écraser Dendi à la première partie en dix minutes.<text:line-break/><text:line-break/></text:span></text:span><text:span text:style-name="Strong_20_Emphasis"><text:span text:style-name="T10">Un exploit à relativiser</text:span></text:span><text:span text:style-name="Strong_20_Emphasis"><text:span text:style-name="T14"><text:line-break/><text:line-break/>Le programme d’OpenAI s’est battu contre ces experts en un contre un. Les parties en un contre un ont des restrictions bien particulières, et les paramètres à gérer pour un programme informatique sont bien moins complexes que pour une partie normale. Il reste donc encore beaucoup de chemin à parcourir pour ce programme avant de pouvoir gérer les dynamiques d’une équipe et maîtriser le jeu dans son ensemble. Ce qui n’empêche pas OpenAI de se réjouir de ses résultats. <text:line-break/><text:line-break/>Greg Brockman, le directeur technique d’OpenAI, explique dans la vidéo qu’il n’a fallu au programme que deux semaines « d’entraînement » pour parvenir à ce niveau. « Nous ne lui avons jamais appris de stratégie, ajoute dans la même vidéo l’un des ingénieurs d’OpenAI, Jakub Pachocki. » . <text:line-break/><text:line-break/></text:span></text:span><text:span text:style-name="Strong_20_Emphasis"><text:span text:style-name="T10">L’ambivalence d’Elon Musk</text:span></text:span><text:span text:style-name="Strong_20_Emphasis"><text:span text:style-name="T14"><text:line-break/><text:line-break/>Ce type de technologie, souligne-t-il, pourrait être utile pour d’autres applications complexes comme des opérations chirurgicales – qui sont très désordonnées et imprévisibles. « Car l’objectif d’OpenAI est de créer des intelligences artificielles qui serait bonnes et positives pour l’homme». Dangers que ne cesse de dénoncer son cofondateur Elon Musk. La semaine dernière, DeepMind, une entreprise d’intelligence artificielle appartenant à Google, a mis à disposition des chercheurs en IA une séries d’outils pour travailler sur le jeu Starcraft 2, un autre jeu star de l’e-sport, sur lequel elle travaille depuis plusieurs mois. <text:line-break/><text:line-break/>Quelques jours plus tôt, c’est Facebook qui annonçait la mise à disposition de dizaines de milliers de parties de Starcraft pour « entraîner » des programmes. Des défis techniques ambitieux, et qui ont aussi le mérite, dans la course à l’intelligence artificielle que mènent ces organismes, d’assurer une grande visibilité aux vainqueurs quand on connaît la popularité de ces jeux vidéo. </text:span></text:span><text:span text:style-name="Strong_20_Emphasis"><text:span text:style-name="T28"><text:line-break/><text:line-break/></text:span></text:span></text:p>
      </text:section>
      <text:section text:style-name="Sect1" text:name="Section23">
        <text:p text:style-name="P119"><text:span text:style-name="Strong_20_Emphasis"><text:span text:style-name="T32">Liens de l’article :</text:span></text:span><text:span text:style-name="Strong_20_Emphasis"><text:span text:style-name="T48">https://siecledigital.fr/2017/09/12/une-ia-recree-des-jeux-video-en-regardant-une-personne-jouer/</text:span></text:span></text:p>
        <text:p text:style-name="P26"><text:span text:style-name="Strong_20_Emphasis"><text:span text:style-name="T46"/></text:span></text:p>
        <text:p text:style-name="P69"><text:span text:style-name="Strong_20_Emphasis"><text:span text:style-name="T32">date : </text:span></text:span><text:span text:style-name="Strong_20_Emphasis"><text:span text:style-name="T61">1</text:span></text:span><text:span text:style-name="Strong_20_Emphasis"><text:span text:style-name="T78">2</text:span></text:span><text:span text:style-name="Strong_20_Emphasis"><text:span text:style-name="T32">/</text:span></text:span><text:span text:style-name="Strong_20_Emphasis"><text:span text:style-name="T62">0</text:span></text:span><text:span text:style-name="Strong_20_Emphasis"><text:span text:style-name="T78">9</text:span></text:span><text:span text:style-name="Strong_20_Emphasis"><text:span text:style-name="T32">/201</text:span></text:span><text:span text:style-name="Strong_20_Emphasis"><text:span text:style-name="T61">7</text:span></text:span></text:p>
        <text:p text:style-name="P103"><text:span text:style-name="Strong_20_Emphasis"><text:span text:style-name="T102"><text:line-break/></text:span></text:span></text:p>
        <text:p text:style-name="P87"><text:span text:style-name="Strong_20_Emphasis"><text:span text:style-name="T17">C’est sur ce principe que nous avons eu l’occasion d’admirer l’intelligence artificielle de Google battre le champion du monde de jeu de go.</text:span></text:span><text:span text:style-name="Strong_20_Emphasis"><text:span text:style-name="T104"> </text:span></text:span><text:span text:style-name="Strong_20_Emphasis"><text:span text:style-name="T17">Dans leur papier intitulé Game Engine Learning from Video,</text:span></text:span><text:span text:style-name="Strong_20_Emphasis"><text:span text:style-name="T104"> </text:span></text:span><text:span text:style-name="Strong_20_Emphasis"><text:span text:style-name="T17">l’équipe présente une IA capable de recréer le moteur d’un jeu comme Super Mario Bros,</text:span></text:span><text:span text:style-name="Strong_20_Emphasis"><text:span text:style-name="T104"> </text:span></text:span><text:span text:style-name="Strong_20_Emphasis"><text:span text:style-name="T17">simplement en regardant comme il se joue.</text:span></text:span><text:span text:style-name="Strong_20_Emphasis"><text:span text:style-name="T104"> </text:span></text:span><text:span text:style-name="Strong_20_Emphasis"><text:span text:style-name="T17">Pour arriver à reproduire tout cela,</text:span></text:span><text:span text:style-name="Strong_20_Emphasis"><text:span text:style-name="T104"> </text:span></text:span><text:span text:style-name="Strong_20_Emphasis"><text:span text:style-name="T17">l’intelligence artificielle identifie tous les éléments visuels du jeu,</text:span></text:span><text:span text:style-name="Strong_20_Emphasis"><text:span text:style-name="T104"> </text:span></text:span><text:span text:style-name="Strong_20_Emphasis"><text:span text:style-name="T17">puis note tout le fonctionnement de ce qui l’entoure .</text:span></text:span><text:span text:style-name="Strong_20_Emphasis"><text:span text:style-name="T104"> </text:span></text:span><text:span text:style-name="Strong_20_Emphasis"><text:span text:style-name="T17">À la fin,</text:span></text:span><text:span text:style-name="Strong_20_Emphasis"><text:span text:style-name="T104"> </text:span></text:span><text:span text:style-name="Strong_20_Emphasis"><text:span text:style-name="T17">elle arrive à reprendre le gameplay du jeu,</text:span></text:span><text:span text:style-name="Strong_20_Emphasis"><text:span text:style-name="T104"> </text:span></text:span><text:span text:style-name="Strong_20_Emphasis"><text:span text:style-name="T17">en notant tout ce qu’elle voit,</text:span></text:span><text:span text:style-name="Strong_20_Emphasis"><text:span text:style-name="T104"> </text:span></text:span><text:span text:style-name="Strong_20_Emphasis"><text:span text:style-name="T17">et créant des règles pour chaque action.</text:span></text:span><text:span text:style-name="Strong_20_Emphasis"><text:span text:style-name="T104"> <text:line-break/><text:line-break/></text:span></text:span><text:span text:style-name="Strong_20_Emphasis"><text:span text:style-name="T17">Dans un futur proche,</text:span></text:span><text:span text:style-name="Strong_20_Emphasis"><text:span text:style-name="T104"> </text:span></text:span><text:span text:style-name="Strong_20_Emphasis"><text:span text:style-name="T17">l’IA créée par les chercheurs du Georgia Institute of Technology pourrait sortir de son périmètre d’action qui est le jeu vidéo.</text:span></text:span><text:span text:style-name="Strong_20_Emphasis"><text:span text:style-name="T104"> </text:span></text:span><text:span text:style-name="Strong_20_Emphasis"><text:span text:style-name="T17">Elle pourrait servir notamment à renforcer la compréhension de l’IA sur l’Homme.</text:span></text:span><text:span text:style-name="Strong_20_Emphasis"><text:span text:style-name="T104"> </text:span></text:span><text:span text:style-name="Strong_20_Emphasis"><text:span text:style-name="T17">Avec le même concept,</text:span></text:span><text:span text:style-name="Strong_20_Emphasis"><text:span text:style-name="T104"> </text:span></text:span><text:span text:style-name="Strong_20_Emphasis"><text:span text:style-name="T17">il lui suffirait de regarder la manière dont nous nous comportons pour réaliser quelque chose.</text:span></text:span><text:span text:style-name="Strong_20_Emphasis"><text:span text:style-name="T104"> </text:span></text:span><text:span text:style-name="Strong_20_Emphasis"><text:span text:style-name="T17">On serait sur un niveau encore plus complexe,</text:span></text:span><text:span text:style-name="Strong_20_Emphasis"><text:span text:style-name="T104"> </text:span></text:span><text:span text:style-name="Strong_20_Emphasis"><text:span text:style-name="T17">mais qui pourrait déboucher sur de meilleures interactions homme-machine.</text:span></text:span><text:span text:style-name="Strong_20_Emphasis"><text:span text:style-name="T104"> </text:span></text:span><text:span text:style-name="Strong_20_Emphasis"><text:span text:style-name="T28"><text:line-break/><text:line-break/></text:span></text:span></text:p>
      </text:section>
      <text:section text:style-name="Sect1" text:name="Section22">
        <text:p text:style-name="P119"><text:span text:style-name="Strong_20_Emphasis"><text:span text:style-name="T32">Liens de l’article :</text:span></text:span><text:span text:style-name="Strong_20_Emphasis"><text:span text:style-name="T40">https://www.futura-sciences.com/tech/actualites/intelligence-artificielle-ia-recree-jeu-super-mario-bros-juste-observant-68565/</text:span></text:span></text:p>
        <text:p text:style-name="P26"><text:span text:style-name="Strong_20_Emphasis"><text:span text:style-name="T13"/></text:span></text:p>
        <text:p text:style-name="P69"><text:span text:style-name="Strong_20_Emphasis"><text:span text:style-name="T32">date : </text:span></text:span><text:span text:style-name="Strong_20_Emphasis"><text:span text:style-name="T69">1</text:span></text:span><text:span text:style-name="Strong_20_Emphasis"><text:span text:style-name="T68">3/</text:span></text:span><text:span text:style-name="Strong_20_Emphasis"><text:span text:style-name="T69">09</text:span></text:span><text:span text:style-name="Strong_20_Emphasis"><text:span text:style-name="T32">/201</text:span></text:span><text:span text:style-name="Strong_20_Emphasis"><text:span text:style-name="T70">7</text:span></text:span></text:p>
        <text:p text:style-name="P103"><text:span text:style-name="Strong_20_Emphasis"><text:span text:style-name="T28"><text:line-break/></text:span></text:span></text:p>
        <text:p text:style-name="P26"><text:span text:style-name="Strong_20_Emphasis"><text:span text:style-name="T13">Des chercheurs ont conçu une intelligence artificielle qui sait recréer le moteur du jeu Super Mario Bros. À terme, cela pourrait aider les IA à progresser dans leur compréhension du monde réel.<text:line-break/><text:line-break/></text:span></text:span><text:span text:style-name="Strong_20_Emphasis"><text:span text:style-name="T9">Ce qu'il faut retenir</text:span></text:span><text:span text:style-name="Strong_20_Emphasis"><text:span text:style-name="T13"><text:line-break/><text:line-break/>On connaissait déjà les intelligences artificielles capables d'apprendre à jouer à un jeu vidéo en regardant des milliers de parties. C'est ainsi qu'une IA de Google DeepMind a appris à maîtriser les jeux Space Invaders et Montezuma's Revenge sur la console Atari et s'est illustrée au jeu de go. Le résultat est plutôt convaincant, même si le rendu graphique n'est pas exempt d'imperfections et de quelques bugs visuels.Pour réussir cette performance, qui est présentée comme une première mondiale, les spécialistes du Georgia Tech se sont appuyés sur un réseau neuronal convolutif à quatre couches, comportant chacune 128 filtres. <text:line-break/><text:line-break/>Elle dispose aussi de données sur la position et la vitesse des objets qui vont lui servir à créer des règles de cause à effet expliquant chaque action qu'elle détecte en analysant les images. <text:line-break/><text:line-break/></text:span></text:span><text:span text:style-name="Strong_20_Emphasis"><text:span text:style-name="T9">L'IA observe et crée des règles de cause à effet</text:span></text:span><text:span text:style-name="Strong_20_Emphasis"><text:span text:style-name="T13"><text:line-break/><text:line-break/>Petit à petit, l'IA va accumuler ces règles et les combiner pour reproduire le moteur de jeu. Les chercheurs du Georgia Tech admettent par ailleurs que leur technique est limitée dans le sens où l'IA ne sait pas gérer la mort des personnages ni le passage au niveau supérieur. Cependant, ils espèrent trouver des solutions en avançant dans leurs travaux. En fait, l'équipe du Georgia Tech, et, plus généralement, les chercheurs en intelligence artificielle qui travaillent à partir des jeux vidéo poursuivent un but très ambitieux. <text:line-break/><text:line-break/>Ils espèrent qu'un jour, leur technologie pourra être transposée au monde réel de telle sorte qu'une IA sera en mesure de comprendre son environnement comme le font les humains. <text:line-break/></text:span></text:span></text:p>
        <text:p text:style-name="P103"><text:span text:style-name="Strong_20_Emphasis"><text:span text:style-name="T28"><text:line-break/></text:span></text:span></text:p>
      </text:section>
      <text:section text:style-name="Sect1" text:name="Section21">
        <text:p text:style-name="P119"><text:span text:style-name="Strong_20_Emphasis"><text:span text:style-name="T32">Liens de l’article :</text:span></text:span><text:span text:style-name="Strong_20_Emphasis"><text:span text:style-name="T42">http://www.clubic.com/mag/sciences/actualite-835942-2-minutes-video-suffisent-ia-reproduire-jeu.html</text:span></text:span></text:p>
        <text:p text:style-name="P26"><text:span text:style-name="Strong_20_Emphasis"><text:span text:style-name="T32"/></text:span></text:p>
        <text:p text:style-name="P69"><text:span text:style-name="Strong_20_Emphasis"><text:span text:style-name="T32">date : </text:span></text:span><text:span text:style-name="Strong_20_Emphasis"><text:span text:style-name="T61">1</text:span></text:span><text:span text:style-name="Strong_20_Emphasis"><text:span text:style-name="T72">4</text:span></text:span><text:span text:style-name="Strong_20_Emphasis"><text:span text:style-name="T32">/</text:span></text:span><text:span text:style-name="Strong_20_Emphasis"><text:span text:style-name="T72">09</text:span></text:span><text:span text:style-name="Strong_20_Emphasis"><text:span text:style-name="T32">/201</text:span></text:span><text:span text:style-name="Strong_20_Emphasis"><text:span text:style-name="T61">7</text:span></text:span></text:p>
        <text:p text:style-name="P103"><text:span text:style-name="Strong_20_Emphasis"><text:span text:style-name="T102"><text:line-break/></text:span></text:span></text:p>
        <text:p text:style-name="P87"><text:span text:style-name="Strong_20_Emphasis"><text:span text:style-name="T25">Il n'y a pas si longtemps on découvrait que l'Intelligence Artificielle avait désormais les moyens de mettre au chômage les graphistes dans le monde du jeu-vidéo,</text:span></text:span><text:span text:style-name="Strong_20_Emphasis"><text:span text:style-name="T102"> </text:span></text:span><text:span text:style-name="Strong_20_Emphasis"><text:span text:style-name="T25">puisqu'elle était en mesure de reproduire les dessins et les animations avec une rapidité impressionnante.</text:span></text:span><text:span text:style-name="Strong_20_Emphasis"><text:span text:style-name="T102"> </text:span></text:span><text:span text:style-name="Strong_20_Emphasis"><text:span text:style-name="T25">Désormais,</text:span></text:span><text:span text:style-name="Strong_20_Emphasis"><text:span text:style-name="T102"> </text:span></text:span><text:span text:style-name="Strong_20_Emphasis"><text:span text:style-name="T25">les Intelligences Artificielles sont en mesure de reproduire le moteur d'un jeu en ne se basant que sur une petite vidéo.</text:span></text:span><text:span text:style-name="Strong_20_Emphasis"><text:span text:style-name="T102"><text:line-break/><text:line-break/></text:span></text:span><text:span text:style-name="Strong_20_Emphasis"><text:span text:style-name="T21">Quelques minutes de vidéo et voici le gameplay copié</text:span></text:span><text:span text:style-name="Strong_20_Emphasis"><text:span text:style-name="T102"><text:line-break/><text:line-break/></text:span></text:span><text:span text:style-name="Strong_20_Emphasis"><text:span text:style-name="T25">Dans un post sur son blog officiel publié le 7 septembre 2017,</text:span></text:span><text:span text:style-name="Strong_20_Emphasis"><text:span text:style-name="T102"> </text:span></text:span><text:span text:style-name="Strong_20_Emphasis"><text:span text:style-name="T25">L'Université Georgia Tech met en avant les recherches de Matthew Guzdial,</text:span></text:span><text:span text:style-name="Strong_20_Emphasis"><text:span text:style-name="T102"> </text:span></text:span><text:span text:style-name="Strong_20_Emphasis"><text:span text:style-name="T25">Boyang Li et Mark Riedi dans l'Intelligence Artificielle appliquée aux jeux-vidéo.</text:span></text:span><text:span text:style-name="Strong_20_Emphasis"><text:span text:style-name="T102"> </text:span></text:span><text:span text:style-name="Strong_20_Emphasis"><text:span text:style-name="T25">Leur création est en mesure de reproduire un jeu vidéo à l'identique,</text:span></text:span><text:span text:style-name="Strong_20_Emphasis"><text:span text:style-name="T102"> </text:span></text:span><text:span text:style-name="Strong_20_Emphasis"><text:span text:style-name="T25">en ne se basant que sur une vidéo de quelques minutes de celui-ci.</text:span></text:span><text:span text:style-name="Strong_20_Emphasis"><text:span text:style-name="T102"><text:line-break/><text:line-break/></text:span></text:span><text:span text:style-name="Strong_20_Emphasis"><text:span text:style-name="T21">Accélérer le développement des jeux vidéo</text:span></text:span><text:span text:style-name="Strong_20_Emphasis"><text:span text:style-name="T102"><text:line-break/><text:line-break/></text:span></text:span><text:span text:style-name="Strong_20_Emphasis"><text:span text:style-name="T25">Il faut néanmoins plusieurs vidéos pour réussir à reproduire un jeu quasiment à l'identique,</text:span></text:span><text:span text:style-name="Strong_20_Emphasis"><text:span text:style-name="T102"> </text:span></text:span><text:span text:style-name="Strong_20_Emphasis"><text:span text:style-name="T25">un véritable clone.</text:span></text:span><text:span text:style-name="Strong_20_Emphasis"><text:span text:style-name="T102"> </text:span></text:span><text:span text:style-name="Strong_20_Emphasis"><text:span text:style-name="T25">Sauf que l'IA n'a jamais eu accès au code source.</text:span></text:span><text:span text:style-name="Strong_20_Emphasis"><text:span text:style-name="T102"> </text:span></text:span><text:span text:style-name="Strong_20_Emphasis"><text:span text:style-name="T25">Une deuxième IA a même pu jouer au jeu créé par la première.</text:span></text:span><text:span text:style-name="Strong_20_Emphasis"><text:span text:style-name="T102"> </text:span></text:span><text:span text:style-name="Strong_20_Emphasis"><text:span text:style-name="T25">Il suffirait alors de ne développer qu'une partie du jeu pour que l'IA puisse être en mesure de créer le reste.</text:span></text:span><text:span text:style-name="Strong_20_Emphasis"><text:span text:style-name="T102"> </text:span></text:span><text:span text:style-name="Strong_20_Emphasis"><text:span text:style-name="T109"><text:line-break/><text:line-break/></text:span></text:span></text:p>
      </text:section>
      <text:section text:style-name="Sect1" text:name="Section20">
        <text:p text:style-name="P120"><text:span text:style-name="Strong_20_Emphasis"><text:span text:style-name="T32">Liens de l’article :</text:span></text:span><text:span text:style-name="Strong_20_Emphasis"><text:span text:style-name="T45">http://sciencepost.fr/2017/09/cette-i-a-capable-de-recreer-jeu-video-regardant-quelquun-jouer/</text:span></text:span></text:p>
        <text:p text:style-name="P27"><text:span text:style-name="Strong_20_Emphasis"><text:span text:style-name="T32"/></text:span></text:p>
        <text:p text:style-name="P70"><text:span text:style-name="Strong_20_Emphasis"><text:span text:style-name="T32">date : </text:span></text:span><text:span text:style-name="Strong_20_Emphasis"><text:span text:style-name="T75">20</text:span></text:span><text:span text:style-name="Strong_20_Emphasis"><text:span text:style-name="T32">/</text:span></text:span><text:span text:style-name="Strong_20_Emphasis"><text:span text:style-name="T75">09</text:span></text:span><text:span text:style-name="Strong_20_Emphasis"><text:span text:style-name="T32">/201</text:span></text:span><text:span text:style-name="Strong_20_Emphasis"><text:span text:style-name="T61">7</text:span></text:span></text:p>
        <text:p text:style-name="P104"><text:span text:style-name="Strong_20_Emphasis"><text:span text:style-name="T102"><text:line-break/></text:span></text:span></text:p>
        <text:p text:style-name="P27"><text:span text:style-name="Strong_20_Emphasis"><text:span text:style-name="T16">L’intelligence artificielle est capable d’apprendre et d’évoluer en prenant le contrôle d’un jeu auquel elle finira par exceller tôt ou tard.</text:span></text:span><text:span text:style-name="Strong_20_Emphasis"><text:span text:style-name="T27"> </text:span></text:span><text:span text:style-name="Strong_20_Emphasis"><text:span text:style-name="T16">C’est sur ce même principe que le robot AlphaGo avait réussi il y a quelques mois à battre le champion du monde du jeu de go,</text:span></text:span><text:span text:style-name="Strong_20_Emphasis"><text:span text:style-name="T27"> </text:span></text:span><text:span text:style-name="Strong_20_Emphasis"><text:span text:style-name="T16">un jeu de plateau originaire de Chine ayant la réputation d’être plus complexe que les célèbres échecs.</text:span></text:span><text:span text:style-name="Strong_20_Emphasis"><text:span text:style-name="T27"> </text:span></text:span><text:span text:style-name="Strong_20_Emphasis"><text:span text:style-name="T16">Il faut savoir que l’intelligence artificielle a été capable d’une telle prouesse en regardant simplement les pixels à l’écran tout en apprenant,</text:span></text:span><text:span text:style-name="Strong_20_Emphasis"><text:span text:style-name="T27"> </text:span></text:span><text:span text:style-name="Strong_20_Emphasis"><text:span text:style-name="T16">et ce,</text:span></text:span><text:span text:style-name="Strong_20_Emphasis"><text:span text:style-name="T27"> </text:span></text:span><text:span text:style-name="Strong_20_Emphasis"><text:span text:style-name="T16">sans avoir eu accès au code du jeu.</text:span></text:span><text:span text:style-name="Strong_20_Emphasis"><text:span text:style-name="T27"> </text:span></text:span><text:span text:style-name="Strong_20_Emphasis"><text:span text:style-name="T16">Afin de parvenir à reproduire le jeu,</text:span></text:span><text:span text:style-name="Strong_20_Emphasis"><text:span text:style-name="T27"> </text:span></text:span><text:span text:style-name="Strong_20_Emphasis"><text:span text:style-name="T16">l’I.A a identifié en les observant tous les éléments visuels du jeu et a intégré tout les éléments relatifs à son fonctionnement comme la vitesse ainsi que le déplacement des personnages et des autres objets.</text:span></text:span><text:span text:style-name="Strong_20_Emphasis"><text:span text:style-name="T27"> <text:line-break/><text:line-break/></text:span></text:span><text:span text:style-name="Strong_20_Emphasis"><text:span text:style-name="T16">Cette I.A pourrait servir à autre chose qu’à reproduire des jeux vidéos dans un futur plus ou moins proche.En effet,</text:span></text:span><text:span text:style-name="Strong_20_Emphasis"><text:span text:style-name="T27"> </text:span></text:span><text:span text:style-name="Strong_20_Emphasis"><text:span text:style-name="T16">les chercheurs américains espèrent que celle-ci puisse contribuer à une meilleure compréhension de l’intelligence artificielle sur l’Homme.</text:span></text:span><text:span text:style-name="Strong_20_Emphasis"><text:span text:style-name="T27"> </text:span></text:span><text:span text:style-name="Strong_20_Emphasis"><text:span text:style-name="T16">Ainsi,</text:span></text:span><text:span text:style-name="Strong_20_Emphasis"><text:span text:style-name="T27"> </text:span></text:span><text:span text:style-name="Strong_20_Emphasis"><text:span text:style-name="T16">une I.A pourrait observer notre comportement et reproduire nos faits et gestes,</text:span></text:span><text:span text:style-name="Strong_20_Emphasis"><text:span text:style-name="T27"> </text:span></text:span><text:span text:style-name="Strong_20_Emphasis"><text:span text:style-name="T16">mais il s’agit pour l’heure d’un niveau plus élevé de complexité,</text:span></text:span><text:span text:style-name="Strong_20_Emphasis"><text:span text:style-name="T27"> </text:span></text:span><text:span text:style-name="Strong_20_Emphasis"><text:span text:style-name="T16">alors patientons !.</text:span></text:span><text:span text:style-name="Strong_20_Emphasis"><text:span text:style-name="T105"><text:line-break/></text:span></text:span><text:span text:style-name="Strong_20_Emphasis"><text:span text:style-name="T109"><text:line-break/></text:span></text:span></text:p>
      </text:section>
      <text:section text:style-name="Sect1" text:name="Section19">
        <text:p text:style-name="P121"><text:span text:style-name="Strong_20_Emphasis"><text:span text:style-name="T32">Liens de l’article :</text:span></text:span><text:a xlink:type="simple" xlink:href="http://www.lesaffaires.com/dossier/ia-comment-le-quebec-prend-part-a-la-revolution/ia-la-particularite-du-jeu-video/597480" text:style-name="Internet_20_link" text:visited-style-name="Visited_20_Internet_20_Link"><text:span text:style-name="Strong_20_Emphasis"><text:span text:style-name="T46">http://www.lesaffaires.com/dossier/ia-comment-le-quebec-prend-part-a-la-revolution/ia-la-particularite-du-jeu-video/597480</text:span></text:span></text:a></text:p>
        <text:p text:style-name="P28"><text:span text:style-name="Strong_20_Emphasis"><text:span text:style-name="T46"/></text:span></text:p>
        <text:p text:style-name="P71"><text:span text:style-name="Strong_20_Emphasis"><text:span text:style-name="T32">date : </text:span></text:span><text:span text:style-name="Strong_20_Emphasis"><text:span text:style-name="T76">27</text:span></text:span><text:span text:style-name="Strong_20_Emphasis"><text:span text:style-name="T32">/</text:span></text:span><text:span text:style-name="Strong_20_Emphasis"><text:span text:style-name="T76">09</text:span></text:span><text:span text:style-name="Strong_20_Emphasis"><text:span text:style-name="T32">/201</text:span></text:span><text:span text:style-name="Strong_20_Emphasis"><text:span text:style-name="T61">7</text:span></text:span></text:p>
        <text:p text:style-name="P105"><text:span text:style-name="Strong_20_Emphasis"><text:span text:style-name="T102"><text:line-break/></text:span></text:span></text:p>
        <text:p text:style-name="P28"><text:span text:style-name="Strong_20_Emphasis"><text:span text:style-name="T16">« Nous devons équilibrer l'IA pour qu'elle soit crédible et amusante», explique Yves Jacquier, directeur exécutif des studios de service de production chez Ubisoft. M. Jacquier dirige Ubisoft La Forge, un espace de prototypage dont la mission est de concrétiser «les idées technologiques issues de la collaboration entre le milieu de la recherche universitaire et les équipes de production». M. Jacquier ajoute que l'industrie du jeu vidéo fait de l'intelligence artificielle depuis la nuit des temps, mais que les systèmes sont beaucoup plus puissants et complexes depuis quelques années. « On avait une voiture à conduire au milieu d'autres voitures, mais dans un environnement fixe qui ne réagissait pas, ou très peu,aux actions des joueurs», dit-il, ajoutant que l'industrie a connu un tournant il y a une dizaine d'années avec la création de mondes ouverts, comme dans la franchise Assassin's Creed. <text:line-break/><text:line-break/>À son avis, la montée en puissance de l'intelligence artificielle ne doit pas être perçue comme une menace par les travailleurs de l'industrie du jeu vidéo. Selon lui, le même phénomène est en train de se produire en intelligence artificielle. « Dans un monde idéal, on aimerait que les systèmes arrivent à faire le travail», raconte-t-il.</text:span></text:span></text:p>
        <text:p text:style-name="P105"><text:span text:style-name="Strong_20_Emphasis"><text:span text:style-name="T105"><text:line-break/><text:line-break/></text:span></text:span></text:p>
      </text:section>
      <text:section text:style-name="Sect1" text:name="Section18">
        <text:p text:style-name="P121"><text:span text:style-name="Strong_20_Emphasis"><text:span text:style-name="T32">Liens de l’article :</text:span></text:span><text:span text:style-name="Strong_20_Emphasis"><text:span text:style-name="T55">https://www.lebigdata.fr/google-deepmind</text:span></text:span></text:p>
        <text:p text:style-name="P28"><text:span text:style-name="Strong_20_Emphasis"><text:span text:style-name="T46"/></text:span></text:p>
        <text:p text:style-name="P71"><text:span text:style-name="Strong_20_Emphasis"><text:span text:style-name="T32">date : </text:span></text:span><text:span text:style-name="Strong_20_Emphasis"><text:span text:style-name="T88">29</text:span></text:span><text:span text:style-name="Strong_20_Emphasis"><text:span text:style-name="T32">/</text:span></text:span><text:span text:style-name="Strong_20_Emphasis"><text:span text:style-name="T87">0</text:span></text:span><text:span text:style-name="Strong_20_Emphasis"><text:span text:style-name="T88">9</text:span></text:span><text:span text:style-name="Strong_20_Emphasis"><text:span text:style-name="T32">/201</text:span></text:span><text:span text:style-name="Strong_20_Emphasis"><text:span text:style-name="T61">7</text:span></text:span></text:p>
        <text:p text:style-name="P105"><text:span text:style-name="Strong_20_Emphasis"><text:span text:style-name="T102"><text:line-break/></text:span></text:span></text:p>
        <text:p text:style-name="P28"><text:span text:style-name="Strong_20_Emphasis"><text:span text:style-name="T16">Elle développe des algorithmes de Deep Learning permettant à des agents IA d’apprendre de manière autonome sans avoir été programmés au préalable.</text:span></text:span><text:span text:style-name="Strong_20_Emphasis"><text:span text:style-name="T27"><text:line-break/><text:line-break/></text:span></text:span><text:span text:style-name="Strong_20_Emphasis"><text:span text:style-name="T16">Qu’est-ce que Google DeepMind ?</text:span></text:span><text:span text:style-name="Strong_20_Emphasis"><text:span text:style-name="T27"><text:line-break/><text:line-break/></text:span></text:span><text:span text:style-name="Strong_20_Emphasis"><text:span text:style-name="T16">Son objectif est de créer des machines intelligentes capables d’apprendre et d’acquérir de nouvelles connaissances à la manière des êtres humains.</text:span></text:span><text:span text:style-name="Strong_20_Emphasis"><text:span text:style-name="T27"> </text:span></text:span><text:span text:style-name="Strong_20_Emphasis"><text:span text:style-name="T16">Pour ce faire,</text:span></text:span><text:span text:style-name="Strong_20_Emphasis"><text:span text:style-name="T27"> </text:span></text:span><text:span text:style-name="Strong_20_Emphasis"><text:span text:style-name="T16">DeepMind développe de puissants algorithmes d’apprentissage général pouvant être combinés pour créer un système IA,</text:span></text:span><text:span text:style-name="Strong_20_Emphasis"><text:span text:style-name="T27"> </text:span></text:span><text:span text:style-name="Strong_20_Emphasis"><text:span text:style-name="T16">aussi appelé agent IA.</text:span></text:span><text:span text:style-name="Strong_20_Emphasis"><text:span text:style-name="T27"> </text:span></text:span><text:span text:style-name="Strong_20_Emphasis"><text:span text:style-name="T16">Les systèmes étant généraux,</text:span></text:span><text:span text:style-name="Strong_20_Emphasis"><text:span text:style-name="T27"> </text:span></text:span><text:span text:style-name="Strong_20_Emphasis"><text:span text:style-name="T16">ils sont supposés être capables d’opérer pour différentes tâches.D’ordinaire,</text:span></text:span><text:span text:style-name="Strong_20_Emphasis"><text:span text:style-name="T27"> </text:span></text:span><text:span text:style-name="Strong_20_Emphasis"><text:span text:style-name="T16">les outils IA sont pré-programmés pour résoudre des tâches spécifiques.</text:span></text:span><text:span text:style-name="Strong_20_Emphasis"><text:span text:style-name="T27"> <text:line-break/><text:line-break/></text:span></text:span><text:span text:style-name="Strong_20_Emphasis"><text:span text:style-name="T16">Pour Mustafa Suleyman,</text:span></text:span><text:span text:style-name="Strong_20_Emphasis"><text:span text:style-name="T27"> </text:span></text:span><text:span text:style-name="Strong_20_Emphasis"><text:span text:style-name="T16">les systèmes ainsi développés sont rigides,</text:span></text:span><text:span text:style-name="Strong_20_Emphasis"><text:span text:style-name="T27"> </text:span></text:span><text:span text:style-name="Strong_20_Emphasis"><text:span text:style-name="T16">figés,</text:span></text:span><text:span text:style-name="Strong_20_Emphasis"><text:span text:style-name="T27"> </text:span></text:span><text:span text:style-name="Strong_20_Emphasis"><text:span text:style-name="T16">et incapables de gérer la nouveauté ou de s’adapter à de nouveaux paramètres.</text:span></text:span><text:span text:style-name="Strong_20_Emphasis"><text:span text:style-name="T27"> </text:span></text:span><text:span text:style-name="Strong_20_Emphasis"><text:span text:style-name="T16">L’AGI désigne les systèmes et outils flexibles,adaptables,</text:span></text:span><text:span text:style-name="Strong_20_Emphasis"><text:span text:style-name="T27"> </text:span></text:span><text:span text:style-name="Strong_20_Emphasis"><text:span text:style-name="T16">et capables d’apprendre.</text:span></text:span><text:span text:style-name="Strong_20_Emphasis"><text:span text:style-name="T27"> </text:span></text:span><text:span text:style-name="Strong_20_Emphasis"><text:span text:style-name="T16">Pour développer ses systèmes,</text:span></text:span><text:span text:style-name="Strong_20_Emphasis"><text:span text:style-name="T27"> </text:span></text:span><text:span text:style-name="Strong_20_Emphasis"><text:span text:style-name="T16">DeepMind utilise la reinforcement Learning architecture.</text:span></text:span><text:span text:style-name="Strong_20_Emphasis"><text:span text:style-name="T27"> </text:span></text:span><text:span text:style-name="Strong_20_Emphasis"><text:span text:style-name="T16">Cet environnement peut être un domaine physique,</text:span></text:span><text:span text:style-name="Strong_20_Emphasis"><text:span text:style-name="T27"> </text:span></text:span><text:span text:style-name="Strong_20_Emphasis"><text:span text:style-name="T16">un environnement commercial,un environnement robotique ou même un jeu Atari.</text:span></text:span><text:span text:style-name="Strong_20_Emphasis"><text:span text:style-name="T27"> <text:line-break/><text:line-break/></text:span></text:span><text:span text:style-name="Strong_20_Emphasis"><text:span text:style-name="T16">Ces observations sont utilisées pour mettre à jour ses règles de comportement.</text:span></text:span><text:span text:style-name="Strong_20_Emphasis"><text:span text:style-name="T27"> <text:line-break/><text:line-break/></text:span></text:span><text:span text:style-name="Strong_20_Emphasis"><text:span text:style-name="T16">Comment fonctionne Google DeepMind ?</text:span></text:span><text:span text:style-name="Strong_20_Emphasis"><text:span text:style-name="T27"><text:line-break/><text:line-break/></text:span></text:span><text:span text:style-name="Strong_20_Emphasis"><text:span text:style-name="T16">L’idée de base est de prendre des données de pixels brutes ou des données en provenance de capteurs que l’on souhaite classifier ou reconnaître.</text:span></text:span><text:span text:style-name="Strong_20_Emphasis"><text:span text:style-name="T27"> </text:span></text:span><text:span text:style-name="Strong_20_Emphasis"><text:span text:style-name="T16">C’est ainsi qu’il est possible d’apprendre à trouver une structure au sein de très larges ensembles de données.</text:span></text:span><text:span text:style-name="Strong_20_Emphasis"><text:span text:style-name="T27"> </text:span></text:span><text:span text:style-name="Strong_20_Emphasis"><text:span text:style-name="T16">Ainsi,</text:span></text:span><text:span text:style-name="Strong_20_Emphasis"><text:span text:style-name="T27"> </text:span></text:span><text:span text:style-name="Strong_20_Emphasis"><text:span text:style-name="T16">il est possible d’imposer certaines conditions au réseau afin de produire des ensembles d’étiquettes ou de classifications reconnaissables et utiles pour les humains.</text:span></text:span><text:span text:style-name="Strong_20_Emphasis"><text:span text:style-name="T27"><text:line-break/><text:line-break/></text:span></text:span><text:span text:style-name="Strong_20_Emphasis"><text:span text:style-name="T16">Comme Google DeepMind est testé ?</text:span></text:span><text:span text:style-name="Strong_20_Emphasis"><text:span text:style-name="T27"><text:line-break/><text:line-break/></text:span></text:span><text:span text:style-name="Strong_20_Emphasis"><text:span text:style-name="T16">Pour tester ce dont est capable l’intelligence artificielle qu’elle a développé,</text:span></text:span><text:span text:style-name="Strong_20_Emphasis"><text:span text:style-name="T27"> </text:span></text:span><text:span text:style-name="Strong_20_Emphasis"><text:span text:style-name="T16">Google DeepMind utilise la plateforme de jeux d’arcade Atari,</text:span></text:span><text:span text:style-name="Strong_20_Emphasis"><text:span text:style-name="T27"> </text:span></text:span><text:span text:style-name="Strong_20_Emphasis"><text:span text:style-name="T16">daté des années 1970.</text:span></text:span><text:span text:style-name="Strong_20_Emphasis"><text:span text:style-name="T27"> </text:span></text:span><text:span text:style-name="Strong_20_Emphasis"><text:span text:style-name="T16">Les agents jouent à des jeux comme Space Invaders,</text:span></text:span><text:span text:style-name="Strong_20_Emphasis"><text:span text:style-name="T27"> </text:span></text:span><text:span text:style-name="Strong_20_Emphasis"><text:span text:style-name="T16">et apprennent à maîtriser le jeu au fil des parties.</text:span></text:span><text:span text:style-name="Strong_20_Emphasis"><text:span text:style-name="T27"> </text:span></text:span><text:span text:style-name="Strong_20_Emphasis"><text:span text:style-name="T16">Ce processus permet également aux agents de s’entraîner pour acquérir des compétences générales.</text:span></text:span><text:span text:style-name="Strong_20_Emphasis"><text:span text:style-name="T27"> </text:span></text:span><text:span text:style-name="Strong_20_Emphasis"><text:span text:style-name="T16">L’agent est connecté aux boutons de commandes,</text:span></text:span><text:span text:style-name="Strong_20_Emphasis"><text:span text:style-name="T27"> </text:span></text:span><text:span text:style-name="Strong_20_Emphasis"><text:span text:style-name="T16">mais ne reçoit pas d’instructions concernant les effets de chaque bouton.</text:span></text:span><text:span text:style-name="Strong_20_Emphasis"><text:span text:style-name="T27"> <text:line-break/><text:line-break/></text:span></text:span><text:span text:style-name="Strong_20_Emphasis"><text:span text:style-name="T16">Il doit découvrir par lui-même l’effet produit par ces outils du monde réel et comment les utiliser.L’objectif des agents est de marquer le plus haut score possible.</text:span></text:span><text:span text:style-name="Strong_20_Emphasis"><text:span text:style-name="T27"> </text:span></text:span><text:span text:style-name="Strong_20_Emphasis"><text:span text:style-name="T16">À chaque entrée d’information,</text:span></text:span><text:span text:style-name="Strong_20_Emphasis"><text:span text:style-name="T27"> </text:span></text:span><text:span text:style-name="Strong_20_Emphasis"><text:span text:style-name="T16">l’agent tente de découvrir quelle action est optimale par rapport à ces informations,</text:span></text:span><text:span text:style-name="Strong_20_Emphasis"><text:span text:style-name="T27"> </text:span></text:span><text:span text:style-name="Strong_20_Emphasis"><text:span text:style-name="T16">et répète ce processus au fil du temps pour tenter d’optimiser son score.</text:span></text:span><text:span text:style-name="Strong_20_Emphasis"><text:span text:style-name="T27"> </text:span></text:span><text:span text:style-name="Strong_20_Emphasis"><text:span text:style-name="T16">En jouant à Space Invaders pour la première fois,</text:span></text:span><text:span text:style-name="Strong_20_Emphasis"><text:span text:style-name="T27"> </text:span></text:span><text:span text:style-name="Strong_20_Emphasis"><text:span text:style-name="T16">un agent peine à se cacher derrière les obstacles oranges,</text:span></text:span><text:span text:style-name="Strong_20_Emphasis"><text:span text:style-name="T27"> </text:span></text:span><text:span text:style-name="Strong_20_Emphasis"><text:span text:style-name="T16">et </text:span></text:span><text:soft-page-break/><text:span text:style-name="Strong_20_Emphasis"><text:span text:style-name="T16">tend à tirer de manière totalement aléatoire.</text:span></text:span><text:span text:style-name="Strong_20_Emphasis"><text:span text:style-name="T27"> <text:line-break/><text:line-break/></text:span></text:span><text:span text:style-name="Strong_20_Emphasis"><text:span text:style-name="T16">Il se fait tuer en continu et n’a aucune idée de ce qu’il doit faire au sein de cet environnement virtuel.</text:span></text:span><text:span text:style-name="Strong_20_Emphasis"><text:span text:style-name="T27"> </text:span></text:span><text:span text:style-name="Strong_20_Emphasis"><text:span text:style-name="T16">Par la suite,</text:span></text:span><text:span text:style-name="Strong_20_Emphasis"><text:span text:style-name="T27"> </text:span></text:span><text:span text:style-name="Strong_20_Emphasis"><text:span text:style-name="T16">une fois entraîné,</text:span></text:span><text:span text:style-name="Strong_20_Emphasis"><text:span text:style-name="T27"> </text:span></text:span><text:span text:style-name="Strong_20_Emphasis"><text:span text:style-name="T16">l’agent apprend à contrôler son avatar et touche sa cible à chaque tour.</text:span></text:span><text:span text:style-name="Strong_20_Emphasis"><text:span text:style-name="T27"> </text:span></text:span><text:span text:style-name="Strong_20_Emphasis"><text:span text:style-name="T16">Il parvient à trouver les ennemis qui rapportent le plus de points et ne se fait pratiquement pas toucher.</text:span></text:span><text:span text:style-name="Strong_20_Emphasis"><text:span text:style-name="T27"> </text:span></text:span><text:span text:style-name="Strong_20_Emphasis"><text:span text:style-name="T16">Au bout du compte,</text:span></text:span><text:span text:style-name="Strong_20_Emphasis"><text:span text:style-name="T27"> </text:span></text:span><text:span text:style-name="Strong_20_Emphasis"><text:span text:style-name="T16">l’agent parvient à finir le jeu sans commettre aucune erreur et s’avère plus performant qu’un joueur humain.</text:span></text:span><text:span text:style-name="Strong_20_Emphasis"><text:span text:style-name="T27"> <text:line-break/><text:line-break/></text:span></text:span><text:span text:style-name="Strong_20_Emphasis"><text:span text:style-name="T16">C’est ainsi que DeepMind est parvenu à vaincre le champion sud-coréen de jeu de Go,</text:span></text:span><text:span text:style-name="Strong_20_Emphasis"><text:span text:style-name="T27"> </text:span></text:span><text:span text:style-name="Strong_20_Emphasis"><text:span text:style-name="T16">Lee Sedol,</text:span></text:span><text:span text:style-name="Strong_20_Emphasis"><text:span text:style-name="T27"> </text:span></text:span><text:span text:style-name="Strong_20_Emphasis"><text:span text:style-name="T16">avec son agent AlphaGo en 2016.</text:span></text:span><text:span text:style-name="Strong_20_Emphasis"><text:span text:style-name="T27"> <text:line-break/><text:line-break/></text:span></text:span><text:span text:style-name="Strong_20_Emphasis"><text:span text:style-name="T16">Comment Google utilise DeepMind ?</text:span></text:span><text:span text:style-name="Strong_20_Emphasis"><text:span text:style-name="T27"><text:line-break/><text:line-break/></text:span></text:span><text:span text:style-name="Strong_20_Emphasis"><text:span text:style-name="T16">Google utilise les algorithmes de DeepMind pour rendre certains de ses produits et services les plus populaires plus intelligents.</text:span></text:span><text:span text:style-name="Strong_20_Emphasis"><text:span text:style-name="T27"> </text:span></text:span><text:span text:style-name="Strong_20_Emphasis"><text:span text:style-name="T16">Ce taux d’erreur est comparable à celui d’un être humain.</text:span></text:span><text:span text:style-name="Strong_20_Emphasis"><text:span text:style-name="T27"> </text:span></text:span><text:span text:style-name="Strong_20_Emphasis"><text:span text:style-name="T16">Le deep Learning est également utilisé pour la reconnaissance de texte et la traduction,</text:span></text:span><text:span text:style-name="Strong_20_Emphasis"><text:span text:style-name="T27"> </text:span></text:span><text:span text:style-name="Strong_20_Emphasis"><text:span text:style-name="T16">ou encore pour la recherche locale et la reconnaissance vocale.</text:span></text:span><text:span text:style-name="Strong_20_Emphasis"><text:span text:style-name="T27"> </text:span></text:span><text:span text:style-name="Strong_20_Emphasis"><text:span text:style-name="T16">Dans ce domaine,</text:span></text:span><text:span text:style-name="Strong_20_Emphasis"><text:span text:style-name="T27"> </text:span></text:span><text:span text:style-name="Strong_20_Emphasis"><text:span text:style-name="T16">en 2012,</text:span></text:span><text:span text:style-name="Strong_20_Emphasis"><text:span text:style-name="T27"> </text:span></text:span><text:span text:style-name="Strong_20_Emphasis"><text:span text:style-name="T16">DeepMind a permis de réduire le taux d’erreur de 30%.</text:span></text:span><text:span text:style-name="Strong_20_Emphasis"><text:span text:style-name="T27"> <text:line-break/><text:line-break/></text:span></text:span><text:span text:style-name="Strong_20_Emphasis"><text:span text:style-name="T16">Plus de 60 systèmes basés sur des règles ont été remplacés par des réseaux basés sur le deep Learning.Depuis peu,</text:span></text:span><text:span text:style-name="Strong_20_Emphasis"><text:span text:style-name="T27"> </text:span></text:span><text:span text:style-name="Strong_20_Emphasis"><text:span text:style-name="T16">Google DeepMind est même en mesure de créer des œuvres d’art.</text:span></text:span><text:span text:style-name="Strong_20_Emphasis"><text:span text:style-name="T27"> <text:line-break/><text:line-break/></text:span></text:span><text:span text:style-name="Strong_20_Emphasis"><text:span text:style-name="T16">Doit-on craindre Google DeepMind ?</text:span></text:span><text:span text:style-name="Strong_20_Emphasis"><text:span text:style-name="T27"><text:line-break/><text:line-break/></text:span></text:span><text:span text:style-name="Strong_20_Emphasis"><text:span text:style-name="T16">Selon DeepMind,</text:span></text:span><text:span text:style-name="Strong_20_Emphasis"><text:span text:style-name="T27"> </text:span></text:span><text:span text:style-name="Strong_20_Emphasis"><text:span text:style-name="T16">si ce risque existe effectivement,</text:span></text:span><text:span text:style-name="Strong_20_Emphasis"><text:span text:style-name="T27"> </text:span></text:span><text:span text:style-name="Strong_20_Emphasis"><text:span text:style-name="T16">il tend à détourner l’attention des véritables questions d’éthique et de sécurité à se poser concernant l’intelligence artificielle.</text:span></text:span><text:span text:style-name="Strong_20_Emphasis"><text:span text:style-name="T27"> </text:span></text:span><text:span text:style-name="Strong_20_Emphasis"><text:span text:style-name="T16">Comme tous les outils de ce monde,</text:span></text:span><text:span text:style-name="Strong_20_Emphasis"><text:span text:style-name="T27"> </text:span></text:span><text:span text:style-name="Strong_20_Emphasis"><text:span text:style-name="T16">le pouvoir de l’intelligence artificielle peut potentiellement être utilisé à mauvais escient.Cependant,</text:span></text:span><text:span text:style-name="Strong_20_Emphasis"><text:span text:style-name="T27"> </text:span></text:span><text:span text:style-name="Strong_20_Emphasis"><text:span text:style-name="T16">il est possible de contrôler des outils comme une machine à laver ou un tracteur,</text:span></text:span><text:span text:style-name="Strong_20_Emphasis"><text:span text:style-name="T27"> </text:span></text:span><text:span text:style-name="Strong_20_Emphasis"><text:span text:style-name="T16">tandis qu’il est probable que l’humanité perde un jour le contrôle de l’IA.</text:span></text:span><text:span text:style-name="Strong_20_Emphasis"><text:span text:style-name="T27"> </text:span></text:span><text:span text:style-name="Strong_20_Emphasis"><text:span text:style-name="T16">Tout comme le développement nucléaire ou la production d’armes chimiques,</text:span></text:span><text:span text:style-name="Strong_20_Emphasis"><text:span text:style-name="T27"> </text:span></text:span><text:span text:style-name="Strong_20_Emphasis"><text:span text:style-name="T16">il est donc nécessaire de se montrer prudent et d’avancer progressivement dans ce domaine.</text:span></text:span><text:span text:style-name="Strong_20_Emphasis"><text:span text:style-name="T27"> <text:line-break/><text:line-break/></text:span></text:span><text:span text:style-name="Strong_20_Emphasis"><text:span text:style-name="T16">L’enquête de l’ICO sur le partenariat entre Google Deepmind et trois hôpitaux londoniens a abouti sur un jugement en non-conformité avec la loi sur la protection des données privées.</text:span></text:span><text:span text:style-name="Strong_20_Emphasis"><text:span text:style-name="T27"> </text:span></text:span><text:span text:style-name="Strong_20_Emphasis"><text:span text:style-name="T16">L’objectif était d’améliorer les algorithmes de DeepMind à l’aide de ces informations critiques et faciliter la mise au point de solutions médicales de pointe.</text:span></text:span><text:span text:style-name="Strong_20_Emphasis"><text:span text:style-name="T27"> </text:span></text:span><text:span text:style-name="Strong_20_Emphasis"><text:span text:style-name="T16">Seulement le partenariat entre Royal Free NHS Trust,</text:span></text:span><text:span text:style-name="Strong_20_Emphasis"><text:span text:style-name="T27"> </text:span></text:span><text:span text:style-name="Strong_20_Emphasis"><text:span text:style-name="T16">le gestionnaire des trois hôpitaux,</text:span></text:span><text:span text:style-name="Strong_20_Emphasis"><text:span text:style-name="T27"> </text:span></text:span><text:span text:style-name="Strong_20_Emphasis"><text:span text:style-name="T16">et la filiale d’intelligence artificielle d’Alphabet posait la problématique du consentement des utilisateurs qui devait rétroactivement signaler leur refus de l’exploitation de leurs données médicales.</text:span></text:span><text:span text:style-name="Strong_20_Emphasis"><text:span text:style-name="T27"> </text:span></text:span><text:span text:style-name="Strong_20_Emphasis"><text:span text:style-name="T16">Il était jusqu’alors difficile de savoir si un dossier médical en particulier était utilisé pour développer la version test de l’application Streams,</text:span></text:span><text:span text:style-name="Strong_20_Emphasis"><text:span text:style-name="T27"> </text:span></text:span><text:span text:style-name="Strong_20_Emphasis"><text:span text:style-name="T16">un outil d’analyse prédictive des septicémies.</text:span></text:span><text:span text:style-name="Strong_20_Emphasis"><text:span text:style-name="T27"> <text:line-break/><text:line-break/></text:span></text:span><text:span text:style-name="Strong_20_Emphasis"><text:span text:style-name="T16">Pour plus de clarté pour l’autorité britannique et les patients,</text:span></text:span><text:span text:style-name="Strong_20_Emphasis"><text:span text:style-name="T27"> </text:span></text:span><text:span text:style-name="Strong_20_Emphasis"><text:span text:style-name="T16">les deux entités devront se mettre en conformité avec la loi sur la protection des données personnelles tout en signalant le type d’informations exploitées.</text:span></text:span><text:span text:style-name="Strong_20_Emphasis"><text:span text:style-name="T27"> </text:span></text:span><text:span text:style-name="Strong_20_Emphasis"><text:span text:style-name="T16">Si Royal Free NHS et Google DeepMind se défendent en disant vouloir sauver des vies,</text:span></text:span><text:span text:style-name="Strong_20_Emphasis"><text:span text:style-name="T27"> </text:span></text:span><text:span text:style-name="Strong_20_Emphasis"><text:span text:style-name="T16">l’ICO ne veut pas déroger aux principes du respect de la vie privée dans le cadre de </text:span></text:span><text:soft-page-break/><text:span text:style-name="Strong_20_Emphasis"><text:span text:style-name="T16">tests.</text:span></text:span><text:span text:style-name="Strong_20_Emphasis"><text:span text:style-name="T27"> </text:span></text:span><text:span text:style-name="Strong_20_Emphasis"><text:span text:style-name="T16">Les deux acteurs devront donc réaliser une étude d’impact sur la vie privée des patients lors de la phase de ces tests et assurer le respect des dossiers à l’avenir.</text:span></text:span><text:span text:style-name="Strong_20_Emphasis"><text:span text:style-name="T27"> </text:span></text:span><text:span text:style-name="Strong_20_Emphasis"><text:span text:style-name="T16">Google Deepmind et Royal Free NHS ont déjà exprimé leur volonté de suivre ces directives tout en enluminant les progrès de l’application Streams et en se targuant d’avoir amélioré leurs politiques de gestions des données personnelles.</text:span></text:span><text:span text:style-name="Strong_20_Emphasis"><text:span text:style-name="T27"> </text:span></text:span><text:span text:style-name="Strong_20_Emphasis"><text:span text:style-name="T105"><text:line-break/><text:line-break/></text:span></text:span></text:p>
      </text:section>
      <text:section text:style-name="Sect1" text:name="Section17">
        <text:p text:style-name="P122"><text:span text:style-name="Strong_20_Emphasis"><text:span text:style-name="T32">Liens de l’article :</text:span></text:span><text:a xlink:type="simple" xlink:href="http://www.lemonde.fr/pixels/article/2017/09/29/fifa-et-assassin-s-creed-beaucoup-de-similitudes-dans-l-intelligence-artificielle_5193467_4408996.html" text:style-name="Internet_20_link" text:visited-style-name="Visited_20_Internet_20_Link"><text:span text:style-name="Strong_20_Emphasis"><text:span text:style-name="T56">http://www.lemonde.fr/pixels/article/2017/09/29/fifa-et-assassin-s-creed-beaucoup-de-similitudes-dans-l-intelligence-artificielle_5193467_4408996.html</text:span></text:span></text:a></text:p>
        <text:p text:style-name="P29"><text:span text:style-name="Strong_20_Emphasis"><text:span text:style-name="T56"/></text:span></text:p>
        <text:p text:style-name="P72"><text:span text:style-name="Strong_20_Emphasis"><text:span text:style-name="T32">date : </text:span></text:span><text:span text:style-name="Strong_20_Emphasis"><text:span text:style-name="T88">29</text:span></text:span><text:span text:style-name="Strong_20_Emphasis"><text:span text:style-name="T32">/</text:span></text:span><text:span text:style-name="Strong_20_Emphasis"><text:span text:style-name="T87">0</text:span></text:span><text:span text:style-name="Strong_20_Emphasis"><text:span text:style-name="T88">9</text:span></text:span><text:span text:style-name="Strong_20_Emphasis"><text:span text:style-name="T32">/201</text:span></text:span><text:span text:style-name="Strong_20_Emphasis"><text:span text:style-name="T61">7</text:span></text:span></text:p>
        <text:p text:style-name="P106"><text:span text:style-name="Strong_20_Emphasis"><text:span text:style-name="T102"><text:line-break/></text:span></text:span></text:p>
        <text:p text:style-name="P29"><text:span text:style-name="Strong_20_Emphasis"><text:span text:style-name="T16">Mon premier travail de design,</text:span></text:span><text:span text:style-name="Strong_20_Emphasis"><text:span text:style-name="T27"> </text:span></text:span><text:span text:style-name="Strong_20_Emphasis"><text:span text:style-name="T16">c’était sur la version Ligue des Champions de FIFA ,</text:span></text:span><text:span text:style-name="Strong_20_Emphasis"><text:span text:style-name="T27"> </text:span></text:span><text:span text:style-name="Strong_20_Emphasis"><text:span text:style-name="T16">puis j’ai évolué vers d’autres styles de jeu.</text:span></text:span><text:span text:style-name="Strong_20_Emphasis"><text:span text:style-name="T27"> </text:span></text:span><text:span text:style-name="Strong_20_Emphasis"><text:span text:style-name="T16">Je le répète volontiers à qui veut l’entendre,</text:span></text:span><text:span text:style-name="Strong_20_Emphasis"><text:span text:style-name="T27"> </text:span></text:span><text:span text:style-name="Strong_20_Emphasis"><text:span text:style-name="T16">travailler sur la programmation des FIFA m’a permis de mieux comprendre l’aspect technologique du jeu vidéo,</text:span></text:span><text:span text:style-name="Strong_20_Emphasis"><text:span text:style-name="T27"> </text:span></text:span><text:span text:style-name="Strong_20_Emphasis"><text:span text:style-name="T16">ainsi que l’organisation d’un projet.</text:span></text:span><text:span text:style-name="Strong_20_Emphasis"><text:span text:style-name="T27"><text:line-break/><text:line-break/></text:span></text:span><text:span text:style-name="Strong_20_Emphasis"><text:span text:style-name="T16">Par exemple,</text:span></text:span><text:span text:style-name="Strong_20_Emphasis"><text:span text:style-name="T27"> </text:span></text:span><text:span text:style-name="Strong_20_Emphasis"><text:span text:style-name="T16">sur les questions de pathfinding ou de cohérence au sein d’un groupe de plusieurs IA.</text:span></text:span><text:span text:style-name="Strong_20_Emphasis"><text:span text:style-name="T27"><text:line-break/><text:line-break/></text:span></text:span><text:span text:style-name="Strong_20_Emphasis"><text:span text:style-name="T11">Pourriez-vous revenir à un jeu de football comme FIFA ?</text:span></text:span><text:span text:style-name="Strong_20_Emphasis"><text:span text:style-name="T27"><text:line-break/><text:line-break/></text:span></text:span><text:span text:style-name="Strong_20_Emphasis"><text:span text:style-name="T16">On crée une expérience qui se rapproche le plus possible de ce que ce serait que d’habiter l’Egypte de l’époque.</text:span></text:span><text:span text:style-name="Strong_20_Emphasis"><text:span text:style-name="T27"> </text:span></text:span><text:span text:style-name="Strong_20_Emphasis"><text:span text:style-name="T16">De ce point de vue,</text:span></text:span><text:span text:style-name="Strong_20_Emphasis"><text:span text:style-name="T27"> </text:span></text:span><text:span text:style-name="Strong_20_Emphasis"><text:span text:style-name="T16">jamais je ne voudrais revenir sur un jeu de sport.</text:span></text:span><text:span text:style-name="Strong_20_Emphasis"><text:span text:style-name="T27"><text:line-break/><text:line-break/><text:line-break/></text:span></text:span><text:span text:style-name="Strong_20_Emphasis"><text:span text:style-name="T16">Sur cet épisode on a essayé de donner un ton plus sombre.</text:span></text:span><text:span text:style-name="Strong_20_Emphasis"><text:span text:style-name="T27"> </text:span></text:span><text:span text:style-name="Strong_20_Emphasis"><text:span text:style-name="T16">Si je devais faire un jeu de football,aujourd’hui,</text:span></text:span><text:span text:style-name="Strong_20_Emphasis"><text:span text:style-name="T27"> </text:span></text:span><text:span text:style-name="Strong_20_Emphasis"><text:span text:style-name="T16">ce serait sur un rôle très différent d’autrefois.</text:span></text:span><text:span text:style-name="Strong_20_Emphasis"><text:span text:style-name="T27"><text:line-break/><text:line-break/></text:span></text:span><text:span text:style-name="Strong_20_Emphasis"><text:span text:style-name="T11">Vous continuez à jouer aux jeux de football pour le plaisir ?</text:span></text:span><text:span text:style-name="Strong_20_Emphasis"><text:span text:style-name="T27"><text:line-break/><text:line-break/></text:span></text:span><text:span text:style-name="Strong_20_Emphasis"><text:span text:style-name="T16">En réalité,</text:span></text:span><text:span text:style-name="Strong_20_Emphasis"><text:span text:style-name="T27"> </text:span></text:span><text:span text:style-name="Strong_20_Emphasis"><text:span text:style-name="T16">je suis tombé amoureux du football en travaillant dessus,</text:span></text:span><text:span text:style-name="Strong_20_Emphasis"><text:span text:style-name="T27"> </text:span></text:span><text:span text:style-name="Strong_20_Emphasis"><text:span text:style-name="T16">je me suis mis à suivre le football européen,</text:span></text:span><text:span text:style-name="Strong_20_Emphasis"><text:span text:style-name="T27"> </text:span></text:span><text:span text:style-name="Strong_20_Emphasis"><text:span text:style-name="T16">tout particulièrement la Premier League.</text:span></text:span><text:span text:style-name="Strong_20_Emphasis"><text:span text:style-name="T27"> </text:span></text:span><text:span text:style-name="Strong_20_Emphasis"><text:span text:style-name="T16">Aujourd’hui je n’ai plus autant de temps qu’avant pour jouer et j’ai beaucoup perdu,</text:span></text:span><text:span text:style-name="Strong_20_Emphasis"><text:span text:style-name="T27"> </text:span></text:span><text:span text:style-name="Strong_20_Emphasis"><text:span text:style-name="T16">alors que j’étais vraiment très bon.</text:span></text:span><text:span text:style-name="Strong_20_Emphasis"><text:span text:style-name="T27"> </text:span></text:span><text:span text:style-name="Strong_20_Emphasis"><text:span text:style-name="T16">Je ne joue plus qu’avec mes cousins des fois,</text:span></text:span><text:span text:style-name="Strong_20_Emphasis"><text:span text:style-name="T27"> </text:span></text:span><text:span text:style-name="Strong_20_Emphasis"><text:span text:style-name="T16">mais j’apprécie toujours le jeu,</text:span></text:span><text:span text:style-name="Strong_20_Emphasis"><text:span text:style-name="T27"> </text:span></text:span><text:span text:style-name="Strong_20_Emphasis"><text:span text:style-name="T16">et je trouve qu’ils ont fait des progrès stupéfiants.</text:span></text:span><text:span text:style-name="Strong_20_Emphasis"><text:span text:style-name="T27"><text:line-break/><text:line-break/><text:line-break/></text:span></text:span><text:span text:style-name="Strong_20_Emphasis"><text:span text:style-name="T16">J’essaie de jouer à plein de types différents.</text:span></text:span><text:span text:style-name="Strong_20_Emphasis"><text:span text:style-name="T27"> </text:span></text:span><text:span text:style-name="Strong_20_Emphasis"><text:span text:style-name="T16">C’est peut-être en raison du fossé qui sépare FIFA d’Assassin’s Creed,</text:span></text:span><text:span text:style-name="Strong_20_Emphasis"><text:span text:style-name="T27"> </text:span></text:span><text:span text:style-name="Strong_20_Emphasis"><text:span text:style-name="T16">mais j’ai pris l’habitude de chercher l’inspiration dans des jeux parfois très éloignés,</text:span></text:span><text:span text:style-name="Strong_20_Emphasis"><text:span text:style-name="T27"> </text:span></text:span><text:span text:style-name="Strong_20_Emphasis"><text:span text:style-name="T16">que ce soit pour des détails très précis ou des idées plus générales.</text:span></text:span><text:span text:style-name="Strong_20_Emphasis"><text:span text:style-name="T27"><text:line-break/><text:line-break/></text:span></text:span><text:span text:style-name="Strong_20_Emphasis"><text:span text:style-name="T11">Et qu’en retirez-vous exactement ?</text:span></text:span><text:span text:style-name="Strong_20_Emphasis"><text:span text:style-name="T27"><text:line-break/><text:line-break/></text:span></text:span><text:span text:style-name="Strong_20_Emphasis"><text:span text:style-name="T16">Il y a sûrement quelque chose à apprendre là.</text:span></text:span><text:span text:style-name="Strong_20_Emphasis"><text:span text:style-name="T27"> </text:span></text:span><text:span text:style-name="Strong_20_Emphasis"><text:span text:style-name="T16">L’important est d’avoir un maximum d’options et de solutions possibles pour résoudre les difficultés que nous rencontrons dans nos projets.</text:span></text:span><text:span text:style-name="Strong_20_Emphasis"><text:span text:style-name="T27"> </text:span></text:span><text:span text:style-name="Strong_20_Emphasis"><text:span text:style-name="T16">Pour cela,</text:span></text:span><text:span text:style-name="Strong_20_Emphasis"><text:span text:style-name="T27"> </text:span></text:span><text:span text:style-name="Strong_20_Emphasis"><text:span text:style-name="T16">il faut ouvrir son esprit.</text:span></text:span><text:span text:style-name="Strong_20_Emphasis"><text:span text:style-name="T105"><text:line-break/><text:line-break/></text:span></text:span></text:p>
      </text:section>
      <text:section text:style-name="Sect1" text:name="Section15">
        <text:p text:style-name="P123"><text:span text:style-name="Strong_20_Emphasis"><text:span text:style-name="T32">Liens de l’article :</text:span></text:span><text:a xlink:type="simple" xlink:href="https://www.huffingtonpost.fr/2017/10/18/en-3-jours-lintelligence-artificielle-de-google-a-appris-le-jeu-de-go-et-ecrase-la-machine-qui-a-detrone-lhomme_a_23247579/" text:style-name="Internet_20_link" text:visited-style-name="Visited_20_Internet_20_Link"><text:span text:style-name="Strong_20_Emphasis"><text:span text:style-name="T43">https://www.huffingtonpost.fr/2017/10/18/en-3-jours-lintelligence-artificielle-de-google-a-appris-le-jeu-de-go-et-ecrase-la-machine-qui-a-detrone-lhomme_a_23247579/</text:span></text:span></text:a></text:p>
        <text:p text:style-name="P30"><text:span text:style-name="Strong_20_Emphasis"><text:span text:style-name="T43"/></text:span></text:p>
        <text:p text:style-name="P73"><text:span text:style-name="Strong_20_Emphasis"><text:span text:style-name="T32">date : </text:span></text:span><text:span text:style-name="Strong_20_Emphasis"><text:span text:style-name="T61">1</text:span></text:span><text:span text:style-name="Strong_20_Emphasis"><text:span text:style-name="T73">8</text:span></text:span><text:span text:style-name="Strong_20_Emphasis"><text:span text:style-name="T32">/1</text:span></text:span><text:span text:style-name="Strong_20_Emphasis"><text:span text:style-name="T62">0</text:span></text:span><text:span text:style-name="Strong_20_Emphasis"><text:span text:style-name="T32">/201</text:span></text:span><text:span text:style-name="Strong_20_Emphasis"><text:span text:style-name="T61">7</text:span></text:span></text:p>
        <text:p text:style-name="P107"><text:span text:style-name="Strong_20_Emphasis"><text:span text:style-name="T102"><text:line-break/></text:span></text:span></text:p>
        <text:p text:style-name="P30"><text:span text:style-name="Strong_20_Emphasis"><text:span text:style-name="T16">INTELLIGENCE ARTIFICIELLE - Il y a un peu plus d'un an,</text:span></text:span><text:span text:style-name="Strong_20_Emphasis"><text:span text:style-name="T27"> </text:span></text:span><text:span text:style-name="Strong_20_Emphasis"><text:span text:style-name="T16">la société DeepMind,</text:span></text:span><text:span text:style-name="Strong_20_Emphasis"><text:span text:style-name="T27"> </text:span></text:span><text:span text:style-name="Strong_20_Emphasis"><text:span text:style-name="T16">appartenant à Google,réussissait l'impensable quelques mois plus tôt.</text:span></text:span><text:span text:style-name="Strong_20_Emphasis"><text:span text:style-name="T27"> </text:span></text:span><text:span text:style-name="Strong_20_Emphasis"><text:span text:style-name="T16">Un événement à marquer d'une pierre blanche,</text:span></text:span><text:span text:style-name="Strong_20_Emphasis"><text:span text:style-name="T27"> </text:span></text:span><text:span text:style-name="Strong_20_Emphasis"><text:span text:style-name="T16">comme la victoire de DeepBlue sur Garry Kasparov aux échecs en 1997.</text:span></text:span><text:span text:style-name="Strong_20_Emphasis"><text:span text:style-name="T27"> </text:span></text:span><text:span text:style-name="Strong_20_Emphasis"><text:span text:style-name="T16">Surtout que le jeu chinois millénaire,</text:span></text:span><text:span text:style-name="Strong_20_Emphasis"><text:span text:style-name="T27"> </text:span></text:span><text:span text:style-name="Strong_20_Emphasis"><text:span text:style-name="T16">avec son nombre de combinaisons possibles supérieur au nombre d'atomes de l'univers,</text:span></text:span><text:span text:style-name="Strong_20_Emphasis"><text:span text:style-name="T27"> </text:span></text:span><text:span text:style-name="Strong_20_Emphasis"><text:span text:style-name="T16">était considéré comme l'un des plus difficiles à maîtriser pour une intelligence artificielle.</text:span></text:span><text:span text:style-name="Strong_20_Emphasis"><text:span text:style-name="T27"> </text:span></text:span><text:span text:style-name="Strong_20_Emphasis"><text:span text:style-name="T16">Ce mercredi 18 octobre,DeepMind vient enterrer une fois pour toute cet espoir impossible.</text:span></text:span><text:span text:style-name="Strong_20_Emphasis"><text:span text:style-name="T27"> <text:line-break/><text:line-break/></text:span></text:span><text:span text:style-name="Strong_20_Emphasis"><text:span text:style-name="T16">Dans une étude publié dans la revue Nature,</text:span></text:span><text:span text:style-name="Strong_20_Emphasis"><text:span text:style-name="T27"> </text:span></text:span><text:span text:style-name="Strong_20_Emphasis"><text:span text:style-name="T16">les chercheurs de la société britannique expliquent avoir réussi un nouvel exploit.</text:span></text:span><text:span text:style-name="Strong_20_Emphasis"><text:span text:style-name="T27"> </text:span></text:span><text:span text:style-name="Strong_20_Emphasis"><text:span text:style-name="T16">Surtout,</text:span></text:span><text:span text:style-name="Strong_20_Emphasis"><text:span text:style-name="T27"> </text:span></text:span><text:span text:style-name="Strong_20_Emphasis"><text:span text:style-name="T16">le programme a appris tout seul à jouer au jeu de Go,</text:span></text:span><text:span text:style-name="Strong_20_Emphasis"><text:span text:style-name="T27"> </text:span></text:span><text:span text:style-name="Strong_20_Emphasis"><text:span text:style-name="T16">en s'entraînant contre lui-même.</text:span></text:span><text:span text:style-name="Strong_20_Emphasis"><text:span text:style-name="T27"> </text:span></text:span><text:span text:style-name="Strong_20_Emphasis"><text:span text:style-name="T16">Et est arrivé à ce résultat en seulement trois jours.</text:span></text:span><text:span text:style-name="Strong_20_Emphasis"><text:span text:style-name="T27"> <text:line-break/><text:line-break/></text:span></text:span><text:span text:style-name="Strong_20_Emphasis"><text:span text:style-name="T11">"Une des plus grandes avancées"</text:span></text:span><text:span text:style-name="Strong_20_Emphasis"><text:span text:style-name="T27"><text:line-break/><text:line-break/></text:span></text:span><text:span text:style-name="Strong_20_Emphasis"><text:span text:style-name="T16">Dans un article accompagnant l'étude,</text:span></text:span><text:span text:style-name="Strong_20_Emphasis"><text:span text:style-name="T27"> </text:span></text:span><text:span text:style-name="Strong_20_Emphasis"><text:span text:style-name="T16">Satinder Singh,</text:span></text:span><text:span text:style-name="Strong_20_Emphasis"><text:span text:style-name="T27"> </text:span></text:span><text:span text:style-name="Strong_20_Emphasis"><text:span text:style-name="T16">un chercheur qui a examiné l'étude de DeepMind,estime que c'est "l'une des plus grandes avancées,</text:span></text:span><text:span text:style-name="Strong_20_Emphasis"><text:span text:style-name="T27"> </text:span></text:span><text:span text:style-name="Strong_20_Emphasis"><text:span text:style-name="T16">en termes d'applications,</text:span></text:span><text:span text:style-name="Strong_20_Emphasis"><text:span text:style-name="T27"> </text:span></text:span><text:span text:style-name="Strong_20_Emphasis"><text:span text:style-name="T16">dans le champs de l'apprentissage par renforcement".</text:span></text:span><text:span text:style-name="Strong_20_Emphasis"><text:span text:style-name="T27"> </text:span></text:span><text:span text:style-name="Strong_20_Emphasis"><text:span text:style-name="T16">Il faut déjà rappeler que la plupart des programmes d'intelligence artificielle fonctionnent grâce à différents systèmes d'apprentissage automatisé.</text:span></text:span><text:span text:style-name="Strong_20_Emphasis"><text:span text:style-name="T27"> </text:span></text:span><text:span text:style-name="Strong_20_Emphasis"><text:span text:style-name="T16">A la différence de son prédécesseur,</text:span></text:span><text:span text:style-name="Strong_20_Emphasis"><text:span text:style-name="T27"> </text:span></text:span><text:span text:style-name="Strong_20_Emphasis"><text:span text:style-name="T16">AlphaGo Zero est parti d'une base de donnée minimum,</text:span></text:span><text:span text:style-name="Strong_20_Emphasis"><text:span text:style-name="T27"> </text:span></text:span><text:span text:style-name="Strong_20_Emphasis"><text:span text:style-name="T16">ne se servant que des pions présents sur le plateau de jeu et de sa connaissance de base des règles.</text:span></text:span><text:span text:style-name="Strong_20_Emphasis"><text:span text:style-name="T27"> </text:span></text:span><text:span text:style-name="Strong_20_Emphasis"><text:span text:style-name="T16">Le logiciel a ensuite joué contre lui-même des millions de parties,</text:span></text:span><text:span text:style-name="Strong_20_Emphasis"><text:span text:style-name="T27"> </text:span></text:span><text:span text:style-name="Strong_20_Emphasis"><text:span text:style-name="T16">essayant de deviner à chaque coup quelle était la meilleure combinaison possible et qui avait le plus de chance de remporter la partie.</text:span></text:span><text:span text:style-name="Strong_20_Emphasis"><text:span text:style-name="T27"> <text:line-break/><text:line-break/></text:span></text:span><text:span text:style-name="Strong_20_Emphasis"><text:span text:style-name="T11">Du passé faisons table rase</text:span></text:span><text:span text:style-name="Strong_20_Emphasis"><text:span text:style-name="T27"><text:line-break/><text:line-break/></text:span></text:span><text:span text:style-name="Strong_20_Emphasis"><text:span text:style-name="T16">A chaque réussite ou échec,</text:span></text:span><text:span text:style-name="Strong_20_Emphasis"><text:span text:style-name="T27"> </text:span></text:span><text:span text:style-name="Strong_20_Emphasis"><text:span text:style-name="T16">le réseau de neurones artificiel se mettait à jour,</text:span></text:span><text:span text:style-name="Strong_20_Emphasis"><text:span text:style-name="T27"> </text:span></text:span><text:span text:style-name="Strong_20_Emphasis"><text:span text:style-name="T16">s'adaptait.</text:span></text:span><text:span text:style-name="Strong_20_Emphasis"><text:span text:style-name="T27"> </text:span></text:span><text:span text:style-name="Strong_20_Emphasis"><text:span text:style-name="T16">"Après des millions de parties d'AlphaGo contre AlphaGo,</text:span></text:span><text:span text:style-name="Strong_20_Emphasis"><text:span text:style-name="T27"> </text:span></text:span><text:span text:style-name="Strong_20_Emphasis"><text:span text:style-name="T16">le système a progressivement appris le jeu de Go à partir de rien,</text:span></text:span><text:span text:style-name="Strong_20_Emphasis"><text:span text:style-name="T27"> </text:span></text:span><text:span text:style-name="Strong_20_Emphasis"><text:span text:style-name="T16">accumulant des milliers d'années de connaissances humaines en quelques jours",</text:span></text:span><text:span text:style-name="Strong_20_Emphasis"><text:span text:style-name="T27"> </text:span></text:span><text:span text:style-name="Strong_20_Emphasis"><text:span text:style-name="T16">lance Demis Hassabis.</text:span></text:span><text:span text:style-name="Strong_20_Emphasis"><text:span text:style-name="T27"> </text:span></text:span><text:span text:style-name="Strong_20_Emphasis"><text:span text:style-name="T16">Si le programme qui a battu Lee Sedol fonctionnait de manière similaire,</text:span></text:span><text:span text:style-name="Strong_20_Emphasis"><text:span text:style-name="T27"> </text:span></text:span><text:span text:style-name="Strong_20_Emphasis"><text:span text:style-name="T16">il se basait sur de très,très nombreuses données provenant de parties de joueurs humains professionnels.</text:span></text:span><text:span text:style-name="Strong_20_Emphasis"><text:span text:style-name="T27"><text:line-break/><text:line-break/></text:span></text:span><text:span text:style-name="Strong_20_Emphasis"><text:span text:style-name="T11">Plus rapide</text:span></text:span><text:span text:style-name="Strong_20_Emphasis"><text:span text:style-name="T114">,</text:span></text:span><text:span text:style-name="Strong_20_Emphasis"><text:span text:style-name="T11"> plus efficace et moins couteux</text:span></text:span><text:span text:style-name="Strong_20_Emphasis"><text:span text:style-name="T27"><text:line-break/><text:line-break/></text:span></text:span><text:span text:style-name="Strong_20_Emphasis"><text:span text:style-name="T16">Surtout,</text:span></text:span><text:span text:style-name="Strong_20_Emphasis"><text:span text:style-name="T27"> </text:span></text:span><text:span text:style-name="Strong_20_Emphasis"><text:span text:style-name="T16">il a réussi à surpasser son aîné avec très peu d'entraînement.</text:span></text:span><text:span text:style-name="Strong_20_Emphasis"><text:span text:style-name="T27"> </text:span></text:span><text:span text:style-name="Strong_20_Emphasis"><text:span text:style-name="T16">En trois heures,</text:span></text:span><text:span text:style-name="Strong_20_Emphasis"><text:span text:style-name="T27"> </text:span></text:span><text:span text:style-name="Strong_20_Emphasis"><text:span text:style-name="T16">il avait appris les bases du Go,</text:span></text:span><text:span text:style-name="Strong_20_Emphasis"><text:span text:style-name="T27"> </text:span></text:span><text:span text:style-name="Strong_20_Emphasis"><text:span text:style-name="T16">comme un joueur débutant.</text:span></text:span><text:span text:style-name="Strong_20_Emphasis"><text:span text:style-name="T27"> </text:span></text:span><text:span text:style-name="Strong_20_Emphasis"><text:span text:style-name="T16">Il lui a fallu 4,9 millions de parties d'entraînement pour arriver à ce résultat.</text:span></text:span><text:span text:style-name="Strong_20_Emphasis"><text:span text:style-name="T27"> </text:span></text:span><text:span text:style-name="Strong_20_Emphasis"><text:span text:style-name="T16">Contre 30 millions pour la version du programme qui a battu Lee Sedol.</text:span></text:span><text:span text:style-name="Strong_20_Emphasis"><text:span text:style-name="T27"> <text:line-break/><text:line-break/></text:span></text:span><text:span text:style-name="Strong_20_Emphasis"><text:span text:style-name="T16">AlphaGo Zero a eu besoin de 12 fois moins de processeurs pour surclasser totalement son grand frère.Après 21 jours d'entraînement,</text:span></text:span><text:span text:style-name="Strong_20_Emphasis"><text:span text:style-name="T27"> </text:span></text:span><text:span text:style-name="Strong_20_Emphasis"><text:span text:style-name="T16">il a atteint le niveau d'AlphaGo Master,</text:span></text:span><text:span text:style-name="Strong_20_Emphasis"><text:span text:style-name="T27"> </text:span></text:span><text:span text:style-name="Strong_20_Emphasis"><text:span text:style-name="T16">la version la plus aboutie du logiciel qui a battu Lee </text:span></text:span><text:soft-page-break/><text:span text:style-name="Strong_20_Emphasis"><text:span text:style-name="T16">Sedol,</text:span></text:span><text:span text:style-name="Strong_20_Emphasis"><text:span text:style-name="T27"> </text:span></text:span><text:span text:style-name="Strong_20_Emphasis"><text:span text:style-name="T16">que les chercheurs de DeepMind ont continué d'améliorer pendant deux ans.</text:span></text:span><text:span text:style-name="Strong_20_Emphasis"><text:span text:style-name="T27"> </text:span></text:span><text:span text:style-name="Strong_20_Emphasis"><text:span text:style-name="T16">Si c'est une révolution pour la recherche et le jeu de Go,</text:span></text:span><text:span text:style-name="Strong_20_Emphasis"><text:span text:style-name="T27"> </text:span></text:span><text:span text:style-name="Strong_20_Emphasis"><text:span text:style-name="T16">Demis Hassabis ne compte pas s'arrêter là.</text:span></text:span><text:span text:style-name="Strong_20_Emphasis"><text:span text:style-name="T27"> <text:line-break/><text:line-break/></text:span></text:span><text:span text:style-name="Strong_20_Emphasis"><text:span text:style-name="T11">Applications futures</text:span></text:span><text:span text:style-name="Strong_20_Emphasis"><text:span text:style-name="T27"><text:line-break/><text:line-break/></text:span></text:span><text:span text:style-name="Strong_20_Emphasis"><text:span text:style-name="T16">Ils sont ainsi entièrement confinés à une tâche particulière,</text:span></text:span><text:span text:style-name="Strong_20_Emphasis"><text:span text:style-name="T27"> </text:span></text:span><text:span text:style-name="Strong_20_Emphasis"><text:span text:style-name="T16">pour laquelle ils ont été conçus.</text:span></text:span><text:span text:style-name="Strong_20_Emphasis"><text:span text:style-name="T27"> </text:span></text:span><text:span text:style-name="Strong_20_Emphasis"><text:span text:style-name="T16">"C'est l'une des limites de ces apprentissages,</text:span></text:span><text:span text:style-name="Strong_20_Emphasis"><text:span text:style-name="T27"> </text:span></text:span><text:span text:style-name="Strong_20_Emphasis"><text:span text:style-name="T16">il est supervisé",</text:span></text:span><text:span text:style-name="Strong_20_Emphasis"><text:span text:style-name="T27"> </text:span></text:span><text:span text:style-name="Strong_20_Emphasis"><text:span text:style-name="T16">explique au HuffPost Jean-Gabriel Ganascia,chercheur au CNRS spécialisé dans l'intelligence artificielle.</text:span></text:span><text:span text:style-name="Strong_20_Emphasis"><text:span text:style-name="T27"> </text:span></text:span><text:span text:style-name="Strong_20_Emphasis"><text:span text:style-name="T16">Les scientifiques ne savent d'ailleurs pas vraiment comment réussir à s'approcher du système d'apprentissage de notre cerveau.</text:span></text:span><text:span text:style-name="Strong_20_Emphasis"><text:span text:style-name="T105"><text:line-break/><text:line-break/></text:span></text:span></text:p>
      </text:section>
      <text:section text:style-name="Sect1" text:name="Section14">
        <text:p text:style-name="P124"><text:span text:style-name="Strong_20_Emphasis"><text:span text:style-name="T32">Liens de l’article :</text:span></text:span><text:a xlink:type="simple" xlink:href="http://www.gameblog.fr/news/73623-intelligence-artificielle-google-voit-votre-coeur-au-travers" text:style-name="Internet_20_link" text:visited-style-name="Visited_20_Internet_20_Link"><text:span text:style-name="Strong_20_Emphasis"><text:span text:style-name="T50">http://www.gameblog.fr/news/73623-intelligence-artificielle-google-voit-votre-coeur-au-travers</text:span></text:span></text:a></text:p>
        <text:p text:style-name="P32"><text:span text:style-name="Strong_20_Emphasis"><text:span text:style-name="T50"/></text:span></text:p>
        <text:p text:style-name="P75"><text:span text:style-name="Strong_20_Emphasis"><text:span text:style-name="T32">date : </text:span></text:span><text:span text:style-name="Strong_20_Emphasis"><text:span text:style-name="T61">1</text:span></text:span><text:span text:style-name="Strong_20_Emphasis"><text:span text:style-name="T79">8</text:span></text:span><text:span text:style-name="Strong_20_Emphasis"><text:span text:style-name="T32">/1</text:span></text:span><text:span text:style-name="Strong_20_Emphasis"><text:span text:style-name="T80">0</text:span></text:span><text:span text:style-name="Strong_20_Emphasis"><text:span text:style-name="T32">/201</text:span></text:span><text:span text:style-name="Strong_20_Emphasis"><text:span text:style-name="T61">7</text:span></text:span></text:p>
        <text:p text:style-name="P108"><text:span text:style-name="Strong_20_Emphasis"><text:span text:style-name="T102"><text:line-break/></text:span></text:span></text:p>
        <text:p text:style-name="P6"><text:span text:style-name="Strong_20_Emphasis"><text:span text:style-name="T128">Il semble que pour les scientifique également il y ait matière à mettre en relation la santé des yeux et celle du système cardiovasculaire.</text:span></text:span><text:span text:style-name="Strong_20_Emphasis"><text:span text:style-name="T133"><text:line-break/><text:line-break/></text:span></text:span><text:span text:style-name="Strong_20_Emphasis"><text:span text:style-name="T128">Même si l'information avait déjà été révélée en partie l'année dernière,</text:span></text:span><text:span text:style-name="Strong_20_Emphasis"><text:span text:style-name="T133"> </text:span></text:span><text:span text:style-name="Strong_20_Emphasis"><text:span text:style-name="T128">sa récente publication dans le journal Nature biomedical engineering la remet en avant.</text:span></text:span><text:span text:style-name="Strong_20_Emphasis"><text:span text:style-name="T133"> </text:span></text:span><text:span text:style-name="Strong_20_Emphasis"><text:span text:style-name="T128">Google est capable de prédire les risques cardiovasculaires avec un examen ophtalmologique.</text:span></text:span><text:span text:style-name="Strong_20_Emphasis"><text:span text:style-name="T133"> </text:span></text:span><text:span text:style-name="Strong_20_Emphasis"><text:span text:style-name="T128">Déjà capable de diagnostiquer aussi précisément qu'un ophtalmologiste des maladies liées au diabète,</text:span></text:span><text:span text:style-name="Strong_20_Emphasis"><text:span text:style-name="T133"> </text:span></text:span><text:span text:style-name="Strong_20_Emphasis"><text:span text:style-name="T128">l'examen du fond d'oeil permet également maintenant d'estimer aussi précisément qu'une prise de sang les risques cardiaques d'un patient.</text:span></text:span><text:span text:style-name="Strong_20_Emphasis"><text:span text:style-name="T133"> </text:span></text:span><text:span text:style-name="Strong_20_Emphasis"><text:span text:style-name="T128">Le système d'intelligence artificielle et l'utilisation d'un réseau neuronal pour compiler les données d'environ 300.000 patients.</text:span></text:span><text:span text:style-name="Strong_20_Emphasis"><text:span text:style-name="T133"> <text:line-break/><text:line-break/></text:span></text:span><text:span text:style-name="Strong_20_Emphasis"><text:span text:style-name="T128">Il en est déduit l'âge du patient,</text:span></text:span><text:span text:style-name="Strong_20_Emphasis"><text:span text:style-name="T133"> </text:span></text:span><text:span text:style-name="Strong_20_Emphasis"><text:span text:style-name="T128">sa pression artérielle et même le statut de fumeur.</text:span></text:span><text:span text:style-name="Strong_20_Emphasis"><text:span text:style-name="T133"> </text:span></text:span><text:span text:style-name="Strong_20_Emphasis"><text:span text:style-name="T128">Il reste encore à confirmer les résultats en poussant encore l'étude et d'autres bénéfices pourraient encore être tirés de l'analyse de bases de données médicales.</text:span></text:span><text:span text:style-name="Strong_20_Emphasis"><text:span text:style-name="T133"> </text:span></text:span><text:span text:style-name="Strong_20_Emphasis"><text:span text:style-name="T128">Ils exploitent des données qui ont été récoltées pour une pathologie particulière et en tirent plus que ce que nous en savions à l'heure actuelle.</text:span></text:span><text:span text:style-name="Strong_20_Emphasis"><text:span text:style-name="T133"> </text:span></text:span><text:span text:style-name="Strong_20_Emphasis"><text:span text:style-name="T128">Il est donc probable que de plus en plus d'outils statistiques et analytiques viennent améliorer la prise en charge de notre santé.</text:span></text:span><text:span text:style-name="Strong_20_Emphasis"><text:span text:style-name="T133"> <text:line-break/></text:span></text:span><text:span text:style-name="Strong_20_Emphasis"><text:span text:style-name="T134"><text:line-break/></text:span></text:span></text:p>
      </text:section>
      <text:section text:style-name="Sect1" text:name="Section13">
        <text:p text:style-name="P128"><text:span text:style-name="Strong_20_Emphasis"><text:span text:style-name="T32">Liens de l’article :</text:span></text:span><text:a xlink:type="simple" xlink:href="http://www.cnewsmatin.fr/vie-numerique/2017-10-19/alphago-lintelligence-artificielle-de-google-qui-apprend-toute-seule-767316" text:style-name="Internet_20_link" text:visited-style-name="Visited_20_Internet_20_Link"><text:span text:style-name="Strong_20_Emphasis"><text:span text:style-name="T33">http://www.cnewsmatin.fr/vie-numerique/2017-10-19/alphago-lintelligence-artificielle-de-google-qui-apprend-toute-seule-767316</text:span></text:span></text:a></text:p>
        <text:p text:style-name="P38"><text:span text:style-name="Strong_20_Emphasis"><text:span text:style-name="T34"/></text:span></text:p>
        <text:p text:style-name="P81"><text:span text:style-name="Strong_20_Emphasis"><text:span text:style-name="T32">date : </text:span></text:span><text:span text:style-name="Strong_20_Emphasis"><text:span text:style-name="T61">19</text:span></text:span><text:span text:style-name="Strong_20_Emphasis"><text:span text:style-name="T32">/1</text:span></text:span><text:span text:style-name="Strong_20_Emphasis"><text:span text:style-name="T62">0</text:span></text:span><text:span text:style-name="Strong_20_Emphasis"><text:span text:style-name="T32">/201</text:span></text:span><text:span text:style-name="Strong_20_Emphasis"><text:span text:style-name="T61">7</text:span></text:span></text:p>
        <text:p text:style-name="P97"><text:span text:style-name="Strong_20_Emphasis"><text:span text:style-name="T30"><text:line-break/></text:span></text:span></text:p>
        <text:p text:style-name="P97"><text:span text:style-name="Strong_20_Emphasis"><text:span text:style-name="T3">Un auto-apprentissage</text:span></text:span><text:span text:style-name="T112"><text:line-break/><text:line-break/></text:span><text:span text:style-name="T2">Pour apprendre</text:span><text:span text:style-name="T111">,</text:span><text:span text:style-name="T112"> </text:span><text:span text:style-name="T2">le programme va jouer des millions de parties contre lui-même</text:span><text:span text:style-name="T111">.</text:span><text:span text:style-name="T112"> </text:span><text:span text:style-name="T2">Après trois jours d’entraînement en autodidacte</text:span><text:span text:style-name="T111">,</text:span><text:span text:style-name="T112"> </text:span><text:span text:style-name="T2">il a battu la version 2016 d’AlphaGo</text:span><text:span text:style-name="T111">.</text:span><text:span text:style-name="T112"> </text:span><text:span text:style-name="T2">Après chaque jeu</text:span><text:span text:style-name="T111">,</text:span><text:span text:style-name="T112"> </text:span><text:span text:style-name="T2">il met à jour son réseau neuronal</text:span><text:span text:style-name="T111">,</text:span><text:span text:style-name="T112"> </text:span><text:span text:style-name="T2">ce qui en fait un joueur plus fort pour le prochain combat</text:span><text:span text:style-name="T111">.</text:span><text:span text:style-name="T112"> </text:span><text:span text:style-name="T2">«Cette technique est plus puissante que les précédentes versions d’AlphaGo car elle n’est plus contrainte par les limites de la connaissance humaine et est en mesure de créer des connaissances»</text:span><text:span text:style-name="T111">,</text:span><text:span text:style-name="T112"> </text:span><text:span text:style-name="T2">ont expliqué les chercheurs</text:span><text:span text:style-name="T111">.</text:span><text:span text:style-name="T112"> <text:line-break/><text:line-break/></text:span><text:span text:style-name="Strong_20_Emphasis"><text:span text:style-name="T3">AlphaGo a besoin des idées de l’homme</text:span></text:span><text:span text:style-name="T112"><text:line-break/><text:line-break/></text:span><text:span text:style-name="T2">Les chercheurs étudient la possibilité que celle-ci puisse servir dans des domaines divers tels que la réduction de consommation d’énergie</text:span><text:span text:style-name="T111">,</text:span><text:span text:style-name="T112"> </text:span><text:span text:style-name="T2">la conception de nouveaux matériaux ou encore le repliement des protéines</text:span><text:span text:style-name="T111">.</text:span><text:span text:style-name="T112"> </text:span><text:span text:style-name="T2">«Pour nous</text:span><text:span text:style-name="T111">,</text:span><text:span text:style-name="T112"> </text:span><text:span text:style-name="T2">AlphaGo ne consistera pas seulement à gagner le jeu de Go»</text:span><text:span text:style-name="T111">,</text:span><text:span text:style-name="T112"> </text:span><text:span text:style-name="T2">a déclaré Demis Hassabis</text:span><text:span text:style-name="T111">,</text:span><text:span text:style-name="T112"> </text:span><text:span text:style-name="T2">PDG de DeepMind</text:span><text:span text:style-name="T111">.</text:span><text:span text:style-name="T112"> </text:span><text:span text:style-name="T2">«Les brillantes idées qui ont permis d’améliorer le programme ont été générées par l’homme»</text:span><text:span text:style-name="T111">,</text:span><text:span text:style-name="T112"> </text:span><text:span text:style-name="T2">a précisé Anders Sandberg</text:span><text:span text:style-name="T111">,</text:span><text:span text:style-name="T112"> </text:span><text:span text:style-name="T2">futurologue à l’Université d’Oxford</text:span><text:span text:style-name="T111">.</text:span></text:p>
        <text:p text:style-name="P3"><text:span text:style-name="Strong_20_Emphasis"><text:span text:style-name="T105"><text:line-break/></text:span></text:span></text:p>
      </text:section>
      <text:section text:style-name="Sect1" text:name="Section12">
        <text:p text:style-name="P129"><text:span text:style-name="Strong_20_Emphasis"><text:span text:style-name="T32">Liens de l’article : </text:span></text:span><text:a xlink:type="simple" xlink:href="https://www.lexpress.fr/culture/jeux-video/google-commence-a-entrainer-son-intelligence-artificielle-sur-starcraft-ii_1934787.html" text:style-name="Internet_20_link" text:visited-style-name="Visited_20_Internet_20_Link"><text:span text:style-name="Strong_20_Emphasis"><text:span text:style-name="T44">https://www.lexpress.fr/culture/jeux-video/google-commence-a-entrainer-son-intelligence-artificielle-sur-starcraft-ii_1934787.html</text:span></text:span></text:a></text:p>
        <text:p text:style-name="P39"><text:span text:style-name="Strong_20_Emphasis"><text:span text:style-name="T44"/></text:span></text:p>
        <text:p text:style-name="P82"><text:span text:style-name="Strong_20_Emphasis"><text:span text:style-name="T32">date : </text:span></text:span><text:span text:style-name="Strong_20_Emphasis"><text:span text:style-name="T74">08</text:span></text:span><text:span text:style-name="Strong_20_Emphasis"><text:span text:style-name="T32">/1</text:span></text:span><text:span text:style-name="Strong_20_Emphasis"><text:span text:style-name="T74">1</text:span></text:span><text:span text:style-name="Strong_20_Emphasis"><text:span text:style-name="T32">/201</text:span></text:span><text:span text:style-name="Strong_20_Emphasis"><text:span text:style-name="T61">7</text:span></text:span></text:p>
        <text:p text:style-name="P113"><text:span text:style-name="Strong_20_Emphasis"><text:span text:style-name="T102"><text:line-break/></text:span></text:span></text:p>
        <text:p text:style-name="P5"><text:span text:style-name="Strong_20_Emphasis"><text:span text:style-name="T128">Après le jeu de Go,</text:span></text:span><text:span text:style-name="Strong_20_Emphasis"><text:span text:style-name="T133"> </text:span></text:span><text:span text:style-name="Strong_20_Emphasis"><text:span text:style-name="T128">la filiale de Google DeepMind veut entraîner son intelligence artificielle sur Starcraft.</text:span></text:span><text:span text:style-name="Strong_20_Emphasis"><text:span text:style-name="T133"><text:line-break/><text:line-break/></text:span></text:span><text:span text:style-name="Strong_20_Emphasis"><text:span text:style-name="T129">Entraîner un ordinateur à gagner un jeu de guerre?</text:span></text:span><text:span text:style-name="Strong_20_Emphasis"><text:span text:style-name="T133"><text:line-break/><text:line-break/></text:span></text:span><text:span text:style-name="Strong_20_Emphasis"><text:span text:style-name="T128">Jeudi 10 août,</text:span></text:span><text:span text:style-name="Strong_20_Emphasis"><text:span text:style-name="T133"> </text:span></text:span><text:span text:style-name="Strong_20_Emphasis"><text:span text:style-name="T128">les deux entreprises américaines ont mis en ligne un ensemble d'outil permettant à n'importe quel chercheur en intelligence artificielle de créer des I.A.</text:span></text:span><text:span text:style-name="Strong_20_Emphasis"><text:span text:style-name="T133"> </text:span></text:span><text:span text:style-name="Strong_20_Emphasis"><text:span text:style-name="T128">basée sur la technologie deep learning et capables de jouer à StarCraft II.</text:span></text:span><text:span text:style-name="Strong_20_Emphasis"><text:span text:style-name="T133"> </text:span></text:span><text:span text:style-name="Strong_20_Emphasis"><text:span text:style-name="T128">"Le très riche gameplay de Starcraft II en fait un candidat idéal pour les recherches en IA",</text:span></text:span><text:span text:style-name="Strong_20_Emphasis"><text:span text:style-name="T133"> </text:span></text:span><text:span text:style-name="Strong_20_Emphasis"><text:span text:style-name="T128">abonde Google dans son communiqué.</text:span></text:span><text:span text:style-name="Strong_20_Emphasis"><text:span text:style-name="T133"><text:line-break/><text:line-break/><text:line-break/></text:span></text:span><text:span text:style-name="Strong_20_Emphasis"><text:span text:style-name="T128">Autre différence de taille,</text:span></text:span><text:span text:style-name="Strong_20_Emphasis"><text:span text:style-name="T133"> </text:span></text:span><text:span text:style-name="Strong_20_Emphasis"><text:span text:style-name="T128">un "brouillard de guerre" empêche les joueurs de voir où se trouvent leur adversaire,</text:span></text:span><text:span text:style-name="Strong_20_Emphasis"><text:span text:style-name="T133"> </text:span></text:span><text:span text:style-name="Strong_20_Emphasis"><text:span text:style-name="T128">et ce qu'ils font.</text:span></text:span><text:span text:style-name="Strong_20_Emphasis"><text:span text:style-name="T133"> </text:span></text:span><text:span text:style-name="Strong_20_Emphasis"><text:span text:style-name="T128">Pour contrer cet handicap -ou en profiter-,</text:span></text:span><text:span text:style-name="Strong_20_Emphasis"><text:span text:style-name="T133"> </text:span></text:span><text:span text:style-name="Strong_20_Emphasis"><text:span text:style-name="T128">les joueurs se livrent donc à une véritable guerre de l'information,</text:span></text:span><text:span text:style-name="Strong_20_Emphasis"><text:span text:style-name="T133"> </text:span></text:span><text:span text:style-name="Strong_20_Emphasis"><text:span text:style-name="T128">où chacun tente d'espionner l'autre tout en l'empêchant de faire de même,</text:span></text:span><text:span text:style-name="Strong_20_Emphasis"><text:span text:style-name="T133"> </text:span></text:span><text:span text:style-name="Strong_20_Emphasis"><text:span text:style-name="T128">pour ainsi préserver son avantage tactique.</text:span></text:span><text:span text:style-name="Strong_20_Emphasis"><text:span text:style-name="T133"> </text:span></text:span><text:span text:style-name="Strong_20_Emphasis"><text:span text:style-name="T128">Dans le cas contraire,</text:span></text:span><text:span text:style-name="Strong_20_Emphasis"><text:span text:style-name="T133"> </text:span></text:span><text:span text:style-name="Strong_20_Emphasis"><text:span text:style-name="T128">ils doivent faire des paris et prendre des initiatives "à l'aveugle".</text:span></text:span><text:span text:style-name="Strong_20_Emphasis"><text:span text:style-name="T133"><text:line-break/><text:line-break/></text:span></text:span><text:span text:style-name="Strong_20_Emphasis"><text:span text:style-name="T129">Appliquer les solutions à de vrais problèmes de notre monde"</text:span></text:span><text:span text:style-name="Strong_20_Emphasis"><text:span text:style-name="T133"><text:line-break/><text:line-break/></text:span></text:span><text:span text:style-name="Strong_20_Emphasis"><text:span text:style-name="T128">"Le grand nombre de joueurs qui s'affrontent chaque jour en ligne assure une très grande quantité de replay ainsi qu'un grand nombre d'adversaires talentueux qui permettront à l'IA d'apprendre",</text:span></text:span><text:span text:style-name="Strong_20_Emphasis"><text:span text:style-name="T133"> </text:span></text:span><text:span text:style-name="Strong_20_Emphasis"><text:span text:style-name="T128">explique encore Google.</text:span></text:span><text:span text:style-name="Strong_20_Emphasis"><text:span text:style-name="T133"><text:line-break/><text:line-break/><text:line-break/></text:span></text:span><text:span text:style-name="Strong_20_Emphasis"><text:span text:style-name="T128">L'objectif à terme -autre que provoquer l'apocalypse façon Terminator-,</text:span></text:span><text:span text:style-name="Strong_20_Emphasis"><text:span text:style-name="T133"> </text:span></text:span><text:span text:style-name="Strong_20_Emphasis"><text:span text:style-name="T128">est évidemment d'appliquer les progrès que fera l'IA -comme apprendre à agir sans voir- "à de vrais problèmes de notre monde",soulignait Demis Hassabis,</text:span></text:span><text:span text:style-name="Strong_20_Emphasis"><text:span text:style-name="T133"> </text:span></text:span><text:span text:style-name="Strong_20_Emphasis"><text:span text:style-name="T128">le fondateur de Google DeepMind,</text:span></text:span><text:span text:style-name="Strong_20_Emphasis"><text:span text:style-name="T133"> </text:span></text:span><text:span text:style-name="Strong_20_Emphasis"><text:span text:style-name="T128">lors d'une interview accordée à The Verge.Sans oublier de profiter de la belle opération de communication que constituerait une victoire de son IA dans un jeu vidéo si célèbre.</text:span></text:span><text:span text:style-name="Strong_20_Emphasis"><text:span text:style-name="T136"><text:line-break/><text:line-break/></text:span></text:span></text:p>
      </text:section>
      <text:section text:style-name="Sect1" text:name="Section11">
        <text:p text:style-name="P129"><text:span text:style-name="Strong_20_Emphasis"><text:span text:style-name="T32">Liens de l’article :</text:span></text:span><text:span text:style-name="Strong_20_Emphasis"><text:span text:style-name="T49">https://www.ledevoir.com/societe/513344/l-ia-pour-stimuler-la-creation</text:span></text:span></text:p>
        <text:p text:style-name="P39"><text:span text:style-name="Strong_20_Emphasis"><text:span text:style-name="T46"/></text:span></text:p>
        <text:p text:style-name="P82"><text:span text:style-name="Strong_20_Emphasis"><text:span text:style-name="T32">date : </text:span></text:span><text:span text:style-name="Strong_20_Emphasis"><text:span text:style-name="T61">1</text:span></text:span><text:span text:style-name="Strong_20_Emphasis"><text:span text:style-name="T79">8</text:span></text:span><text:span text:style-name="Strong_20_Emphasis"><text:span text:style-name="T32">/1</text:span></text:span><text:span text:style-name="Strong_20_Emphasis"><text:span text:style-name="T79">1</text:span></text:span><text:span text:style-name="Strong_20_Emphasis"><text:span text:style-name="T32">/201</text:span></text:span><text:span text:style-name="Strong_20_Emphasis"><text:span text:style-name="T61">7</text:span></text:span></text:p>
        <text:p text:style-name="P113"><text:span text:style-name="Strong_20_Emphasis"><text:span text:style-name="T102"><text:line-break/></text:span></text:span></text:p>
        <text:p text:style-name="P39"><text:span text:style-name="Strong_20_Emphasis"><text:span text:style-name="T16">Dans les secteurs du jeu vidéo et du multimédia,</text:span></text:span><text:span text:style-name="Strong_20_Emphasis"><text:span text:style-name="T27"> </text:span></text:span><text:span text:style-name="Strong_20_Emphasis"><text:span text:style-name="T16">qui font la renommée de Montréal,</text:span></text:span><text:span text:style-name="Strong_20_Emphasis"><text:span text:style-name="T27"> </text:span></text:span><text:span text:style-name="Strong_20_Emphasis"><text:span text:style-name="T16">l’accélération du développement de l’intelligence artificielle ne devrait qu’accroître les possibilités de création.</text:span></text:span><text:span text:style-name="Strong_20_Emphasis"><text:span text:style-name="T27"> </text:span></text:span><text:span text:style-name="Strong_20_Emphasis"><text:span text:style-name="T16">Les liens tissés entre l’industrie et le monde universitaire pourraient même permettre au monde réel de bénéficier des avancées effectuées dans l’univers virtuel.</text:span></text:span><text:span text:style-name="Strong_20_Emphasis"><text:span text:style-name="T27"> </text:span></text:span><text:span text:style-name="Strong_20_Emphasis"><text:span text:style-name="T16">« Ça fait des années qu’on travaille là-dedans »,</text:span></text:span><text:span text:style-name="Strong_20_Emphasis"><text:span text:style-name="T27"> </text:span></text:span><text:span text:style-name="Strong_20_Emphasis"><text:span text:style-name="T16">affirme Yves Jacquier,</text:span></text:span><text:span text:style-name="Strong_20_Emphasis"><text:span text:style-name="T27"> </text:span></text:span><text:span text:style-name="Strong_20_Emphasis"><text:span text:style-name="T16">directeur général des studios de service de production chez Ubisoft.</text:span></text:span><text:span text:style-name="Strong_20_Emphasis"><text:span text:style-name="T27"> </text:span></text:span><text:span text:style-name="Strong_20_Emphasis"><text:span text:style-name="T16">« Ce n’est pas quelque chose qui commence à émerger dans notre industrie.</text:span></text:span><text:span text:style-name="Strong_20_Emphasis"><text:span text:style-name="T27"> </text:span></text:span><text:span text:style-name="Strong_20_Emphasis"><text:span text:style-name="T16">»</text:span></text:span><text:span text:style-name="Strong_20_Emphasis"><text:span text:style-name="T27"><text:line-break/><text:line-break/></text:span></text:span><text:span text:style-name="Strong_20_Emphasis"><text:span text:style-name="T16">« Le jeu vidéo est un produit à haute valeur ajoutée sur le plan artistique,</text:span></text:span><text:span text:style-name="Strong_20_Emphasis"><text:span text:style-name="T27"> </text:span></text:span><text:span text:style-name="Strong_20_Emphasis"><text:span text:style-name="T16">sur le plan culturel,</text:span></text:span><text:span text:style-name="Strong_20_Emphasis"><text:span text:style-name="T27"> </text:span></text:span><text:span text:style-name="Strong_20_Emphasis"><text:span text:style-name="T16">et ça,</text:span></text:span><text:span text:style-name="Strong_20_Emphasis"><text:span text:style-name="T27"> </text:span></text:span><text:span text:style-name="Strong_20_Emphasis"><text:span text:style-name="T16">ça ne se délègue pas à une machine »,</text:span></text:span><text:span text:style-name="Strong_20_Emphasis"><text:span text:style-name="T27"> </text:span></text:span><text:span text:style-name="Strong_20_Emphasis"><text:span text:style-name="T16">ajoute-t-elle,</text:span></text:span><text:span text:style-name="Strong_20_Emphasis"><text:span text:style-name="T27"> </text:span></text:span><text:span text:style-name="Strong_20_Emphasis"><text:span text:style-name="T16">peu craintive de voir des emplois de programmeurs disparaître.</text:span></text:span><text:span text:style-name="Strong_20_Emphasis"><text:span text:style-name="T27"> <text:line-break/><text:line-break/></text:span></text:span><text:span text:style-name="Strong_20_Emphasis"><text:span text:style-name="T11">Alliance profitable</text:span></text:span><text:span text:style-name="Strong_20_Emphasis"><text:span text:style-name="T27"><text:line-break/><text:line-break/></text:span></text:span><text:span text:style-name="Strong_20_Emphasis"><text:span text:style-name="T16">À terme,</text:span></text:span><text:span text:style-name="Strong_20_Emphasis"><text:span text:style-name="T27"> </text:span></text:span><text:span text:style-name="Strong_20_Emphasis"><text:span text:style-name="T16">les essais réalisés au sein de la Forge pourraient alimenter les recherches entourant le développement de véritables voitures autonomes.</text:span></text:span><text:span text:style-name="Strong_20_Emphasis"><text:span text:style-name="T27"> </text:span></text:span><text:span text:style-name="Strong_20_Emphasis"><text:span text:style-name="T16">« Plus le jeu vidéo va s’inspirer de ce qui se passe dans la vraie vie,</text:span></text:span><text:span text:style-name="Strong_20_Emphasis"><text:span text:style-name="T27"> </text:span></text:span><text:span text:style-name="Strong_20_Emphasis"><text:span text:style-name="T16">plus la vraie vie va utiliser les simulations du jeu vidéo,</text:span></text:span><text:span text:style-name="Strong_20_Emphasis"><text:span text:style-name="T27"> </text:span></text:span><text:span text:style-name="Strong_20_Emphasis"><text:span text:style-name="T16">plus tout le monde va être gagnant »,</text:span></text:span><text:span text:style-name="Strong_20_Emphasis"><text:span text:style-name="T27"> </text:span></text:span><text:span text:style-name="Strong_20_Emphasis"><text:span text:style-name="T16">résume M.</text:span></text:span><text:span text:style-name="Strong_20_Emphasis"><text:span text:style-name="T27"> </text:span></text:span><text:span text:style-name="Strong_20_Emphasis"><text:span text:style-name="T16">Jacquier.</text:span></text:span><text:span text:style-name="Strong_20_Emphasis"><text:span text:style-name="T27"><text:line-break/><text:line-break/></text:span></text:span><text:span text:style-name="Strong_20_Emphasis"><text:span text:style-name="T11">Plus d’interactivité</text:span></text:span><text:span text:style-name="Strong_20_Emphasis"><text:span text:style-name="T27"><text:line-break/><text:line-break/></text:span></text:span><text:span text:style-name="Strong_20_Emphasis"><text:span text:style-name="T16">Chez Moment Factory,</text:span></text:span><text:span text:style-name="Strong_20_Emphasis"><text:span text:style-name="T27"> </text:span></text:span><text:span text:style-name="Strong_20_Emphasis"><text:span text:style-name="T16">entreprise créatrice d’environnements multimédias,</text:span></text:span><text:span text:style-name="Strong_20_Emphasis"><text:span text:style-name="T27"> </text:span></text:span><text:span text:style-name="Strong_20_Emphasis"><text:span text:style-name="T16">on pense que l’IA permettra non seulement d’accroître la productivité,</text:span></text:span><text:span text:style-name="Strong_20_Emphasis"><text:span text:style-name="T27"> </text:span></text:span><text:span text:style-name="Strong_20_Emphasis"><text:span text:style-name="T16">mais de faire évoluer les expériences interactives à un niveau jamais atteint.</text:span></text:span><text:span text:style-name="Strong_20_Emphasis"><text:span text:style-name="T27"> </text:span></text:span><text:span text:style-name="Strong_20_Emphasis"><text:span text:style-name="T16">« Ça va nous aider à mettre notre énergie sur l’innovation »,</text:span></text:span><text:span text:style-name="Strong_20_Emphasis"><text:span text:style-name="T27"> </text:span></text:span><text:span text:style-name="Strong_20_Emphasis"><text:span text:style-name="T16">se réjouit M.</text:span></text:span><text:span text:style-name="Strong_20_Emphasis"><text:span text:style-name="T27"> </text:span></text:span><text:span text:style-name="Strong_20_Emphasis"><text:span text:style-name="T16">Larouche.</text:span></text:span><text:span text:style-name="Strong_20_Emphasis"><text:span text:style-name="T27"> </text:span></text:span><text:span text:style-name="Strong_20_Emphasis"><text:span text:style-name="T16">Le même enthousiasme règne au studio d’effets visuels Rodeo FX,</text:span></text:span><text:span text:style-name="Strong_20_Emphasis"><text:span text:style-name="T27"> </text:span></text:span><text:span text:style-name="Strong_20_Emphasis"><text:span text:style-name="T16">où Jordan Soles,</text:span></text:span><text:span text:style-name="Strong_20_Emphasis"><text:span text:style-name="T27"> </text:span></text:span><text:span text:style-name="Strong_20_Emphasis"><text:span text:style-name="T16">vice-président du développement et des technologies,</text:span></text:span><text:span text:style-name="Strong_20_Emphasis"><text:span text:style-name="T27"> </text:span></text:span><text:span text:style-name="Strong_20_Emphasis"><text:span text:style-name="T16">affirme que l’IA pourrait un jour permettre d’accélérer le rythme de travail,</text:span></text:span><text:span text:style-name="Strong_20_Emphasis"><text:span text:style-name="T27"> </text:span></text:span><text:span text:style-name="Strong_20_Emphasis"><text:span text:style-name="T16">de limiter les erreurs et même d’embaucher plus d’employés pour réaliser davantage de projets.</text:span></text:span><text:span text:style-name="Strong_20_Emphasis"><text:span text:style-name="T105"><text:line-break/><text:line-break/></text:span></text:span></text:p>
      </text:section>
      <text:section text:style-name="Sect1" text:name="Section27">
        <text:p text:style-name="P125"><text:span text:style-name="Strong_20_Emphasis"><text:span text:style-name="T32">Liens de l’article : </text:span></text:span><text:a xlink:type="simple" xlink:href="http://www.lemonde.fr/pixels/article/2017/12/07/apres-le-jeu-de-go-l-intelligence-artificielle-de-google-deepmind-devient-une-virtuose-des-echecs_5226235_4408996.html" text:style-name="Internet_20_link" text:visited-style-name="Visited_20_Internet_20_Link"><text:span text:style-name="Strong_20_Emphasis"><text:span text:style-name="T41">http://www.lemonde.fr/pixels/article/2017/12/07/apres-le-jeu-de-go-l-intelligence-artificielle-de-google-deepmind-devient-une-virtuose-des-echecs_5226235_4408996.html</text:span></text:span></text:a></text:p>
        <text:p text:style-name="P34"><text:span text:style-name="Strong_20_Emphasis"><text:span text:style-name="T41"/></text:span></text:p>
        <text:p text:style-name="P77"><text:span text:style-name="Strong_20_Emphasis"><text:span text:style-name="T32">date : </text:span></text:span><text:span text:style-name="Strong_20_Emphasis"><text:span text:style-name="T71">07</text:span></text:span><text:span text:style-name="Strong_20_Emphasis"><text:span text:style-name="T32">/1</text:span></text:span><text:span text:style-name="Strong_20_Emphasis"><text:span text:style-name="T71">2</text:span></text:span><text:span text:style-name="Strong_20_Emphasis"><text:span text:style-name="T32">/201</text:span></text:span><text:span text:style-name="Strong_20_Emphasis"><text:span text:style-name="T61">7</text:span></text:span></text:p>
        <text:p text:style-name="P109"><text:span text:style-name="Strong_20_Emphasis"><text:span text:style-name="T102"><text:line-break/></text:span></text:span></text:p>
        <text:p text:style-name="P88"><text:span text:style-name="T1">Après avoir battu à plates coutures les meilleurs humains au jeu de go</text:span><text:span text:style-name="T110">,</text:span><text:span text:style-name="T112"> </text:span><text:span text:style-name="T1">le programme d’intelligence artificielle développé par DeepMind</text:span><text:span text:style-name="T110">,</text:span><text:span text:style-name="T112"> </text:span><text:span text:style-name="T1">une entreprise de Google</text:span><text:span text:style-name="T110">,</text:span><text:span text:style-name="T112"> </text:span><text:span text:style-name="T1">vient d’accomplir une nouvelle performance</text:span><text:span text:style-name="T110">.</text:span><text:span text:style-name="T112"> </text:span><text:span text:style-name="T1">AlphaZero</text:span><text:span text:style-name="T110">,</text:span><text:span text:style-name="T112"> </text:span><text:span text:style-name="T1">dérivé du célèbre AlphaGo</text:span><text:span text:style-name="T110">,</text:span><text:span text:style-name="T112"> </text:span><text:span text:style-name="T1">s’est cette fois-ci essayé aux échecs</text:span><text:span text:style-name="T110">,</text:span><text:span text:style-name="T112"> </text:span><text:span text:style-name="T1">rapportent les chercheurs de DeepMind dans un article détaillant leurs travaux publié en ligne mardi 5 décembre</text:span><text:span text:style-name="T110">.</text:span><text:span text:style-name="T112"> </text:span><text:span text:style-name="T1">Et avec succès</text:span><text:span text:style-name="T110">,</text:span><text:span text:style-name="T112"> </text:span><text:span text:style-name="T1">puisqu’il est parvenu</text:span><text:span text:style-name="T110">,</text:span><text:span text:style-name="T112"> </text:span><text:span text:style-name="T1">en quelques heures d’entraînement seulement</text:span><text:span text:style-name="T110">,</text:span><text:span text:style-name="T112"> </text:span><text:span text:style-name="T1">à égaler Stockfish</text:span><text:span text:style-name="T110">,</text:span><text:span text:style-name="T1">souvent considéré comme le meilleur programme d’échecs</text:span><text:span text:style-name="T110">.</text:span><text:line-break/><text:line-break/><text:span text:style-name="Strong_20_Emphasis"><text:span text:style-name="T21">Quatre heures d’entraînement seulement</text:span></text:span><text:line-break/><text:line-break/><text:span text:style-name="T1">Deep Blue a été créé spécifiquement pour les échecs</text:span><text:span text:style-name="T110">,</text:span><text:span text:style-name="T112"> </text:span><text:span text:style-name="T1">et les ingénieurs lui ont inculqué les règles du jeu</text:span><text:span text:style-name="T110">,</text:span><text:span text:style-name="T1">les stratégies inspirées des plus grands joueurs et l’ont programmé pour calculer</text:span><text:span text:style-name="T110">,</text:span><text:span text:style-name="T112"> </text:span><text:span text:style-name="T1">à chaque coup</text:span><text:span text:style-name="T110">,</text:span><text:span text:style-name="T112"> </text:span><text:span text:style-name="T1">un gigantesque arbre de possibilités afin d’évaluer la meilleure décision à prendre</text:span><text:span text:style-name="T110">.</text:span><text:span text:style-name="T112"> </text:span><text:span text:style-name="T1">AlphaGo</text:span><text:span text:style-name="T110">,</text:span><text:span text:style-name="T112"> </text:span><text:span text:style-name="T1">en revanche</text:span><text:span text:style-name="T110">,</text:span><text:span text:style-name="T112"> </text:span><text:span text:style-name="T1">a été initialement conçu pour le go</text:span><text:span text:style-name="T110">,</text:span><text:span text:style-name="T112"> </text:span><text:span text:style-name="T1">un jeu très différent des échecs</text:span><text:span text:style-name="T110">.</text:span><text:span text:style-name="T112"> </text:span><text:span text:style-name="T1">Pour développer sa stratégie</text:span><text:span text:style-name="T110">,</text:span><text:span text:style-name="T112"> </text:span><text:span text:style-name="T1">les ingénieurs lui avaient uniquement fourni les règles du go</text:span><text:span text:style-name="T110">,</text:span><text:span text:style-name="T112"> </text:span><text:span text:style-name="T1">sans aucune indication sur les stratégies à utiliser</text:span><text:span text:style-name="T110">.</text:span><text:span text:style-name="T112"> </text:span><text:span text:style-name="T1">Le programme a commencé par jouer des coups aléatoires</text:span><text:span text:style-name="T110">,</text:span><text:span text:style-name="T112"> </text:span><text:span text:style-name="T1">avant d’affiner sa stratégie au fil des parties</text:span><text:span text:style-name="T110">,</text:span><text:span text:style-name="T112"> </text:span><text:span text:style-name="T1">et de devenir</text:span><text:span text:style-name="T110">,</text:span><text:span text:style-name="T112"> </text:span><text:span text:style-name="T1">de loin</text:span><text:span text:style-name="T110">,</text:span><text:span text:style-name="T112"> </text:span><text:span text:style-name="T1">le meilleur joueur au monde</text:span><text:span text:style-name="T110">,</text:span><text:span text:style-name="T112"> </text:span><text:span text:style-name="T1">humains et machines confondus</text:span><text:span text:style-name="T110">.</text:span><text:span text:style-name="T112"> </text:span><text:line-break/><text:line-break/><text:span text:style-name="T1">Sur les 100 parties jouées contre Stockfish</text:span><text:span text:style-name="T110">,</text:span><text:span text:style-name="T112"> </text:span><text:span text:style-name="T1">AlphaZero n’en a perdu aucune – il en a remporté 28</text:span><text:span text:style-name="T110">,</text:span><text:span text:style-name="T112"> </text:span><text:span text:style-name="T1">et la grande majorité se sont terminées sur un nul</text:span><text:span text:style-name="T110">.</text:span><text:span text:style-name="T112"> </text:span><text:span text:style-name="T1">Jusqu’ici</text:span><text:span text:style-name="T110">,</text:span><text:span text:style-name="T112"> </text:span><text:span text:style-name="T1">les programmes d’intelligence artificielle consacrés aux échecs étaient restés dans la lignée de Deep Blue</text:span><text:span text:style-name="T110">,</text:span><text:span text:style-name="T112"> </text:span><text:span text:style-name="T1">et ne contenaient pas le même genre de technologie d’« apprentissage profond » d’AlphaZero</text:span><text:span text:style-name="T110">.</text:span><text:span text:style-name="T112"> </text:span><text:span text:style-name="T1">Des programmes qui</text:span><text:span text:style-name="T110">,</text:span><text:span text:style-name="T112"> </text:span><text:span text:style-name="T1">au fil des années</text:span><text:span text:style-name="T110">,</text:span><text:span text:style-name="T112"> </text:span><text:span text:style-name="T1">étaient « tellement optimisés » qu’il était difficile d’imaginer qu’on puisse faire mieux</text:span><text:span text:style-name="T110">,</text:span><text:span text:style-name="T112"> </text:span><text:span text:style-name="T1">souligne Tristan Cazenave</text:span><text:span text:style-name="T110">.</text:span><text:span text:style-name="T1">Après deux heures d’entraînement</text:span><text:span text:style-name="T110">,</text:span><text:span text:style-name="T112"> </text:span><text:span text:style-name="T1">AlphaZero a réussi à vaincre Elmo</text:span><text:span text:style-name="T110">,</text:span><text:span text:style-name="T112"> </text:span><text:span text:style-name="T1">l’un des meilleurs programmes de shogi</text:span><text:span text:style-name="T110">.</text:span><text:span text:style-name="T112"> </text:span><text:line-break/><text:line-break/><text:span text:style-name="T1">Sur 100 parties</text:span><text:span text:style-name="T110">,</text:span><text:span text:style-name="T112"> </text:span><text:span text:style-name="T1">AlphaZero en a remporté pas moins de 90</text:span><text:span text:style-name="T110">,</text:span><text:span text:style-name="T112"> </text:span><text:span text:style-name="T1">perdu 8</text:span><text:span text:style-name="T110">,</text:span><text:span text:style-name="T112"> </text:span><text:span text:style-name="T1">et deux parties ont fini sur un nul</text:span><text:span text:style-name="T110">.</text:span><text:span text:style-name="T1">Sise à Londres</text:span><text:span text:style-name="T110">,</text:span><text:span text:style-name="T112"> </text:span><text:span text:style-name="T1">DeepMind</text:span><text:span text:style-name="T110">,</text:span><text:span text:style-name="T112"> </text:span><text:span text:style-name="T1">entreprise spécialisée dans l’intelligence artificielle</text:span><text:span text:style-name="T110">,</text:span><text:span text:style-name="T112"> </text:span><text:span text:style-name="T1">a été rachetée en 2014 par Google</text:span><text:span text:style-name="T110">,</text:span><text:span text:style-name="T112"> </text:span><text:span text:style-name="T1">quatre ans après sa création</text:span><text:span text:style-name="T110">.</text:span><text:span text:style-name="T112"> </text:span><text:span text:style-name="T1">Sa victoire historique dans le jeu de go lui a donné une immense visibilité</text:span><text:span text:style-name="T110">,</text:span><text:span text:style-name="T112"> </text:span><text:span text:style-name="T1">mais l’entreprise travaille sur d’autres questions</text:span><text:span text:style-name="T110">,</text:span><text:span text:style-name="T112"> </text:span><text:span text:style-name="T1">notamment dans le domaine de la santé</text:span><text:span text:style-name="T110">.</text:span><text:span text:style-name="T112"> </text:span><text:line-break/></text:p>
        <text:p text:style-name="P88"><text:span text:style-name="Strong_20_Emphasis"><text:span text:style-name="T27"><text:line-break/></text:span></text:span><text:span text:style-name="Strong_20_Emphasis"><text:span text:style-name="T11">AlphaGo en six dates</text:span></text:span><text:span text:style-name="Strong_20_Emphasis"><text:span text:style-name="T27"><text:line-break/><text:line-break/></text:span></text:span><text:span text:style-name="Strong_20_Emphasis"><text:span text:style-name="T16">Janvier 2016 - DeepMind dévoile l’existence d’AlphaGo dans la revue Nature,</text:span></text:span><text:span text:style-name="Strong_20_Emphasis"><text:span text:style-name="T27"> </text:span></text:span><text:span text:style-name="Strong_20_Emphasis"><text:span text:style-name="T16">révélant que le programme a été capable de battre,</text:span></text:span><text:span text:style-name="Strong_20_Emphasis"><text:span text:style-name="T27"> </text:span></text:span><text:span text:style-name="Strong_20_Emphasis"><text:span text:style-name="T16">trois mois plus tôt,</text:span></text:span><text:span text:style-name="Strong_20_Emphasis"><text:span text:style-name="T27"> </text:span></text:span><text:span text:style-name="Strong_20_Emphasis"><text:span text:style-name="T16">le champion européen Fan Hui.</text:span></text:span><text:span text:style-name="Strong_20_Emphasis"><text:span text:style-name="T27"> </text:span></text:span><text:span text:style-name="Strong_20_Emphasis"><text:span text:style-name="T16">Mars 2016 - Le Sud-Coréen Lee Sedol,</text:span></text:span><text:span text:style-name="Strong_20_Emphasis"><text:span text:style-name="T27"> </text:span></text:span><text:span text:style-name="Strong_20_Emphasis"><text:span text:style-name="T16">alors considéré comme le meilleur joueur au monde,</text:span></text:span><text:span text:style-name="Strong_20_Emphasis"><text:span text:style-name="T27"> </text:span></text:span><text:span text:style-name="Strong_20_Emphasis"><text:span text:style-name="T16">est battu 4 à 1 par AlphaGo.</text:span></text:span><text:span text:style-name="Strong_20_Emphasis"><text:span text:style-name="T27"> </text:span></text:span><text:span text:style-name="Strong_20_Emphasis"><text:span text:style-name="T16">Décembre 2016-Janvier 2017 - AlphaGo affronte en ligne,</text:span></text:span><text:span text:style-name="Strong_20_Emphasis"><text:span text:style-name="T27"> </text:span></text:span><text:span text:style-name="Strong_20_Emphasis"><text:span text:style-name="T16">et </text:span></text:span><text:soft-page-break/><text:span text:style-name="Strong_20_Emphasis"><text:span text:style-name="T16">incognito,</text:span></text:span><text:span text:style-name="Strong_20_Emphasis"><text:span text:style-name="T27"> </text:span></text:span><text:span text:style-name="Strong_20_Emphasis"><text:span text:style-name="T16">des joueurs professionnels de très haut niveau.</text:span></text:span><text:span text:style-name="Strong_20_Emphasis"><text:span text:style-name="T27"> </text:span></text:span><text:span text:style-name="Strong_20_Emphasis"><text:span text:style-name="T16">Mai 2017 - AlphaGo bat 3-0 le Chinois Ke Jie,</text:span></text:span><text:span text:style-name="Strong_20_Emphasis"><text:span text:style-name="T27"> </text:span></text:span><text:span text:style-name="Strong_20_Emphasis"><text:span text:style-name="T16">champion du monde de go âgé de 19 ans.</text:span></text:span><text:span text:style-name="Strong_20_Emphasis"><text:span text:style-name="T27"> <text:line-break/><text:line-break/></text:span></text:span><text:span text:style-name="Strong_20_Emphasis"><text:span text:style-name="T16">Octobre 2017 - DeepMind dévoile AlphaGo Zero,</text:span></text:span><text:span text:style-name="Strong_20_Emphasis"><text:span text:style-name="T27"> </text:span></text:span><text:span text:style-name="Strong_20_Emphasis"><text:span text:style-name="T16">capable d’apprendre sans données humaines.Décembre 2017 - DeepMind présente AlphaZero,</text:span></text:span><text:span text:style-name="Strong_20_Emphasis"><text:span text:style-name="T27"> </text:span></text:span><text:span text:style-name="Strong_20_Emphasis"><text:span text:style-name="T16">qui bat les meilleurs programmes au échecs et au shogi.</text:span></text:span><text:span text:style-name="Strong_20_Emphasis"><text:span text:style-name="T27"> <text:line-break/></text:span></text:span><text:span text:style-name="Strong_20_Emphasis"><text:span text:style-name="T105"><text:line-break/></text:span></text:span></text:p>
      </text:section>
      <text:section text:style-name="Sect1" text:name="Section9">
        <text:p text:style-name="P114"><text:span text:style-name="Strong_20_Emphasis"><text:span text:style-name="T32">Liens de l’article :</text:span></text:span><text:span text:style-name="Strong_20_Emphasis"><text:span text:style-name="T54">http://www.etourisme.info/lintelligence-artificielle-donne-vertige/</text:span></text:span></text:p>
        <text:p text:style-name="P16"><text:span text:style-name="Strong_20_Emphasis"><text:span text:style-name="T32"/></text:span></text:p>
        <text:p text:style-name="P60"><text:span text:style-name="Strong_20_Emphasis"><text:span text:style-name="T60">date : </text:span></text:span><text:span text:style-name="Strong_20_Emphasis"><text:span text:style-name="T86">21</text:span></text:span><text:span text:style-name="Strong_20_Emphasis"><text:span text:style-name="T60">/1</text:span></text:span><text:span text:style-name="Strong_20_Emphasis"><text:span text:style-name="T86">2</text:span></text:span><text:span text:style-name="Strong_20_Emphasis"><text:span text:style-name="T60">/201</text:span></text:span><text:span text:style-name="Strong_20_Emphasis"><text:span text:style-name="T61">7</text:span></text:span></text:p>
        <text:p text:style-name="P98"><text:span text:style-name="Strong_20_Emphasis"><text:span text:style-name="T108"><text:line-break/></text:span></text:span></text:p>
        <text:p text:style-name="P83"><text:span text:style-name="T1">Bon</text:span><text:span text:style-name="T110">,</text:span><text:span text:style-name="T112"> </text:span><text:span text:style-name="T1">dit comme ça</text:span><text:span text:style-name="T110">,</text:span><text:span text:style-name="T112"> </text:span><text:span text:style-name="T1">cela peut paraître assez anodin</text:span><text:span text:style-name="T110">,</text:span><text:span text:style-name="T112"> </text:span><text:span text:style-name="T1">surtout si on ne s’intéresse pas aux échecs</text:span><text:span text:style-name="T110">.</text:span><text:span text:style-name="T112"> </text:span><text:span text:style-name="T1">Mais en essayant de comprendre la portée de cette nouvelle</text:span><text:span text:style-name="T110">,</text:span><text:span text:style-name="T112"> </text:span><text:span text:style-name="T1">apparaissent les perspectives incroyables proposées par le développement des IA</text:span><text:span text:style-name="T110">.</text:span><text:line-break/><text:line-break/><text:span text:style-name="Strong_20_Emphasis"><text:span text:style-name="T21">L’incroyable victoire de David contre Goliath</text:span></text:span><text:line-break/><text:line-break/><text:span text:style-name="T1">Google a développé Alphazero</text:span><text:span text:style-name="T110">,</text:span><text:span text:style-name="T112"> </text:span><text:span text:style-name="T1">un ordinateur pas exceptionnel doté d’une IA "brute"</text:span><text:span text:style-name="T110">,</text:span><text:span text:style-name="T112"> </text:span><text:span text:style-name="T1">c’est-à-dire sans aucun apprentissage préalable </text:span><text:span text:style-name="T110">,</text:span><text:span text:style-name="T112"> </text:span><text:span text:style-name="T1">et donc non "influencée" par la pensée humaine</text:span><text:span text:style-name="T110">.</text:span><text:span text:style-name="T112"> </text:span><text:span text:style-name="T1">Alphazero a joué des coups inédits et déroutants relevant de nouvelles stratégies à long terme et difficilement imaginables par l’humain</text:span><text:span text:style-name="T110">.</text:span><text:span text:style-name="T112"> </text:span><text:span text:style-name="T1">Partant de rien</text:span><text:span text:style-name="T110">,</text:span><text:span text:style-name="T112"> </text:span><text:span text:style-name="T1">une IA dotée d’une puissance de calcul infiniment moindre a créé des stratégies</text:span><text:span text:style-name="T110">,</text:span><text:span text:style-name="T1">changé même la manière d’appréhender les échecs</text:span><text:span text:style-name="T110">.</text:span><text:span text:style-name="T112"> </text:span><text:span text:style-name="T1">" Après avoir lu le rapport</text:span><text:span text:style-name="T110">,</text:span><text:span text:style-name="T112"> </text:span><text:span text:style-name="T1">mais surtout vu les parties</text:span><text:span text:style-name="T110">,</text:span><text:span text:style-name="T112"> </text:span><text:span text:style-name="T1">j’ai l’impression de le savoir</text:span><text:span text:style-name="T110">.</text:span><text:span text:style-name="T1">"</text:span><text:span text:style-name="T110">.</text:span><text:span text:style-name="T112"> </text:span><text:line-break/><text:line-break/><text:span text:style-name="Strong_20_Emphasis"><text:span text:style-name="T21">L’ordinateur plus "humain" que l’humain ?</text:span></text:span><text:line-break/><text:line-break/><text:span text:style-name="T1">L’humain avait été vaincu par une machine programmée par lui mais plus puissante et véloce pour analyser des combinaisons innombrables</text:span><text:span text:style-name="T110">.</text:span><text:span text:style-name="T112"> </text:span><text:span text:style-name="T1">J’avais alors imaginé quelques impacts potentiels sur l’accueil touristique dans cet article "L’expérience touristique est-elle plus complexe que le Go ?"</text:span><text:span text:style-name="T110">.</text:span><text:span text:style-name="T112"> </text:span><text:span text:style-name="T1">De nombreux commentateurs voient paradoxalement dans la manière de jouer de Alphazero quelque chose de l’ordre de l’intuition à l’instar de certains champions du monde géniaux comme Mikhaïl Tal ou Bobby Fischer</text:span><text:span text:style-name="T110">.</text:span><text:line-break/><text:line-break/><text:span text:style-name="Strong_20_Emphasis"><text:span text:style-name="T21">"La vie est une partie d’échecs" – Cervantès ou encore "La vie est comme un jeu d’échecs" – Arthur Schopenhauer</text:span></text:span><text:line-break/><text:line-break/><text:span text:style-name="T1">De nombreux auteurs et penseurs ont décrit au travers des siècles cette analogie entre la vie réelle et les échecs</text:span><text:span text:style-name="T110">.</text:span><text:span text:style-name="T112"> </text:span><text:span text:style-name="T1">Et du coup</text:span><text:span text:style-name="T110">,</text:span><text:span text:style-name="T112"> </text:span><text:span text:style-name="T1">ces ordinateurs à réseaux de neurones conçus sur le principe de "l’apprentissage autodidacte par renforcement" vont sans doute révolutionner d’autres domaines tels que la médecine</text:span><text:span text:style-name="T110">,</text:span><text:span text:style-name="T112"> </text:span><text:span text:style-name="T1">la pharmacie</text:span><text:span text:style-name="T110">,</text:span><text:span text:style-name="T112"> </text:span><text:span text:style-name="T1">l’industrie et bien d’autres</text:span><text:span text:style-name="T110">,</text:span><text:span text:style-name="T112"> </text:span><text:span text:style-name="T1">simplement pas la capacité d’explorer des pistes de réflexions que nous n’imaginons pas</text:span><text:span text:style-name="T110">.</text:span><text:line-break/></text:p>
        <text:p text:style-name="P16"><text:span text:style-name="Strong_20_Emphasis"><text:span text:style-name="T46"/></text:span></text:p>
        <text:p text:style-name="P99"><text:span text:style-name="Strong_20_Emphasis"><text:span text:style-name="T108"><text:line-break/></text:span></text:span></text:p>
      </text:section>
      <text:section text:style-name="Sect1" text:name="Section8">
        <text:p text:style-name="P125"><text:span text:style-name="Strong_20_Emphasis"><text:span text:style-name="T32">Liens de l’article :</text:span></text:span><text:span text:style-name="Strong_20_Emphasis"><text:span text:style-name="T38">https://www.jeuxvideo-live.com/news/ubisoft-sinteeresse-de-trees-prees-ea-lintelligence-artificielle-87570</text:span></text:span></text:p>
        <text:p text:style-name="P34"><text:span text:style-name="Strong_20_Emphasis"><text:span text:style-name="T13"/></text:span></text:p>
        <text:p text:style-name="P77"><text:span text:style-name="Strong_20_Emphasis"><text:span text:style-name="T32">date : </text:span></text:span><text:span text:style-name="Strong_20_Emphasis"><text:span text:style-name="T66">27</text:span></text:span><text:span text:style-name="Strong_20_Emphasis"><text:span text:style-name="T32">/1</text:span></text:span><text:span text:style-name="Strong_20_Emphasis"><text:span text:style-name="T66">2</text:span></text:span><text:span text:style-name="Strong_20_Emphasis"><text:span text:style-name="T32">/201</text:span></text:span><text:span text:style-name="Strong_20_Emphasis"><text:span text:style-name="T61">7</text:span></text:span></text:p>
        <text:p text:style-name="P109"><text:span text:style-name="Strong_20_Emphasis"><text:span text:style-name="T28"><text:line-break/></text:span></text:span></text:p>
        <text:p text:style-name="P34"><text:span text:style-name="Strong_20_Emphasis"><text:span text:style-name="T13">Ubisoft entend investir le secteur de l'intelligence artificielle en injectant davantage de leur argent pour améliorer cet aspect, notamment dans les jeux vidéo. Point important d'un jeu vidéo, une faible intelligence artificielle peut entraîner l'ennui chez le joueur face à des situations rocambolesques. A ce titre, Star Wars Battlefront II en est le parfait exemple. Pour tenter d'améliorer cet aspect, Ubisoft a créé une unité de recherches appelée "La Forge". <text:line-break/><text:line-break/>Les programmeurs exploiteront les résultats pour perfectionner l'IA dans les jeux, tandis que les chercheurs universitaires auront accès à l'ensemble des ressources de La Forge, et pourront publier leurs travaux afin de les diffuser à travers le monde. <text:line-break/><text:line-break/>Nous avons commencé à travailler avec les chercheurs il y a un bout de temps, au début 2011, sur la manière de combiner l'intelligence artificielle avec l'éco-système du jeu. Si l'on rentre dans le vif du sujet,les chercheurs pourraient par exemple se baser sur le système du trafic de Watch Dogs 2 pour étudier le comportement des voitures autonomes, et ainsi établir une batterie de tests dans un environnement plus sécuritaire. Dans un autre registre, les données issues de la motion capture pourraient déboucher sur des animations automatisées de meilleure qualité, ce qui permettrait de créer des prothèses plus performantes pour les personnes qui en ont besoin.<text:line-break/><text:line-break/>Evidemment, nous voulons nous assurer que lorsque quelqu'un publie quelque chose, nos jeux non annoncés ne soient pas révélés, mais nous pensons que cette ouverture est un moyen d'attirer les experts dans ce domaine. Dans le but de pousser La Forge, Ubisoft investira 200 000$ par an pour les cinq prochaines années. En outre, Yves Jacquier s'est exprimé chez nos confrères de Gameindustry, et il a affirmé que l'IA sera la principale préoccupation de la génération de consoles à venir.</text:span></text:span></text:p>
        <text:p text:style-name="P109"><text:span text:style-name="Strong_20_Emphasis"><text:span text:style-name="T105"><text:line-break/></text:span></text:span></text:p>
      </text:section>
      <text:section text:style-name="Sect1" text:name="Section7">
        <text:p text:style-name="P125"><text:span text:style-name="Strong_20_Emphasis"><text:span text:style-name="T32">Liens de l’article :</text:span></text:span><text:span text:style-name="Strong_20_Emphasis"><text:span text:style-name="T39">https://siecledigital.fr/2018/01/30/influence-intelligence-artificielle-sur-industrie-videoludique/</text:span></text:span></text:p>
        <text:p text:style-name="P77"><text:span text:style-name="Strong_20_Emphasis"><text:span text:style-name="T60"/></text:span></text:p>
        <text:p text:style-name="P77"><text:span text:style-name="Strong_20_Emphasis"><text:span text:style-name="T32">date : </text:span></text:span><text:span text:style-name="Strong_20_Emphasis"><text:span text:style-name="T67">30</text:span></text:span><text:span text:style-name="Strong_20_Emphasis"><text:span text:style-name="T32">/</text:span></text:span><text:span text:style-name="Strong_20_Emphasis"><text:span text:style-name="T67">0</text:span></text:span><text:span text:style-name="Strong_20_Emphasis"><text:span text:style-name="T32">1/201</text:span></text:span><text:span text:style-name="Strong_20_Emphasis"><text:span text:style-name="T67">8</text:span></text:span></text:p>
        <text:p text:style-name="P34"><text:span text:style-name="Strong_20_Emphasis"><text:span text:style-name="T13"/></text:span></text:p>
        <text:p text:style-name="P109"><text:span text:style-name="Strong_20_Emphasis"><text:span text:style-name="T28"><text:line-break/></text:span></text:span></text:p>
        <text:p text:style-name="P34"><text:span text:style-name="Strong_20_Emphasis"><text:span text:style-name="T13">L’intelligence artificielle est l’ensemble des techniques et méthodes qui sont mises en place afin de concevoir des appareils électroniques pouvant simuler l’intelligence. Son origine remonte dans les années 1950 et elle a fait son entrée dans l’industrie vidéoludique le siècle précédent. Avec l’évolution de la technologie, cette science est à son paroxysme et l’on se demande le devenir des jeux vidéo dans les années prochaines.<text:line-break/><text:line-break/></text:span></text:span><text:span text:style-name="Strong_20_Emphasis"><text:span text:style-name="T9">L’ intelligence artificielle dans les premiers jeux vidéos sur ordinateur</text:span></text:span><text:span text:style-name="Strong_20_Emphasis"><text:span text:style-name="T13"><text:line-break/><text:line-break/>Les constructeurs de jeux n’ont ménagé aucun effort pour profiter des merveilles de l’IA. Souvent présentés comme un adversaire, un allié ou un moteur qui raconte le récit de l’évènement du jeu, cette intelligence, nous l’avons tous utilisé.<text:line-break/><text:line-break/></text:span></text:span><text:span text:style-name="Strong_20_Emphasis"><text:span text:style-name="T9">L’IA aujourd’hui dans l’industrie des jeux</text:span></text:span><text:span text:style-name="Strong_20_Emphasis"><text:span text:style-name="T13"><text:line-break/><text:line-break/>Dès son entrée dans le monde du divertissement, l’IA a fait des progrès considérables. On peut penser aux jeux vidéos comme Hello Neighbor ou même Alpha Go qui sont des exemples précis de cette révolution technologique. De nos jours, on ne peut pas penser à l’existence d’un jeu vidéo sans l’intelligence artificielle.<text:line-break/><text:line-break/></text:span></text:span><text:span text:style-name="Strong_20_Emphasis"><text:span text:style-name="T9">L’IA</text:span></text:span><text:span text:style-name="Strong_20_Emphasis"><text:span text:style-name="T113">,</text:span></text:span><text:span text:style-name="Strong_20_Emphasis"><text:span text:style-name="T9"> une véritable révolution</text:span></text:span><text:span text:style-name="Strong_20_Emphasis"><text:span text:style-name="T13"><text:line-break/><text:line-break/>C’est cette concurrence qui permet à cette science de constituer une véritable révolution. Même si chacune de ces firmes fait usage de sa technologie différemment, il existe ce qu’on appelle le « cluster computing » ou les « grappes de serveurs » en français. Ce système est une mise en réseau des différentes compétences et ressources afin de permettre à toutes ces firmes de mutualiser les calculs et les opérations qui pourraient être trop importants pour les systèmes individuels.<text:line-break/><text:line-break/></text:span></text:span><text:span text:style-name="Strong_20_Emphasis"><text:span text:style-name="T9">L’intelligence artificielle vs l’intelligence émotionnelle</text:span></text:span><text:span text:style-name="Strong_20_Emphasis"><text:span text:style-name="T13"><text:line-break/><text:line-break/>La conception de l’IA pourrait être un frein au MMO. La possibilité de jouer avec des PNJ est un facteur très important dans l’élaboration de l’intelligence artificielle.<text:line-break/></text:span></text:span></text:p>
        <text:p text:style-name="P109"><text:span text:style-name="Strong_20_Emphasis"><text:span text:style-name="T105"><text:line-break/></text:span></text:span></text:p>
      </text:section>
      <text:section text:style-name="Sect1" text:name="Section6">
        <text:p text:style-name="P125"><text:span text:style-name="Strong_20_Emphasis"><text:span text:style-name="T32">Liens de l’article :</text:span></text:span><text:span text:style-name="Strong_20_Emphasis"><text:span text:style-name="T52">https://www.realite-virtuelle.com/ia-vr-intelligence-artificielle</text:span></text:span></text:p>
        <text:p text:style-name="P34"><text:span text:style-name="Strong_20_Emphasis"><text:span text:style-name="T46"/></text:span></text:p>
        <text:p text:style-name="P77"><text:span text:style-name="Strong_20_Emphasis"><text:span text:style-name="T32">date : </text:span></text:span><text:span text:style-name="Strong_20_Emphasis"><text:span text:style-name="T82">05</text:span></text:span><text:span text:style-name="Strong_20_Emphasis"><text:span text:style-name="T32">/</text:span></text:span><text:span text:style-name="Strong_20_Emphasis"><text:span text:style-name="T83">02</text:span></text:span><text:span text:style-name="Strong_20_Emphasis"><text:span text:style-name="T32">/201</text:span></text:span><text:span text:style-name="Strong_20_Emphasis"><text:span text:style-name="T84">8</text:span></text:span></text:p>
        <text:p text:style-name="P109"><text:span text:style-name="Strong_20_Emphasis"><text:span text:style-name="T102"><text:line-break/></text:span></text:span></text:p>
        <text:p text:style-name="P34"><text:span text:style-name="Strong_20_Emphasis"><text:span text:style-name="T16">Le concept de la réalité virtuelle est de simuler le réel au sein d’environnements virtuels.</text:span></text:span><text:span text:style-name="Strong_20_Emphasis"><text:span text:style-name="T27"><text:line-break/><text:line-break/></text:span></text:span><text:span text:style-name="Strong_20_Emphasis"><text:span text:style-name="T11">Embodied Intelligence apprend aux robots à marcher grâce à la VR</text:span></text:span><text:span text:style-name="Strong_20_Emphasis"><text:span text:style-name="T27"><text:line-break/><text:line-break/></text:span></text:span><text:span text:style-name="Strong_20_Emphasis"><text:span text:style-name="T16">Parmi les plus récents,</text:span></text:span><text:span text:style-name="Strong_20_Emphasis"><text:span text:style-name="T27"> </text:span></text:span><text:span text:style-name="Strong_20_Emphasis"><text:span text:style-name="T16">on peut notamment citer AlphaGo,</text:span></text:span><text:span text:style-name="Strong_20_Emphasis"><text:span text:style-name="T27"> </text:span></text:span><text:span text:style-name="Strong_20_Emphasis"><text:span text:style-name="T16">l’IA de Google Deepmind devenue imbattable au jeu de Go.</text:span></text:span><text:span text:style-name="Strong_20_Emphasis"><text:span text:style-name="T27"> </text:span></text:span><text:span text:style-name="Strong_20_Emphasis"><text:span text:style-name="T16">L’IA,</text:span></text:span><text:span text:style-name="Strong_20_Emphasis"><text:span text:style-name="T27"> </text:span></text:span><text:span text:style-name="Strong_20_Emphasis"><text:span text:style-name="T16">elle,</text:span></text:span><text:span text:style-name="Strong_20_Emphasis"><text:span text:style-name="T27"> </text:span></text:span><text:span text:style-name="Strong_20_Emphasis"><text:span text:style-name="T16">se contente de transmettre des instructions à l’ordinateur pour déplacer les pièces sur un échiquier virtuel.</text:span></text:span><text:span text:style-name="Strong_20_Emphasis"><text:span text:style-name="T27"> </text:span></text:span><text:span text:style-name="Strong_20_Emphasis"><text:span text:style-name="T16">Comprenez par là qu’il est possible de déplacer une pièce de nombreuses façons différentes.</text:span></text:span><text:span text:style-name="Strong_20_Emphasis"><text:span text:style-name="T27"> </text:span></text:span><text:span text:style-name="Strong_20_Emphasis"><text:span text:style-name="T16">En fonction des obstacles ou des événements qui viennent perturber sa promenade,</text:span></text:span><text:span text:style-name="Strong_20_Emphasis"><text:span text:style-name="T27"> </text:span></text:span><text:span text:style-name="Strong_20_Emphasis"><text:span text:style-name="T16">l’humain modifiera sa trajectoire,</text:span></text:span><text:span text:style-name="Strong_20_Emphasis"><text:span text:style-name="T27"> </text:span></text:span><text:span text:style-name="Strong_20_Emphasis"><text:span text:style-name="T16">son allure,</text:span></text:span><text:span text:style-name="Strong_20_Emphasis"><text:span text:style-name="T27"> </text:span></text:span><text:span text:style-name="Strong_20_Emphasis"><text:span text:style-name="T16">son attitude et bien plus encore.</text:span></text:span><text:span text:style-name="Strong_20_Emphasis"><text:span text:style-name="T27"> <text:line-break/><text:line-break/></text:span></text:span><text:span text:style-name="Strong_20_Emphasis"><text:span text:style-name="T16">Il est possible de s’arrêter pour humer le parfum des fleurs,</text:span></text:span><text:span text:style-name="Strong_20_Emphasis"><text:span text:style-name="T27"> </text:span></text:span><text:span text:style-name="Strong_20_Emphasis"><text:span text:style-name="T16">pour saluer un ami,</text:span></text:span><text:span text:style-name="Strong_20_Emphasis"><text:span text:style-name="T27"> </text:span></text:span><text:span text:style-name="Strong_20_Emphasis"><text:span text:style-name="T16">ou au contraire d’accélérer le pas pour se dégourdir les jambes.</text:span></text:span><text:span text:style-name="Strong_20_Emphasis"><text:span text:style-name="T27"> </text:span></text:span><text:span text:style-name="Strong_20_Emphasis"><text:span text:style-name="T16">Concrètement,</text:span></text:span><text:span text:style-name="Strong_20_Emphasis"><text:span text:style-name="T27"> </text:span></text:span><text:span text:style-name="Strong_20_Emphasis"><text:span text:style-name="T16">les humains utilisent la VR pour piloter le robot comme un avatar dans un jeu vidéo.</text:span></text:span><text:span text:style-name="Strong_20_Emphasis"><text:span text:style-name="T27"> </text:span></text:span><text:span text:style-name="Strong_20_Emphasis"><text:span text:style-name="T16">Après une demi-heure à répéter les mêmes gestes,</text:span></text:span><text:span text:style-name="Strong_20_Emphasis"><text:span text:style-name="T27"> </text:span></text:span><text:span text:style-name="Strong_20_Emphasis"><text:span text:style-name="T16">le robot est capable d’effectuer les actions de façon autonome.</text:span></text:span><text:span text:style-name="Strong_20_Emphasis"><text:span text:style-name="T27"> <text:line-break/><text:line-break/></text:span></text:span><text:span text:style-name="Strong_20_Emphasis"><text:span text:style-name="T11">NVIDIA utilise la VR pour entraîner les drones et les voitures autonomes</text:span></text:span><text:span text:style-name="Strong_20_Emphasis"><text:span text:style-name="T27"><text:line-break/><text:line-break/></text:span></text:span><text:span text:style-name="Strong_20_Emphasis"><text:span text:style-name="T16">En simulant les lois de la physique,</text:span></text:span><text:span text:style-name="Strong_20_Emphasis"><text:span text:style-name="T27"> </text:span></text:span><text:span text:style-name="Strong_20_Emphasis"><text:span text:style-name="T16">du mouvement et les interactions matérielles du monde,</text:span></text:span><text:span text:style-name="Strong_20_Emphasis"><text:span text:style-name="T27"> </text:span></text:span><text:span text:style-name="Strong_20_Emphasis"><text:span text:style-name="T16">la VR est un formidable outil pour apprendre aux robots IA à évoluer dans un environnement non contrôlé.</text:span></text:span><text:span text:style-name="Strong_20_Emphasis"><text:span text:style-name="T27"> </text:span></text:span><text:span text:style-name="Strong_20_Emphasis"><text:span text:style-name="T16">En octobre 2017,</text:span></text:span><text:span text:style-name="Strong_20_Emphasis"><text:span text:style-name="T27"> </text:span></text:span><text:span text:style-name="Strong_20_Emphasis"><text:span text:style-name="T16">le géant des cartes graphiques NVIDIA a dévoilé un simulateur en réalité virtuelle,</text:span></text:span><text:span text:style-name="Strong_20_Emphasis"><text:span text:style-name="T27"> </text:span></text:span><text:span text:style-name="Strong_20_Emphasis"><text:span text:style-name="T16">basé sur le cloud,permettant d’entraîner l’intelligence artificielle des robots au sein d’un environnement réaliste.</text:span></text:span><text:span text:style-name="Strong_20_Emphasis"><text:span text:style-name="T27"> </text:span></text:span><text:span text:style-name="Strong_20_Emphasis"><text:span text:style-name="T16">NVIDIA utilise également la VR pour entraîner les drones.</text:span></text:span><text:span text:style-name="Strong_20_Emphasis"><text:span text:style-name="T27"> </text:span></text:span><text:span text:style-name="Strong_20_Emphasis"><text:span text:style-name="T16">Cette technologie pourra aussi être utilisée pour permettre aux voitures autonomes de s’entraîner à naviguer dans des conditions réelles.</text:span></text:span><text:span text:style-name="Strong_20_Emphasis"><text:span text:style-name="T27"> <text:line-break/><text:line-break/></text:span></text:span><text:span text:style-name="Strong_20_Emphasis"><text:span text:style-name="T16">La VR peut aussi permettre d’entraîner des robots industriels à effectuer des tâches complexes avant d’être déployés sur les chaînes de fabrication.</text:span></text:span><text:span text:style-name="Strong_20_Emphasis"><text:span text:style-name="T27"> </text:span></text:span><text:span text:style-name="Strong_20_Emphasis"><text:span text:style-name="T16">Le grand avantage de la réalité virtuelle par rapport à des entraînements dans le monde réel et que l’entraînement peut être effectué instantanément,</text:span></text:span><text:span text:style-name="Strong_20_Emphasis"><text:span text:style-name="T27"> </text:span></text:span><text:span text:style-name="Strong_20_Emphasis"><text:span text:style-name="T16">sans risques et sans prendre de place,</text:span></text:span><text:span text:style-name="Strong_20_Emphasis"><text:span text:style-name="T27"> </text:span></text:span><text:span text:style-name="Strong_20_Emphasis"><text:span text:style-name="T16">tout en conservant toutes les nuances et les variabilités du monde réel.</text:span></text:span><text:span text:style-name="Strong_20_Emphasis"><text:span text:style-name="T27"> </text:span></text:span><text:span text:style-name="Strong_20_Emphasis"><text:span text:style-name="T16">En effet,il est possible de lancer simultanément des milliers de simulations en VR.</text:span></text:span><text:span text:style-name="Strong_20_Emphasis"><text:span text:style-name="T27"> </text:span></text:span><text:span text:style-name="Strong_20_Emphasis"><text:span text:style-name="T16">Une IA destinée aux voitures autonomes pourra alors cumuler plusieurs heures d’exercice en quelques minutes seulement.</text:span></text:span><text:span text:style-name="Strong_20_Emphasis"><text:span text:style-name="T27"> <text:line-break/><text:line-break/></text:span></text:span><text:span text:style-name="Strong_20_Emphasis"><text:span text:style-name="T16">L’intelligence artificielle d’Elon Musk,</text:span></text:span><text:span text:style-name="Strong_20_Emphasis"><text:span text:style-name="T27"> </text:span></text:span><text:span text:style-name="Strong_20_Emphasis"><text:span text:style-name="T16">OpenAI,</text:span></text:span><text:span text:style-name="Strong_20_Emphasis"><text:span text:style-name="T27"> </text:span></text:span><text:span text:style-name="Strong_20_Emphasis"><text:span text:style-name="T16">s’est entraînée de la même manière à jouer au jeu vidéo DOTA II.</text:span></text:span><text:span text:style-name="Strong_20_Emphasis"><text:span text:style-name="T27"> </text:span></text:span><text:span text:style-name="Strong_20_Emphasis"><text:span text:style-name="T16">L’IA a joué contre elle-même pendant un nombre incalculable de parties,</text:span></text:span><text:span text:style-name="Strong_20_Emphasis"><text:span text:style-name="T27"> </text:span></text:span><text:span text:style-name="Strong_20_Emphasis"><text:span text:style-name="T16">en lançant de multiples sessions simultanément.</text:span></text:span><text:span text:style-name="Strong_20_Emphasis"><text:span text:style-name="T27"> </text:span></text:span><text:span text:style-name="Strong_20_Emphasis"><text:span text:style-name="T16">Au bout du compte,</text:span></text:span><text:span text:style-name="Strong_20_Emphasis"><text:span text:style-name="T27"> </text:span></text:span><text:span text:style-name="Strong_20_Emphasis"><text:span text:style-name="T16">OpenAI avait tiré une leçon de tous ses échecs et ses victoires,</text:span></text:span><text:span text:style-name="Strong_20_Emphasis"><text:span text:style-name="T27"> </text:span></text:span><text:span text:style-name="Strong_20_Emphasis"><text:span text:style-name="T16">et elle était capable de triompher des meilleurs joueurs.</text:span></text:span><text:span text:style-name="Strong_20_Emphasis"><text:span text:style-name="T27"> </text:span></text:span><text:span text:style-name="Strong_20_Emphasis"><text:span text:style-name="T16">Pour l’heure,</text:span></text:span><text:span text:style-name="Strong_20_Emphasis"><text:span text:style-name="T27"> </text:span></text:span><text:span text:style-name="Strong_20_Emphasis"><text:span text:style-name="T16">un tel système n’a pas encore été développé pour les jeux en réalité virtuelle,</text:span></text:span><text:span text:style-name="Strong_20_Emphasis"><text:span text:style-name="T27"> </text:span></text:span><text:span text:style-name="Strong_20_Emphasis"><text:span text:style-name="T16">mais il serait tout à fait possible d’entraîner une IA à maîtriser un jeu VR compétitif.</text:span></text:span><text:span text:style-name="Strong_20_Emphasis"><text:span text:style-name="T27"> <text:line-break/><text:line-break/></text:span></text:span><text:soft-page-break/><text:span text:style-name="Strong_20_Emphasis"><text:span text:style-name="T11">Intelligence artificielle et réalité virtuelle pour simuler les interactions sociales</text:span></text:span><text:span text:style-name="Strong_20_Emphasis"><text:span text:style-name="T27"><text:line-break/><text:line-break/></text:span></text:span><text:span text:style-name="Strong_20_Emphasis"><text:span text:style-name="T16">La réalité virtuelle vise à stimuler les cinq sens de l’humain pour le tromper et le persuader qu’il se trouve dans le monde réel.</text:span></text:span><text:span text:style-name="Strong_20_Emphasis"><text:span text:style-name="T27"> </text:span></text:span><text:span text:style-name="Strong_20_Emphasis"><text:span text:style-name="T16">Ces interactions sociales peuvent être créées en connectant plusieurs utilisateurs humains simultanément.</text:span></text:span><text:span text:style-name="Strong_20_Emphasis"><text:span text:style-name="T27"> </text:span></text:span><text:span text:style-name="Strong_20_Emphasis"><text:span text:style-name="T16">Cependant,</text:span></text:span><text:span text:style-name="Strong_20_Emphasis"><text:span text:style-name="T27"> </text:span></text:span><text:span text:style-name="Strong_20_Emphasis"><text:span text:style-name="T16">en intégrant des agents IA capables d’interagir et de réagir naturellement aux actions et aux paroles de l’utilisateur,</text:span></text:span><text:span text:style-name="Strong_20_Emphasis"><text:span text:style-name="T27"> </text:span></text:span><text:span text:style-name="Strong_20_Emphasis"><text:span text:style-name="T16">il serait possible de proposer des interactions sociales réalistes sans passer par des utilisateurs humains.</text:span></text:span><text:span text:style-name="Strong_20_Emphasis"><text:span text:style-name="T27"> </text:span></text:span><text:span text:style-name="Strong_20_Emphasis"><text:span text:style-name="T16">Dans les jeux et autres applications virtuelles du futur,</text:span></text:span><text:span text:style-name="Strong_20_Emphasis"><text:span text:style-name="T27"> </text:span></text:span><text:span text:style-name="Strong_20_Emphasis"><text:span text:style-name="T16">les agents IA pourraient disposer d’une intelligence suffisamment avancée pour qu’on les confonde avec des utilisateurs humains.</text:span></text:span><text:span text:style-name="Strong_20_Emphasis"><text:span text:style-name="T27"> <text:line-break/><text:line-break/></text:span></text:span><text:span text:style-name="Strong_20_Emphasis"><text:span text:style-name="T16">On peut aussi imaginer un usage dans un contexte thérapeutique,</text:span></text:span><text:span text:style-name="Strong_20_Emphasis"><text:span text:style-name="T27"> </text:span></text:span><text:span text:style-name="Strong_20_Emphasis"><text:span text:style-name="T16">par exemple pour aider les personnes qui se sentent seules en leur proposant des interactions sociales réalistes.</text:span></text:span><text:span text:style-name="Strong_20_Emphasis"><text:span text:style-name="T27"> </text:span></text:span><text:span text:style-name="Strong_20_Emphasis"><text:span text:style-name="T16">Certes,</text:span></text:span><text:span text:style-name="Strong_20_Emphasis"><text:span text:style-name="T27"> </text:span></text:span><text:span text:style-name="Strong_20_Emphasis"><text:span text:style-name="T16">une telle utilisation peut sembler malsaine et dystopique.</text:span></text:span><text:span text:style-name="Strong_20_Emphasis"><text:span text:style-name="T27"> </text:span></text:span><text:span text:style-name="Strong_20_Emphasis"><text:span text:style-name="T16">Là encore,</text:span></text:span><text:span text:style-name="Strong_20_Emphasis"><text:span text:style-name="T27"> </text:span></text:span><text:span text:style-name="Strong_20_Emphasis"><text:span text:style-name="T16">le caractère éthique et moral d’une telle utilisation reste discutable,</text:span></text:span><text:span text:style-name="Strong_20_Emphasis"><text:span text:style-name="T27"> </text:span></text:span><text:span text:style-name="Strong_20_Emphasis"><text:span text:style-name="T16">mais il semble inexorable qu’une entreprise du secteur finisse par proposer une telle expérience à sa clientèle.</text:span></text:span><text:span text:style-name="Strong_20_Emphasis"><text:span text:style-name="T27"> <text:line-break/><text:line-break/></text:span></text:span><text:span text:style-name="Strong_20_Emphasis"><text:span text:style-name="T11">L’intelligence artificielle pour détecter nos émotions dans la VR</text:span></text:span><text:span text:style-name="Strong_20_Emphasis"><text:span text:style-name="T27"><text:line-break/><text:line-break/></text:span></text:span><text:span text:style-name="Strong_20_Emphasis"><text:span text:style-name="T16">Le MIT Media Lab est parvenu à customiser un casque VR pour y intégrer un dispositif capable de détecter les émotions de l’utilisateur.</text:span></text:span><text:span text:style-name="Strong_20_Emphasis"><text:span text:style-name="T27"> </text:span></text:span><text:span text:style-name="Strong_20_Emphasis"><text:span text:style-name="T16">Les données GSR reflètent l’intensité émotionnelle de l’utilisateur en temps réel,</text:span></text:span><text:span text:style-name="Strong_20_Emphasis"><text:span text:style-name="T27"> </text:span></text:span><text:span text:style-name="Strong_20_Emphasis"><text:span text:style-name="T16">et le PPG permet de savoir si cette émotion est négative ou positive.</text:span></text:span><text:span text:style-name="Strong_20_Emphasis"><text:span text:style-name="T27"> </text:span></text:span><text:span text:style-name="Strong_20_Emphasis"><text:span text:style-name="T16">En fonction de la luminosité,</text:span></text:span><text:span text:style-name="Strong_20_Emphasis"><text:span text:style-name="T27"> </text:span></text:span><text:span text:style-name="Strong_20_Emphasis"><text:span text:style-name="T16">le capteur est capable de mesurer l’afflux sanguin,</text:span></text:span><text:span text:style-name="Strong_20_Emphasis"><text:span text:style-name="T27"> </text:span></text:span><text:span text:style-name="Strong_20_Emphasis"><text:span text:style-name="T16">le niveau de stress ou d’anxiété de l’utilisateur.</text:span></text:span><text:span text:style-name="Strong_20_Emphasis"><text:span text:style-name="T27"> </text:span></text:span><text:span text:style-name="Strong_20_Emphasis"><text:span text:style-name="T16">L’institut a créé une « bête émotionnelle » capable de réagir aux émotions du porteur du casque VR.</text:span></text:span><text:span text:style-name="Strong_20_Emphasis"><text:span text:style-name="T27"> <text:line-break/><text:line-break/></text:span></text:span><text:span text:style-name="Strong_20_Emphasis"><text:span text:style-name="T16">Grâce au Machine Learning ,</text:span></text:span><text:span text:style-name="Strong_20_Emphasis"><text:span text:style-name="T27"> </text:span></text:span><text:span text:style-name="Strong_20_Emphasis"><text:span text:style-name="T16">cette bête a été capable d’apprendre les états physiologiques correspondant aux différentes émotions humaines et ainsi de réagir en temps réel.</text:span></text:span><text:span text:style-name="Strong_20_Emphasis"><text:span text:style-name="T27"> </text:span></text:span><text:span text:style-name="Strong_20_Emphasis"><text:span text:style-name="T16">Au-delà de cette sympathique expérience,</text:span></text:span><text:span text:style-name="Strong_20_Emphasis"><text:span text:style-name="T27"> </text:span></text:span><text:span text:style-name="Strong_20_Emphasis"><text:span text:style-name="T16">la détection des émotions pourrait être utilisée dans la VR de nombreuses manières différentes.</text:span></text:span><text:span text:style-name="Strong_20_Emphasis"><text:span text:style-name="T27"> </text:span></text:span><text:span text:style-name="Strong_20_Emphasis"><text:span text:style-name="T16">Par exemple,</text:span></text:span><text:span text:style-name="Strong_20_Emphasis"><text:span text:style-name="T27"> </text:span></text:span><text:span text:style-name="Strong_20_Emphasis"><text:span text:style-name="T16">pour les applications sociales comme Facebook Spaces,</text:span></text:span><text:span text:style-name="Strong_20_Emphasis"><text:span text:style-name="T27"> </text:span></text:span><text:span text:style-name="Strong_20_Emphasis"><text:span text:style-name="T16">il serait possible de conférer aux avatars des expressions faciales réalistes en fonction des émotions ressenties par l’usager.</text:span></text:span><text:span text:style-name="Strong_20_Emphasis"><text:span text:style-name="T27"> </text:span></text:span><text:span text:style-name="Strong_20_Emphasis"><text:span text:style-name="T16">Dans le domaine du V-Commerce,</text:span></text:span><text:span text:style-name="Strong_20_Emphasis"><text:span text:style-name="T27"> </text:span></text:span><text:span text:style-name="Strong_20_Emphasis"><text:span text:style-name="T16">l’IA pourrait permettre de détecter les émotions de l’utilisateur et ses réactions aux différents produits proposés afin de lui recommander automatiquement des produits qui l’intéresseront.</text:span></text:span><text:span text:style-name="Strong_20_Emphasis"><text:span text:style-name="T27"> <text:line-break/><text:line-break/></text:span></text:span><text:span text:style-name="Strong_20_Emphasis"><text:span text:style-name="T16">Pour l’éducation en réalité virtuelle,</text:span></text:span><text:span text:style-name="Strong_20_Emphasis"><text:span text:style-name="T27"> </text:span></text:span><text:span text:style-name="Strong_20_Emphasis"><text:span text:style-name="T16">il serait possible de mesurer l’enthousiasme et la concentration d’un jeune enfant lors d’une leçon en réalité virtuelle,</text:span></text:span><text:span text:style-name="Strong_20_Emphasis"><text:span text:style-name="T27"> </text:span></text:span><text:span text:style-name="Strong_20_Emphasis"><text:span text:style-name="T16">et ainsi pouvoir lui proposer un enseignement sur mesure.</text:span></text:span><text:span text:style-name="Strong_20_Emphasis"><text:span text:style-name="T27"> </text:span></text:span><text:span text:style-name="Strong_20_Emphasis"><text:span text:style-name="T16">En ce qui concerne les jeux vidéo,</text:span></text:span><text:span text:style-name="Strong_20_Emphasis"><text:span text:style-name="T27"> </text:span></text:span><text:span text:style-name="Strong_20_Emphasis"><text:span text:style-name="T16">on peut imaginer un jeu vidéo en VR dont le contenu varierait en fonction des émotions du joueur.</text:span></text:span><text:span text:style-name="Strong_20_Emphasis"><text:span text:style-name="T27"> </text:span></text:span><text:span text:style-name="Strong_20_Emphasis"><text:span text:style-name="T16">Plus le joueur est angoissé,</text:span></text:span><text:span text:style-name="Strong_20_Emphasis"><text:span text:style-name="T27"> </text:span></text:span><text:span text:style-name="Strong_20_Emphasis"><text:span text:style-name="T16">plus l’expérience deviendrait intense pour lui offrir la plus grande sensation de terreur de toute son existence.</text:span></text:span><text:span text:style-name="Strong_20_Emphasis"><text:span text:style-name="T27"> <text:line-break/><text:line-break/></text:span></text:span><text:span text:style-name="Strong_20_Emphasis"><text:span text:style-name="T11">Intelligence artificielle et réalité virtuelle au service du marketing</text:span></text:span><text:span text:style-name="Strong_20_Emphasis"><text:span text:style-name="T27"><text:line-break/><text:line-break/></text:span></text:span><text:span text:style-name="Strong_20_Emphasis"><text:span text:style-name="T16">Le terme de V-Commerce est d’ailleurs déjà employé pour désigner le shopping en réalité virtuelle.Cependant,</text:span></text:span><text:span text:style-name="Strong_20_Emphasis"><text:span text:style-name="T27"> </text:span></text:span><text:span text:style-name="Strong_20_Emphasis"><text:span text:style-name="T16">comme l’explique Rori DuBoff de Accenture Interactive,</text:span></text:span><text:span text:style-name="Strong_20_Emphasis"><text:span text:style-name="T27"> </text:span></text:span><text:span text:style-name="Strong_20_Emphasis"><text:span text:style-name="T16">c’est l’intelligence artificielle qui permettra de rendre la réalité </text:span></text:span><text:soft-page-break/><text:span text:style-name="Strong_20_Emphasis"><text:span text:style-name="T16">virtuelle et la réalité augmentée réellement intéressante pour les marketeurs en permettant de proposer une expérience intelligente et personnalisée aux consommateurs.De même,</text:span></text:span><text:span text:style-name="Strong_20_Emphasis"><text:span text:style-name="T27"> </text:span></text:span><text:span text:style-name="Strong_20_Emphasis"><text:span text:style-name="T16">il serait possible de visiter une showroom Tesla et de discuter directement avec une représentation holographique de Elon Musk.</text:span></text:span><text:span text:style-name="Strong_20_Emphasis"><text:span text:style-name="T27"> </text:span></text:span><text:span text:style-name="Strong_20_Emphasis"><text:span text:style-name="T16">Cet avatar sera capable de répondre exactement comme le vrai Elon Musk aux questions de l’usager.</text:span></text:span><text:span text:style-name="Strong_20_Emphasis"><text:span text:style-name="T27"> <text:line-break/><text:line-break/></text:span></text:span><text:span text:style-name="Strong_20_Emphasis"><text:span text:style-name="T16">C’est ce qu’explique le CEO de 8i,</text:span></text:span><text:span text:style-name="Strong_20_Emphasis"><text:span text:style-name="T27"> </text:span></text:span><text:span text:style-name="Strong_20_Emphasis"><text:span text:style-name="T16">dont l’entreprise crée des avatars holographiques humains photo-réalistes pour les environnements virtuels.</text:span></text:span><text:span text:style-name="Strong_20_Emphasis"><text:span text:style-name="T27"> </text:span></text:span><text:span text:style-name="Strong_20_Emphasis"><text:span text:style-name="T16">Ainsi,</text:span></text:span><text:span text:style-name="Strong_20_Emphasis"><text:span text:style-name="T27"> </text:span></text:span><text:span text:style-name="Strong_20_Emphasis"><text:span text:style-name="T16">l’IA permettra de personnaliser l’expérience de shopping en réalité virtuelle pour chaque consommateur.</text:span></text:span><text:span text:style-name="Strong_20_Emphasis"><text:span text:style-name="T27"> </text:span></text:span><text:span text:style-name="Strong_20_Emphasis"><text:span text:style-name="T16">La VR est un excellent terrain d’entraînement pour l’intelligence artificielle,</text:span></text:span><text:span text:style-name="Strong_20_Emphasis"><text:span text:style-name="T27"> </text:span></text:span><text:span text:style-name="Strong_20_Emphasis"><text:span text:style-name="T16">et l’intelligence artificielle permet de rendre la réalité virtuelle plus réaliste.</text:span></text:span><text:span text:style-name="Strong_20_Emphasis"><text:span text:style-name="T27"> </text:span></text:span><text:span text:style-name="Strong_20_Emphasis"><text:span text:style-name="T16">Bien entendu,</text:span></text:span><text:span text:style-name="Strong_20_Emphasis"><text:span text:style-name="T27"> </text:span></text:span><text:span text:style-name="Strong_20_Emphasis"><text:span text:style-name="T16">la convergence de ces deux technologies soulève des questionnements éthiques,</text:span></text:span><text:span text:style-name="Strong_20_Emphasis"><text:span text:style-name="T27"> </text:span></text:span><text:span text:style-name="Strong_20_Emphasis"><text:span text:style-name="T16">mais il incombe à l’être humain de continuer à innover de faç<text:tab/>on responsable pour exploiter tout le potentiel bénéfique de l’IA et de la VR.</text:span></text:span><text:span text:style-name="Strong_20_Emphasis"><text:span text:style-name="T27"> </text:span></text:span><text:span text:style-name="Strong_20_Emphasis"><text:span text:style-name="T105"><text:line-break/><text:line-break/></text:span></text:span></text:p>
      </text:section>
      <text:section text:style-name="Sect1" text:name="Section5">
        <text:p text:style-name="P115"><text:span text:style-name="Strong_20_Emphasis"><text:span text:style-name="T32">Liens de l’article :</text:span></text:span><text:a xlink:type="simple" xlink:href="http://www.commentcamarche.net/news/5871025-l-ia-et-les-jeux-une-longue-histoire" text:style-name="Internet_20_link" text:visited-style-name="Visited_20_Internet_20_Link"><text:span text:style-name="Strong_20_Emphasis"><text:span text:style-name="T58">http://www.commentcamarche.net/news/5871025-l-ia-et-les-jeux-une-longue-histoire</text:span></text:span></text:a></text:p>
        <text:p text:style-name="P20"><text:span text:style-name="Strong_20_Emphasis"><text:span text:style-name="T58"/></text:span></text:p>
        <text:p text:style-name="P64"><text:span text:style-name="Strong_20_Emphasis"><text:span text:style-name="T60">date : </text:span></text:span><text:span text:style-name="Strong_20_Emphasis"><text:span text:style-name="T90">0</text:span></text:span><text:span text:style-name="Strong_20_Emphasis"><text:span text:style-name="T88">9</text:span></text:span><text:span text:style-name="Strong_20_Emphasis"><text:span text:style-name="T60">/</text:span></text:span><text:span text:style-name="Strong_20_Emphasis"><text:span text:style-name="T87">0</text:span></text:span><text:span text:style-name="Strong_20_Emphasis"><text:span text:style-name="T90">2</text:span></text:span><text:span text:style-name="Strong_20_Emphasis"><text:span text:style-name="T60">/201</text:span></text:span><text:span text:style-name="Strong_20_Emphasis"><text:span text:style-name="T90">8</text:span></text:span></text:p>
        <text:p text:style-name="P98"><text:span text:style-name="Strong_20_Emphasis"><text:span text:style-name="T108"><text:line-break/></text:span></text:span></text:p>
        <text:p text:style-name="P84"><text:span text:style-name="T1">L'IA a fait son apparition dans les jeux de simulations avant les années 1990</text:span><text:span text:style-name="T110">.</text:span><text:span text:style-name="T112"> </text:span><text:span text:style-name="T1">Déjà à l'époque</text:span><text:span text:style-name="T110">,</text:span><text:span text:style-name="T112"> </text:span><text:span text:style-name="T1">on pouvait « jouer contre l'ordinateur »</text:span><text:span text:style-name="T110">.</text:span><text:span text:style-name="T112"> </text:span><text:span text:style-name="T1">Bien avant AlphaGo</text:span><text:span text:style-name="T110">,</text:span><text:span text:style-name="T112"> </text:span><text:span text:style-name="T1">les premiers jeux d'échecs contre des algorithmes naissaient alors</text:span><text:span text:style-name="T110">,</text:span><text:span text:style-name="T112"> </text:span><text:span text:style-name="T1">et les jeux vidéo étaient à l'avant-garde de ce qui est devenu l'IA</text:span><text:span text:style-name="T110">.</text:span><text:span text:style-name="T112"> </text:span><text:span text:style-name="T1">En plus de 20 ans</text:span><text:span text:style-name="T110">,</text:span><text:span text:style-name="T1">l'intelligence artificielle n'a eu de cesse de faire d'incroyables progrès</text:span><text:span text:style-name="T110">.</text:span><text:span text:style-name="T112"> </text:span><text:line-break/><text:line-break/><text:span text:style-name="T1">Aujourd'hui</text:span><text:span text:style-name="T110">,</text:span><text:span text:style-name="T112"> </text:span><text:span text:style-name="T1">elle atteint une grande liberté dans les scénarios des jeux</text:span><text:span text:style-name="T110">,</text:span><text:span text:style-name="T112"> </text:span><text:span text:style-name="T1">sous la forme de personnages non-joueur par exemple</text:span><text:span text:style-name="T110">.</text:span><text:span text:style-name="T112"> </text:span><text:span text:style-name="T1">Malgré cela</text:span><text:span text:style-name="T110">,</text:span><text:span text:style-name="T112"> </text:span><text:span text:style-name="T1">aucune IA n'est encore parvenue à atteindre le niveau émotionnel d'un joueur humain</text:span><text:span text:style-name="T110">,</text:span><text:span text:style-name="T112"> </text:span><text:span text:style-name="T1">ou à comprendre les émotions pour collaborer</text:span><text:span text:style-name="T110">.</text:span><text:span text:style-name="T112"> </text:span><text:span text:style-name="T1">Et les joueurs n'aimeraient vraiment pas perdre cet aspect si convivial et chaleureux</text:span><text:span text:style-name="T110">.</text:span><text:span text:style-name="T112"> </text:span><text:span text:style-name="T1">Le cluster computing permet par exemple à plusieurs entreprises de mettre en réseau des compétences et des ressources</text:span><text:span text:style-name="T110">,</text:span><text:span text:style-name="T112"> </text:span><text:span text:style-name="T1">pour mutualiser les calculs entre eux</text:span><text:span text:style-name="T110">.</text:span><text:span text:style-name="T112"> </text:span><text:span text:style-name="T116"><text:line-break/><text:line-break/></text:span></text:p>
      </text:section>
      <text:section text:style-name="Sect1" text:name="Section28">
        <text:p text:style-name="P126"><text:span text:style-name="Strong_20_Emphasis"><text:span text:style-name="T32">Liens de l’article :</text:span></text:span><text:span text:style-name="Strong_20_Emphasis"><text:span text:style-name="T37">https://siecledigital.fr/2018/03/06/intelligence-artificielle-fourrure-image-synthese-realiste/</text:span></text:span></text:p>
        <text:p text:style-name="P36"><text:span text:style-name="Strong_20_Emphasis"><text:span text:style-name="T13"/></text:span></text:p>
        <text:p text:style-name="P79"><text:span text:style-name="Strong_20_Emphasis"><text:span text:style-name="T32">date : </text:span></text:span><text:span text:style-name="Strong_20_Emphasis"><text:span text:style-name="T65">06</text:span></text:span><text:span text:style-name="Strong_20_Emphasis"><text:span text:style-name="T32">/</text:span></text:span><text:span text:style-name="Strong_20_Emphasis"><text:span text:style-name="T65">03</text:span></text:span><text:span text:style-name="Strong_20_Emphasis"><text:span text:style-name="T32">/201</text:span></text:span><text:span text:style-name="Strong_20_Emphasis"><text:span text:style-name="T65">8</text:span></text:span></text:p>
        <text:p text:style-name="P111"><text:span text:style-name="Strong_20_Emphasis"><text:span text:style-name="T28"><text:line-break/></text:span></text:span></text:p>
        <text:p text:style-name="P36"><text:span text:style-name="Strong_20_Emphasis"><text:span text:style-name="T13">Des chercheurs de l’Université de Californie, San Diego et UC Berkeley, ont trouvé un moyen de rendre les animaux dans les films et jeux vidéos plus réalistes. L’équipe menée par le professeur Ravi Ramamoorthi, a réussi à améliorer l’apparence des fourrures grâce à l’intelligence artificielle. Pour calculer les multiples réflexions lumineuses, les chercheurs ont eu recours à l’intelligence artificielle. « Notre modèle génère une simulation beaucoup plus fidèle et ce 10 fois plus rapidement que l’état de l’art actuel », explique Ravi Ramamoorthi. <text:line-break/><text:line-break/>L’algorithme utilisé fonctionne d’ailleurs aussi bien pour la fourrure que pour les cheveux et le rendu est également plus réaliste. L’équipe de chercheurs est maintenant en train de travailler sur le rendu des fourrures en temps réel. Ce qui pourrait être très utile pour les concepteurs de jeux vidéos qui n’hésitent d’ailleurs plus à utiliser l’intelligence artificielle. </text:span></text:span></text:p>
        <text:p text:style-name="P111"><text:span text:style-name="Strong_20_Emphasis"><text:span text:style-name="T108"><text:line-break/></text:span></text:span></text:p>
      </text:section>
      <text:section text:style-name="Sect1" text:name="Section4">
        <text:p text:style-name="P126"><text:span text:style-name="Strong_20_Emphasis"><text:span text:style-name="T32">Liens de l’article :</text:span></text:span><text:a xlink:type="simple" xlink:href="http://www.lemonde.fr/pixels/article/2018/03/20/on-a-teste-wargames-le-jeu-video-qui-se-joue-avec-les-yeux_5273815_4408996.html" text:style-name="Internet_20_link" text:visited-style-name="Visited_20_Internet_20_Link"><text:span text:style-name="Strong_20_Emphasis"><text:span text:style-name="T36">http://www.lemonde.fr/pixels/article/2018/03/20/on-a-teste-wargames-le-jeu-video-qui-se-joue-avec-les-yeux_5273815_4408996.html</text:span></text:span></text:a></text:p>
        <text:p text:style-name="P36"><text:span text:style-name="Strong_20_Emphasis"><text:span text:style-name="T36"/></text:span></text:p>
        <text:p text:style-name="P79"><text:span text:style-name="Strong_20_Emphasis"><text:span text:style-name="T32">date : </text:span></text:span><text:span text:style-name="Strong_20_Emphasis"><text:span text:style-name="T64">20</text:span></text:span><text:span text:style-name="Strong_20_Emphasis"><text:span text:style-name="T32">/</text:span></text:span><text:span text:style-name="Strong_20_Emphasis"><text:span text:style-name="T64">03</text:span></text:span><text:span text:style-name="Strong_20_Emphasis"><text:span text:style-name="T32">/201</text:span></text:span><text:span text:style-name="Strong_20_Emphasis"><text:span text:style-name="T64">8</text:span></text:span></text:p>
        <text:p text:style-name="P111"><text:span text:style-name="Strong_20_Emphasis"><text:span text:style-name="T102"><text:line-break/></text:span></text:span></text:p>
        <text:p text:style-name="P36"><text:span text:style-name="Strong_20_Emphasis"><text:span text:style-name="T13">Baptisé #WarGames, il relate l’expérience d’un groupe de jeunes hackers, passés du statut d’anonymes organisant des canulars à celui de cyberactivistes à la renommée internationale.<text:line-break/><text:line-break/>C’est dans un film datant de 1983 que Sam Barlow a puisé son inspiration. David Lightman, lycéen bidouilleur interprété par Matthew Broderick, se connecte frauduleusement au serveur et, croyant jouer à un jeu vidéo, pousse l’IA à menacer le monde entier d’une guerre nucléaire.<text:line-break/><text:line-break/></text:span></text:span><text:span text:style-name="Strong_20_Emphasis"><text:span text:style-name="T9">Du canular aux secrets d’Etat</text:span></text:span><text:span text:style-name="Strong_20_Emphasis"><text:span text:style-name="T13"><text:line-break/><text:line-break/>Dans le jeu du même nom, on retrouve bien le thème central, de jeunes hackers opposés à un ou des gouvernements, et les questions sur les dangers des nouvelles technologies quand elles sont utilisées dans un but militaire. Sans que l’on comprenne vraiment comment ni pourquoi, l’équipe de hackers se retrouve à vouloir venger une ancienne militaire accusée de trahison, puis à devoir révéler au monde entier des secrets d’Etat.<text:line-break/><text:line-break/></text:span></text:span><text:span text:style-name="Strong_20_Emphasis"><text:span text:style-name="T9">Une interactivité limitée</text:span></text:span><text:span text:style-name="Strong_20_Emphasis"><text:span text:style-name="T13"><text:line-break/><text:line-break/>Pour conter cette histoire, Sam Barlow et les studios Eko ont choisi un format hybride, à mi-chemin entre le jeu vidéo et la série interactive. Le jeu, en fait, n’évolue pas tant en fonction de ce que fait le joueur,mais de ce qu’il regarde, de ce qui l’intéresse. Selon que le joueur s’attarde sur un personnage ou un écran plutôt qu’un autre, le drone s’écrasera dans une piscine, ou sera abattu d’un coup de fusil. Si bien qu’une fois le jeu terminé – ce qui demandera environ une heure et demie – on se demande si cela vaut vraiment la peine de le recommencer. </text:span></text:span><text:span text:style-name="Strong_20_Emphasis"><text:span text:style-name="T19"><text:line-break/></text:span></text:span><text:span text:style-name="Strong_20_Emphasis"><text:span text:style-name="T28"><text:line-break/></text:span></text:span></text:p>
      </text:section>
      <text:section text:style-name="Sect1" text:name="Section29">
        <text:p text:style-name="P127"><text:span text:style-name="Strong_20_Emphasis"><text:span text:style-name="T32">Liens de l’article :</text:span></text:span><text:a xlink:type="simple" xlink:href="http://www.01net.com/actualites/electronic-arts-prepare-le-futur-du-jeu-video-en-entrainant-des-intelligences-artificielles-dans-battlefield-1-1402463.html" text:style-name="Internet_20_link" text:visited-style-name="Visited_20_Internet_20_Link"><text:span text:style-name="Strong_20_Emphasis"><text:span text:style-name="T35">http://www.01net.com/actualites/electronic-arts-prepare-le-futur-du-jeu-video-en-entrainant-des-intelligences-artificielles-dans-battlefield-1-1402463.html</text:span></text:span></text:a></text:p>
        <text:p text:style-name="P37"><text:span text:style-name="Strong_20_Emphasis"><text:span text:style-name="T97"/></text:span></text:p>
        <text:p text:style-name="P80"><text:span text:style-name="Strong_20_Emphasis"><text:span text:style-name="T32">date : </text:span></text:span><text:span text:style-name="Strong_20_Emphasis"><text:span text:style-name="T63">23</text:span></text:span><text:span text:style-name="Strong_20_Emphasis"><text:span text:style-name="T32">/</text:span></text:span><text:span text:style-name="Strong_20_Emphasis"><text:span text:style-name="T63">03</text:span></text:span><text:span text:style-name="Strong_20_Emphasis"><text:span text:style-name="T32">/201</text:span></text:span><text:span text:style-name="Strong_20_Emphasis"><text:span text:style-name="T63">8</text:span></text:span></text:p>
        <text:p text:style-name="P37"><text:span text:style-name="Strong_20_Emphasis"><text:span text:style-name="T12"><text:line-break/></text:span></text:span></text:p>
        <text:p text:style-name="P37"><text:span text:style-name="Strong_20_Emphasis"><text:span text:style-name="T15">Cette semaine, à San Francisco, se tient la GDC 2018 à l'occasion de laquelle nous avons déjà pu découvrir les avancées faites par Nvidia et Microsoft sur le ray tracing, illustrées par des démos assez bluffantes. L'éditeur de jeu est là pour présenter ses dernières recherches en matière d'intelligence artificielle. Les développeurs d'EA sont parvenus à entraîner des IA à jouer à Battlefield 1, l'un de leurs jeux de tir à la première personne.</text:span></text:span><text:span text:style-name="Strong_20_Emphasis"><text:span text:style-name="T12"><text:line-break/><text:line-break/></text:span></text:span><text:span text:style-name="Strong_20_Emphasis"><text:span text:style-name="T8">Apprentissage par imitation puis par renforcement</text:span></text:span><text:span text:style-name="Strong_20_Emphasis"><text:span text:style-name="T12"><text:line-break/><text:line-break/>Des versions d'elles-mêmes mais aussi de classiques "bots" se sont ainsi opposées six jours durant sur plusieurs machines. En tout, chaque Agent IA aura ainsi joué l'équivalent de 300 jours de jeu. Comme le montre la vidéo, les Agents IA savent correctement gérer le manque de munitions ou de vie et peuvent réagir presque comme le feraient des joueurs lorsqu'ils aperçoivent un adversaire. Ils savent - aussi - exploiter la mini carte du jeu et, contrairement à la plupart des bots contrôlés par une IA, leur champ de vision est égal à celui d'un joueur classique. <text:line-break/><text:line-break/></text:span></text:span><text:span text:style-name="Strong_20_Emphasis"><text:span text:style-name="T8">Leur comportement est parfois "loufoque"</text:span></text:span><text:span text:style-name="Strong_20_Emphasis"><text:span text:style-name="T12"><text:line-break/><text:line-break/>En outre, si vous attendez d'eux qu'ils se déplacent stratégiquement, en élaborant une tactique à plusieurs étapes et plusieurs protagonistes, vous allez être déçu car ils en sont pour le moment incapables. Magnus Nordin explique cependant que, mis en face de joueurs véritables, les Agents IA ont réussi à s'en sortir honorablement.<text:line-break/><text:line-break/></text:span></text:span><text:span text:style-name="Strong_20_Emphasis"><text:span text:style-name="T8">Bientôt dans nos jeux ?</text:span></text:span><text:span text:style-name="Strong_20_Emphasis"><text:span text:style-name="T12"><text:line-break/><text:line-break/>Les chercheurs du SEED pensent tout d'abord se servir de ce nouvel outil pour améliorer la détection de bugs ou de crashs dans les jeux, avant que ceux-ci ne sortent officiellement. " Il souhaite avant tout "concevoir de nouvelles expériences pour rendre les jeux encore meilleurs.</text:span></text:span><text:span text:style-name="Strong_20_Emphasis"><text:span text:style-name="T105"><text:line-break/></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Raleway" svg:font-family="Raleway,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4T13:07:57.925245136</meta:creation-date>
    <dc:date>2018-03-26T00:04:15.764395260</dc:date>
    <meta:editing-duration>P1DT5H34M25S</meta:editing-duration>
    <meta:editing-cycles>149</meta:editing-cycles>
    <meta:generator>LibreOffice/5.1.6.2$Linux_X86_64 LibreOffice_project/10m0$Build-2</meta:generator>
    <meta:document-statistic meta:table-count="0" meta:image-count="0" meta:object-count="0" meta:page-count="34" meta:paragraph-count="115" meta:word-count="9090" meta:character-count="61053" meta:non-whitespace-character-count="51731"/>
  </office:meta>
</office:document-meta>
</file>